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alibri1" svg:font-family="Calibri"/>
    <style:font-face style:name="Times New Roman" svg:font-family="'Times New Roman'"/>
    <style:font-face style:name="FreeSans2" svg:font-family="FreeSans" style:font-family-generic="swiss"/>
    <style:font-face style:name="Liberation Mono1" svg:font-family="'Liberation Mono'" style:font-family-generic="modern" style:font-pitch="fixed"/>
    <style:font-face style:name="Calibri2" svg:font-family="Calibri" style:font-pitch="variable"/>
    <style:font-face style:name="FreeSans1" svg:font-family="FreeSans" style:font-pitch="variable"/>
    <style:font-face style:name="Latin Modern Roman" svg:font-family="'Latin Modern Roman'" style:font-pitch="variable"/>
    <style:font-face style:name="Liberation Serif1" svg:font-family="'Liberation Serif'" style:font-pitch="variable"/>
    <style:font-face style:name="Times New Roman1" svg:font-family="'Times New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882cm" fo:margin-left="-0.199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ffffff" fo:padding-left="0.191cm" fo:padding-right="0.191cm" fo:padding-top="0cm" fo:padding-bottom="0cm" fo:border="0.5pt solid #000001">
        <style:background-image/>
      </style:table-cell-properties>
    </style:style>
    <style:style style:name="Таблица2" style:family="table">
      <style:table-properties style:width="16.882cm" fo:margin-left="-0.199cm" fo:margin-top="0cm" fo:margin-bottom="0cm" table:align="left" style:writing-mode="lr-tb"/>
    </style:style>
    <style:style style:name="Таблица2.A" style:family="table-column">
      <style:table-column-properties style:column-width="3.399cm"/>
    </style:style>
    <style:style style:name="Таблица2.B" style:family="table-column">
      <style:table-column-properties style:column-width="2.693cm"/>
    </style:style>
    <style:style style:name="Таблица2.C" style:family="table-column">
      <style:table-column-properties style:column-width="2.715cm"/>
    </style:style>
    <style:style style:name="Таблица2.D" style:family="table-column">
      <style:table-column-properties style:column-width="2.662cm"/>
    </style:style>
    <style:style style:name="Таблица2.E" style:family="table-column">
      <style:table-column-properties style:column-width="2.63cm"/>
    </style:style>
    <style:style style:name="Таблица2.F" style:family="table-column">
      <style:table-column-properties style:column-width="2.783cm"/>
    </style:style>
    <style:style style:name="Таблица2.1" style:family="table-row">
      <style:table-row-properties fo:keep-together="auto"/>
    </style:style>
    <style:style style:name="Таблица2.A1"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Text_20_body">
      <style:text-properties style:font-name="Latin Modern Roman" fo:font-size="14pt" fo:language="en" fo:country="US" officeooo:rsid="004fb7f1" officeooo:paragraph-rsid="00048714" style:font-size-asian="14pt" style:font-name-complex="Courier New" style:font-size-complex="14pt"/>
    </style:style>
    <style:style style:name="P2" style:family="paragraph" style:parent-style-name="Text_20_body">
      <style:text-properties style:font-name="Latin Modern Roman" fo:font-size="14pt" officeooo:rsid="005182a7" officeooo:paragraph-rsid="00048714" style:font-size-asian="14pt" style:font-size-complex="14pt"/>
    </style:style>
    <style:style style:name="P3" style:family="paragraph" style:parent-style-name="Text_20_body">
      <style:text-properties fo:language="en" fo:country="US" officeooo:paragraph-rsid="00048714"/>
    </style:style>
    <style:style style:name="P4" style:family="paragraph" style:parent-style-name="Text_20_body">
      <style:text-properties officeooo:paragraph-rsid="00048714"/>
    </style:style>
    <style:style style:name="P5" style:family="paragraph" style:parent-style-name="Preformatted_20_Text">
      <style:text-properties style:font-name="Latin Modern Roman" fo:font-size="14pt" fo:language="uk" fo:country="UA" officeooo:rsid="0046fe2a" officeooo:paragraph-rsid="00048714" style:font-size-asian="14pt" style:font-name-complex="Courier New" style:font-size-complex="14pt"/>
    </style:style>
    <style:style style:name="P6" style:family="paragraph" style:parent-style-name="Preformatted_20_Text">
      <style:text-properties style:font-name="Latin Modern Roman" fo:font-size="14pt" fo:language="uk" fo:country="UA" officeooo:rsid="00570342" officeooo:paragraph-rsid="00048714" style:font-size-asian="14pt" style:font-name-complex="Courier New" style:font-size-complex="14pt"/>
    </style:style>
    <style:style style:name="P7" style:family="paragraph" style:parent-style-name="Preformatted_20_Text">
      <style:text-properties style:font-name="Latin Modern Roman" fo:font-size="14pt" fo:language="uk" fo:country="UA" officeooo:rsid="00583692" officeooo:paragraph-rsid="00048714" style:font-size-asian="14pt" style:font-name-complex="Courier New" style:font-size-complex="14pt"/>
    </style:style>
    <style:style style:name="P8" style:family="paragraph" style:parent-style-name="Preformatted_20_Text">
      <style:text-properties style:font-name="Latin Modern Roman" fo:font-size="14pt" fo:language="uk" fo:country="UA" officeooo:paragraph-rsid="00048714" style:font-size-asian="14pt" style:font-name-complex="Courier New" style:font-size-complex="14pt"/>
    </style:style>
    <style:style style:name="P9"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officeooo:paragraph-rsid="00048714" style:font-size-asian="14pt" style:font-size-complex="14pt"/>
    </style:style>
    <style:style style:name="P10"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048714" style:font-size-asian="14pt" style:font-name-complex="Arial" style:font-size-complex="14pt"/>
    </style:style>
    <style:style style:name="P11"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048714"/>
    </style:style>
    <style:style style:name="P1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048714" style:font-size-asian="14pt" style:font-name-complex="Arial" style:font-size-complex="14pt"/>
    </style:style>
    <style:style style:name="P13"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048714" style:font-size-asian="14pt" style:font-name-complex="Arial" style:font-size-complex="14pt"/>
    </style:style>
    <style:style style:name="P14"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officeooo:paragraph-rsid="00048714" style:font-size-asian="14pt" style:font-size-complex="14pt"/>
    </style:style>
    <style:style style:name="P15"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Calibri" fo:language="uk" fo:country="UA" officeooo:paragraph-rsid="00048714"/>
    </style:style>
    <style:style style:name="P16"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officeooo:paragraph-rsid="00048714"/>
    </style:style>
    <style:style style:name="P17" style:family="paragraph" style:parent-style-name="Text_20_Body">
      <style:text-properties officeooo:paragraph-rsid="00048714"/>
    </style:style>
    <style:style style:name="P18" style:family="paragraph" style:parent-style-name="Text_20_Body">
      <style:paragraph-properties fo:margin-top="0cm" fo:margin-bottom="0cm" loext:contextual-spacing="false"/>
      <style:text-properties fo:language="uk" fo:country="UA" officeooo:paragraph-rsid="00048714"/>
    </style:style>
    <style:style style:name="P19" style:family="paragraph" style:parent-style-name="Standard">
      <style:paragraph-properties fo:margin-top="0cm" fo:margin-bottom="0cm" loext:contextual-spacing="false"/>
      <style:text-properties fo:language="uk" fo:country="UA" officeooo:paragraph-rsid="00048714"/>
    </style:style>
    <style:style style:name="P20" style:family="paragraph" style:parent-style-name="Standard">
      <style:paragraph-properties fo:margin-top="0cm" fo:margin-bottom="0cm" loext:contextual-spacing="false"/>
      <style:text-properties style:font-name="Latin Modern Roman" fo:font-size="14pt" fo:language="uk" fo:country="UA" officeooo:rsid="0063dce0" officeooo:paragraph-rsid="00048714" style:font-size-asian="14pt" style:font-name-complex="Arial" style:font-size-complex="14pt"/>
    </style:style>
    <style:style style:name="P21"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048714" style:font-size-asian="14pt" style:font-size-complex="14pt"/>
    </style:style>
    <style:style style:name="P22"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048714" style:font-size-asian="14pt" style:font-name-complex="Arial" style:font-size-complex="14pt" style:font-weight-complex="normal"/>
    </style:style>
    <style:style style:name="P23" style:family="paragraph" style:parent-style-name="Text_20_Body">
      <style:paragraph-properties fo:margin-left="2.494cm" fo:margin-right="0cm" fo:text-indent="0cm" style:auto-text-indent="false">
        <style:tab-stops>
          <style:tab-stop style:position="2.494cm"/>
        </style:tab-stops>
      </style:paragraph-properties>
      <style:text-properties officeooo:paragraph-rsid="00048714"/>
    </style:style>
    <style:style style:name="P24" style:family="paragraph" style:parent-style-name="Table_20_Contents">
      <style:text-properties style:font-name="Latin Modern Roman" fo:font-size="14pt" fo:language="en" fo:country="US" officeooo:paragraph-rsid="00048714" style:font-size-asian="14pt" style:font-size-complex="14pt"/>
    </style:style>
    <style:style style:name="P25" style:family="paragraph" style:parent-style-name="Table_20_Contents">
      <style:text-properties officeooo:paragraph-rsid="00048714"/>
    </style:style>
    <style:style style:name="P26" style:family="paragraph" style:parent-style-name="Standard">
      <style:text-properties style:font-name="Latin Modern Roman" fo:font-size="14pt" officeooo:paragraph-rsid="00048714" style:font-size-asian="14pt" style:font-size-complex="14pt"/>
    </style:style>
    <style:style style:name="P27" style:family="paragraph" style:parent-style-name="Standard">
      <style:text-properties style:font-name="Latin Modern Roman" fo:font-size="14pt" officeooo:rsid="0043f2de" officeooo:paragraph-rsid="00048714" style:font-size-asian="14pt" style:font-name-complex="Arial" style:font-size-complex="14pt"/>
    </style:style>
    <style:style style:name="P28" style:family="paragraph" style:parent-style-name="Standard">
      <style:text-properties style:font-name="Latin Modern Roman" fo:font-size="14pt" officeooo:paragraph-rsid="00048714" style:font-size-asian="14pt" style:font-name-complex="Arial" style:font-size-complex="14pt"/>
    </style:style>
    <style:style style:name="P29" style:family="paragraph" style:parent-style-name="Standard">
      <style:text-properties style:font-name="Latin Modern Roman" fo:font-size="14pt" officeooo:rsid="007eb2bf" officeooo:paragraph-rsid="00048714" style:font-size-asian="14pt" style:font-name-complex="Courier New" style:font-size-complex="14pt"/>
    </style:style>
    <style:style style:name="P30" style:family="paragraph" style:parent-style-name="Standard">
      <style:text-properties style:font-name="Latin Modern Roman" fo:font-size="14pt" officeooo:paragraph-rsid="00048714" style:font-size-asian="14pt" style:font-name-complex="Courier New" style:font-size-complex="14pt"/>
    </style:style>
    <style:style style:name="P31" style:family="paragraph" style:parent-style-name="Standard">
      <style:text-properties style:font-name="Latin Modern Roman" fo:font-size="14pt" fo:language="uk" fo:country="UA" officeooo:paragraph-rsid="00048714" style:font-size-asian="14pt" style:font-size-complex="14pt"/>
    </style:style>
    <style:style style:name="P32" style:family="paragraph" style:parent-style-name="Standard">
      <style:paragraph-properties fo:text-align="center" style:justify-single-word="false"/>
      <style:text-properties style:font-name="Latin Modern Roman" fo:font-size="14pt" fo:language="uk" fo:country="UA" officeooo:rsid="0046fe2a" officeooo:paragraph-rsid="00048714" style:font-size-asian="14pt" style:font-name-complex="Arial" style:font-size-complex="14pt"/>
    </style:style>
    <style:style style:name="P33" style:family="paragraph" style:parent-style-name="Standard">
      <style:text-properties style:font-name="Latin Modern Roman" fo:font-size="14pt" fo:language="uk" fo:country="UA" officeooo:rsid="0046fe2a" officeooo:paragraph-rsid="00048714" style:font-size-asian="14pt" style:font-name-complex="Arial" style:font-size-complex="14pt"/>
    </style:style>
    <style:style style:name="P34" style:family="paragraph" style:parent-style-name="Standard">
      <style:text-properties style:font-name="Latin Modern Roman" fo:font-size="14pt" fo:language="uk" fo:country="UA" officeooo:rsid="00599949" officeooo:paragraph-rsid="00048714" style:font-size-asian="14pt" style:font-name-complex="Arial" style:font-size-complex="14pt"/>
    </style:style>
    <style:style style:name="P35" style:family="paragraph" style:parent-style-name="Standard">
      <style:text-properties style:font-name="Latin Modern Roman" fo:font-size="14pt" fo:language="uk" fo:country="UA" officeooo:rsid="005aac44" officeooo:paragraph-rsid="00048714" style:font-size-asian="14pt" style:font-name-complex="Arial" style:font-size-complex="14pt"/>
    </style:style>
    <style:style style:name="P36" style:family="paragraph" style:parent-style-name="Standard">
      <style:text-properties style:font-name="Latin Modern Roman" fo:font-size="14pt" fo:language="uk" fo:country="UA" officeooo:rsid="005ab3a8" officeooo:paragraph-rsid="00048714" style:font-size-asian="14pt" style:font-name-complex="Arial" style:font-size-complex="14pt"/>
    </style:style>
    <style:style style:name="P37" style:family="paragraph" style:parent-style-name="Standard">
      <style:text-properties style:font-name="Latin Modern Roman" fo:font-size="14pt" fo:language="uk" fo:country="UA" officeooo:rsid="005ba045" officeooo:paragraph-rsid="00048714" style:font-size-asian="14pt" style:font-name-complex="Arial" style:font-size-complex="14pt"/>
    </style:style>
    <style:style style:name="P38" style:family="paragraph" style:parent-style-name="Standard">
      <style:text-properties style:font-name="Latin Modern Roman" fo:font-size="14pt" fo:language="uk" fo:country="UA" officeooo:rsid="0048f652" officeooo:paragraph-rsid="00048714" style:font-size-asian="14pt" style:font-name-complex="Arial" style:font-size-complex="14pt"/>
    </style:style>
    <style:style style:name="P39" style:family="paragraph" style:parent-style-name="Standard">
      <style:text-properties style:font-name="Latin Modern Roman" fo:font-size="14pt" fo:language="uk" fo:country="UA" officeooo:rsid="0061d028" officeooo:paragraph-rsid="00048714" style:font-size-asian="14pt" style:font-name-complex="Arial" style:font-size-complex="14pt"/>
    </style:style>
    <style:style style:name="P40" style:family="paragraph" style:parent-style-name="Standard">
      <style:text-properties style:font-name="Latin Modern Roman" fo:font-size="14pt" fo:language="uk" fo:country="UA" officeooo:rsid="005e8d9a" officeooo:paragraph-rsid="00048714" style:font-size-asian="14pt" style:font-name-complex="Arial" style:font-size-complex="14pt"/>
    </style:style>
    <style:style style:name="P41" style:family="paragraph" style:parent-style-name="Standard">
      <style:text-properties style:font-name="Latin Modern Roman" fo:font-size="14pt" fo:language="uk" fo:country="UA" officeooo:rsid="00644882" officeooo:paragraph-rsid="00048714" style:font-size-asian="14pt" style:font-name-complex="Arial" style:font-size-complex="14pt"/>
    </style:style>
    <style:style style:name="P42" style:family="paragraph" style:parent-style-name="Standard">
      <style:text-properties style:font-name="Latin Modern Roman" fo:font-size="14pt" fo:language="uk" fo:country="UA" officeooo:rsid="0063dce0" officeooo:paragraph-rsid="00048714" style:font-size-asian="14pt" style:font-name-complex="Arial" style:font-size-complex="14pt"/>
    </style:style>
    <style:style style:name="P43" style:family="paragraph" style:parent-style-name="Standard">
      <style:text-properties style:font-name="Latin Modern Roman" fo:font-size="14pt" fo:language="uk" fo:country="UA" officeooo:rsid="006b27ce" officeooo:paragraph-rsid="00048714" style:font-size-asian="14pt" style:font-name-complex="Arial" style:font-size-complex="14pt"/>
    </style:style>
    <style:style style:name="P44" style:family="paragraph" style:parent-style-name="Standard">
      <style:text-properties style:font-name="Latin Modern Roman" fo:font-size="14pt" fo:language="uk" fo:country="UA" officeooo:rsid="006be5e1" officeooo:paragraph-rsid="00048714" style:font-size-asian="14pt" style:font-name-complex="Arial" style:font-size-complex="14pt"/>
    </style:style>
    <style:style style:name="P45" style:family="paragraph" style:parent-style-name="Standard">
      <style:text-properties style:font-name="Latin Modern Roman" fo:font-size="14pt" fo:language="uk" fo:country="UA" officeooo:rsid="007297b5" officeooo:paragraph-rsid="00048714" style:font-size-asian="14pt" style:font-name-complex="Arial" style:font-size-complex="14pt"/>
    </style:style>
    <style:style style:name="P46" style:family="paragraph" style:parent-style-name="Standard">
      <style:text-properties style:font-name="Latin Modern Roman" fo:font-size="14pt" fo:language="uk" fo:country="UA" officeooo:rsid="007f3aac" officeooo:paragraph-rsid="00048714" style:font-size-asian="14pt" style:font-name-complex="Arial" style:font-size-complex="14pt"/>
    </style:style>
    <style:style style:name="P47" style:family="paragraph" style:parent-style-name="Standard">
      <style:text-properties style:font-name="Latin Modern Roman" fo:font-size="14pt" fo:language="uk" fo:country="UA" officeooo:rsid="007165e7" officeooo:paragraph-rsid="00048714" style:font-size-asian="14pt" style:font-name-complex="Arial" style:font-size-complex="14pt"/>
    </style:style>
    <style:style style:name="P48" style:family="paragraph" style:parent-style-name="Standard">
      <style:text-properties style:font-name="Latin Modern Roman" fo:font-size="14pt" fo:language="uk" fo:country="UA" officeooo:rsid="007435b7" officeooo:paragraph-rsid="00048714" style:font-size-asian="14pt" style:font-name-complex="Arial" style:font-size-complex="14pt"/>
    </style:style>
    <style:style style:name="P49" style:family="paragraph" style:parent-style-name="Standard">
      <style:text-properties style:font-name="Latin Modern Roman" fo:font-size="14pt" fo:language="uk" fo:country="UA" officeooo:rsid="007adc0c" officeooo:paragraph-rsid="00048714" style:font-size-asian="14pt" style:font-name-complex="Arial" style:font-size-complex="14pt"/>
    </style:style>
    <style:style style:name="P50" style:family="paragraph" style:parent-style-name="Standard">
      <style:text-properties style:font-name="Latin Modern Roman" fo:font-size="14pt" fo:language="uk" fo:country="UA" officeooo:rsid="007cb605" officeooo:paragraph-rsid="00048714" style:font-size-asian="14pt" style:font-name-complex="Arial" style:font-size-complex="14pt"/>
    </style:style>
    <style:style style:name="P51" style:family="paragraph" style:parent-style-name="Standard">
      <style:text-properties style:font-name="Latin Modern Roman" fo:font-size="14pt" fo:language="uk" fo:country="UA" officeooo:rsid="007dbd67" officeooo:paragraph-rsid="00048714" style:font-size-asian="14pt" style:font-name-complex="Arial" style:font-size-complex="14pt"/>
    </style:style>
    <style:style style:name="P52" style:family="paragraph" style:parent-style-name="Standard">
      <style:text-properties style:font-name="Latin Modern Roman" fo:font-size="14pt" fo:language="uk" fo:country="UA" officeooo:rsid="003c7bf0" officeooo:paragraph-rsid="00048714" style:font-size-asian="14pt" style:font-name-complex="Arial" style:font-size-complex="14pt"/>
    </style:style>
    <style:style style:name="P53" style:family="paragraph" style:parent-style-name="Standard">
      <style:text-properties style:font-name="Latin Modern Roman" fo:font-size="14pt" fo:language="uk" fo:country="UA" officeooo:rsid="004e3948" officeooo:paragraph-rsid="00048714" style:font-size-asian="14pt" style:font-name-complex="Arial" style:font-size-complex="14pt"/>
    </style:style>
    <style:style style:name="P54" style:family="paragraph" style:parent-style-name="Standard">
      <style:text-properties style:font-name="Latin Modern Roman" fo:font-size="14pt" fo:language="uk" fo:country="UA" officeooo:paragraph-rsid="00048714" style:font-size-asian="14pt" style:font-name-complex="Arial" style:font-size-complex="14pt"/>
    </style:style>
    <style:style style:name="P55" style:family="paragraph" style:parent-style-name="Standard">
      <style:text-properties style:font-name="Latin Modern Roman" fo:font-size="14pt" fo:language="uk" fo:country="UA" officeooo:rsid="0046fe2a" officeooo:paragraph-rsid="00048714" style:font-size-asian="14pt" style:font-name-complex="Courier New" style:font-size-complex="14pt"/>
    </style:style>
    <style:style style:name="P56" style:family="paragraph" style:parent-style-name="Standard">
      <style:text-properties style:font-name="Latin Modern Roman" fo:font-size="14pt" fo:language="uk" fo:country="UA" officeooo:paragraph-rsid="00048714" style:font-size-asian="14pt" style:font-name-complex="Courier New" style:font-size-complex="14pt"/>
    </style:style>
    <style:style style:name="P57" style:family="paragraph" style:parent-style-name="Standard">
      <style:text-properties style:font-name="Latin Modern Roman" fo:font-size="14pt" fo:language="en" fo:country="US" officeooo:paragraph-rsid="00048714" style:font-size-asian="14pt" style:font-size-complex="14pt"/>
    </style:style>
    <style:style style:name="P58" style:family="paragraph" style:parent-style-name="Standard">
      <style:text-properties style:font-name="Latin Modern Roman" fo:font-size="14pt" fo:language="en" fo:country="US" officeooo:rsid="0044ed97" officeooo:paragraph-rsid="00048714" style:font-size-asian="14pt" style:font-name-complex="Courier New" style:font-size-complex="14pt"/>
    </style:style>
    <style:style style:name="P59" style:family="paragraph" style:parent-style-name="Standard">
      <style:text-properties style:font-name="Latin Modern Roman" fo:font-size="14pt" fo:language="en" fo:country="US" officeooo:rsid="004f07d9" officeooo:paragraph-rsid="00048714" style:font-size-asian="14pt" style:font-name-complex="Courier New" style:font-size-complex="14pt"/>
    </style:style>
    <style:style style:name="P60" style:family="paragraph" style:parent-style-name="Standard">
      <style:text-properties style:font-name="Latin Modern Roman" fo:font-size="14pt" fo:language="en" fo:country="US" officeooo:rsid="004439ae" officeooo:paragraph-rsid="00048714" style:font-size-asian="14pt" style:font-name-complex="Courier New" style:font-size-complex="14pt"/>
    </style:style>
    <style:style style:name="P61" style:family="paragraph" style:parent-style-name="Standard">
      <style:text-properties style:font-name="Latin Modern Roman" fo:font-size="14pt" fo:language="en" fo:country="US" officeooo:rsid="007eb2bf" officeooo:paragraph-rsid="00048714" style:font-size-asian="14pt" style:font-name-complex="Courier New" style:font-size-complex="14pt"/>
    </style:style>
    <style:style style:name="P62" style:family="paragraph" style:parent-style-name="Standard">
      <style:text-properties style:font-name="Latin Modern Roman" fo:font-size="14pt" fo:language="en" fo:country="US" officeooo:paragraph-rsid="00048714" style:font-size-asian="14pt" style:font-name-complex="Courier New" style:font-size-complex="14pt"/>
    </style:style>
    <style:style style:name="P63" style:family="paragraph" style:parent-style-name="Standard">
      <style:text-properties style:font-name="Latin Modern Roman" fo:font-size="14pt" fo:language="en" fo:country="US" officeooo:rsid="007f8b40" officeooo:paragraph-rsid="00048714" style:font-size-asian="14pt" style:font-name-complex="Arial" style:font-size-complex="14pt"/>
    </style:style>
    <style:style style:name="P64" style:family="paragraph" style:parent-style-name="Standard">
      <style:text-properties style:font-name="Latin Modern Roman" fo:font-size="14pt" fo:language="en" fo:country="US" officeooo:paragraph-rsid="00048714" style:font-size-asian="14pt" style:font-name-complex="Arial" style:font-size-complex="14pt"/>
    </style:style>
    <style:style style:name="P65" style:family="paragraph" style:parent-style-name="Standard">
      <style:text-properties fo:language="uk" fo:country="UA" officeooo:rsid="007435b7" officeooo:paragraph-rsid="00048714"/>
    </style:style>
    <style:style style:name="P66" style:family="paragraph" style:parent-style-name="Standard">
      <style:text-properties fo:language="uk" fo:country="UA" officeooo:paragraph-rsid="00048714"/>
    </style:style>
    <style:style style:name="P67" style:family="paragraph" style:parent-style-name="Standard">
      <style:text-properties fo:language="en" fo:country="US" officeooo:paragraph-rsid="00048714"/>
    </style:style>
    <style:style style:name="P68" style:family="paragraph" style:parent-style-name="Standard">
      <style:text-properties officeooo:paragraph-rsid="00048714"/>
    </style:style>
    <style:style style:name="P69" style:family="paragraph" style:parent-style-name="List_20_Heading">
      <style:text-properties style:font-name="Latin Modern Roman" fo:font-size="14pt" officeooo:paragraph-rsid="00048714" style:font-size-asian="14pt" style:font-size-complex="14pt"/>
    </style:style>
    <style:style style:name="P70" style:family="paragraph" style:parent-style-name="List_20_Heading">
      <style:text-properties officeooo:paragraph-rsid="00048714"/>
    </style:style>
    <style:style style:name="P71" style:family="paragraph" style:parent-style-name="Preformatted_20_Text">
      <style:text-properties style:font-name="Latin Modern Roman" fo:font-size="14pt" fo:language="uk" fo:country="UA" officeooo:rsid="00570342" officeooo:paragraph-rsid="00048714" style:font-size-asian="14pt" style:font-name-complex="Courier New" style:font-size-complex="14pt"/>
    </style:style>
    <style:style style:name="P72" style:family="paragraph" style:parent-style-name="Standard">
      <style:text-properties style:font-name="Latin Modern Roman" fo:font-size="14pt" fo:language="uk" fo:country="UA" officeooo:rsid="008e84fc" officeooo:paragraph-rsid="00048714" style:font-size-asian="14pt" style:font-name-complex="Arial" style:font-size-complex="14pt"/>
    </style:style>
    <style:style style:name="P73" style:family="paragraph" style:parent-style-name="Standard" style:list-style-name="L1">
      <style:text-properties style:font-name="Latin Modern Roman" fo:font-size="14pt" fo:language="uk" fo:country="UA" officeooo:rsid="00644882" officeooo:paragraph-rsid="00048714" style:font-size-asian="14pt" style:font-name-complex="Arial" style:font-size-complex="14pt"/>
    </style:style>
    <style:style style:name="P74" style:family="paragraph" style:parent-style-name="Standard" style:list-style-name="L2">
      <style:text-properties style:font-name="Latin Modern Roman" fo:font-size="14pt" fo:language="uk" fo:country="UA" officeooo:rsid="00644882" officeooo:paragraph-rsid="00048714" style:font-size-asian="14pt" style:font-name-complex="Arial" style:font-size-complex="14pt"/>
    </style:style>
    <style:style style:name="P75" style:family="paragraph" style:parent-style-name="Standard" style:list-style-name="L3">
      <style:text-properties style:font-name="Latin Modern Roman" fo:font-size="14pt" fo:language="uk" fo:country="UA" officeooo:rsid="00644882" officeooo:paragraph-rsid="00048714" style:font-size-asian="14pt" style:font-name-complex="Arial" style:font-size-complex="14pt"/>
    </style:style>
    <style:style style:name="P76" style:family="paragraph" style:parent-style-name="Standard" style:list-style-name="L1">
      <style:text-properties style:font-name="Latin Modern Roman" fo:font-size="14pt" fo:language="uk" fo:country="UA" officeooo:rsid="005e8d9a" officeooo:paragraph-rsid="00048714" style:font-size-asian="14pt" style:font-name-complex="Arial" style:font-size-complex="14pt"/>
    </style:style>
    <style:style style:name="P77" style:family="paragraph" style:parent-style-name="Text_20_Body" style:list-style-name="WWNum2">
      <style:paragraph-properties>
        <style:tab-stops>
          <style:tab-stop style:position="1.247cm"/>
        </style:tab-stops>
      </style:paragraph-properties>
      <style:text-properties officeooo:paragraph-rsid="00048714"/>
    </style:style>
    <style:style style:name="P78"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048714" style:font-size-asian="14pt" style:font-name-complex="Arial" style:font-size-complex="14pt"/>
    </style:style>
    <style:style style:name="P79"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048714" style:font-size-asian="14pt" style:font-name-complex="Arial" style:font-size-complex="14pt"/>
    </style:style>
    <style:style style:name="P80"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048714"/>
    </style:style>
    <style:style style:name="P81"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048714" style:font-size-asian="14pt" style:font-size-complex="14pt"/>
    </style:style>
    <style:style style:name="P82" style:family="paragraph">
      <style:paragraph-properties fo:margin-top="0cm" fo:margin-bottom="0cm" fo:line-height="100%" fo:text-align="center"/>
    </style:style>
    <style:style style:name="P83" style:family="paragraph">
      <loext:graphic-properties draw:fill="solid" draw:fill-color="#ffffff"/>
      <style:paragraph-properties fo:margin-top="0cm" fo:margin-bottom="0cm" fo:line-height="100%" fo:text-align="center"/>
    </style:style>
    <style:style style:name="P84" style:family="paragraph">
      <loext:graphic-properties draw:fill="none"/>
      <style:paragraph-properties fo:text-align="start"/>
    </style:style>
    <style:style style:name="P85" style:family="paragraph">
      <style:paragraph-properties fo:margin-top="0cm" fo:margin-bottom="0cm" fo:line-height="100%" fo:text-align="start"/>
      <style:text-properties style:font-name="Latin Modern Roman"/>
    </style:style>
    <style:style style:name="P86" style:family="paragraph">
      <loext:graphic-properties draw:fill="solid" draw:fill-color="#ffffff"/>
      <style:paragraph-properties fo:margin-top="0cm" fo:margin-bottom="0cm" fo:line-height="100%" fo:text-align="start"/>
      <style:text-properties style:font-name="Latin Modern Roman"/>
    </style:style>
    <style:style style:name="T1" style:family="text">
      <style:text-properties style:font-name="Latin Modern Roman" fo:language="en" fo:country="US" officeooo:rsid="0083f93f"/>
    </style:style>
    <style:style style:name="T2" style:family="text">
      <style:text-properties style:font-name="Latin Modern Roman" fo:language="en" fo:country="US" officeooo:rsid="008088cd"/>
    </style:style>
    <style:style style:name="T3" style:family="text">
      <style:text-properties style:font-name="Latin Modern Roman" fo:language="en" fo:country="US" officeooo:rsid="00816030"/>
    </style:style>
    <style:style style:name="T4" style:family="text">
      <style:text-properties style:font-name="Latin Modern Roman" fo:language="en" fo:country="US" officeooo:rsid="00844282"/>
    </style:style>
    <style:style style:name="T5" style:family="text">
      <style:text-properties style:font-name="Latin Modern Roman" fo:language="en" fo:country="US" officeooo:rsid="0092c470"/>
    </style:style>
    <style:style style:name="T6" style:family="text">
      <style:text-properties style:font-name="Latin Modern Roman" fo:language="en" fo:country="US" officeooo:rsid="0082c0fc"/>
    </style:style>
    <style:style style:name="T7" style:family="text">
      <style:text-properties style:font-name="Latin Modern Roman" fo:font-size="14pt" style:font-size-asian="14pt" style:font-size-complex="14pt"/>
    </style:style>
    <style:style style:name="T8" style:family="text">
      <style:text-properties style:font-name="Latin Modern Roman" fo:font-size="14pt" officeooo:rsid="003e1f00" style:font-size-asian="14pt" style:font-size-complex="14pt"/>
    </style:style>
    <style:style style:name="T9" style:family="text">
      <style:text-properties style:font-name="Latin Modern Roman" fo:font-size="14pt" officeooo:rsid="00419dd1" style:font-size-asian="14pt" style:font-size-complex="14pt"/>
    </style:style>
    <style:style style:name="T10" style:family="text">
      <style:text-properties style:font-name="Latin Modern Roman" fo:font-size="14pt" officeooo:rsid="008c80a4" style:font-size-asian="14pt" style:font-size-complex="14pt"/>
    </style:style>
    <style:style style:name="T11" style:family="text">
      <style:text-properties style:font-name="Latin Modern Roman" fo:font-size="14pt" officeooo:rsid="00339c28" style:font-size-asian="14pt" style:font-size-complex="14pt"/>
    </style:style>
    <style:style style:name="T12" style:family="text">
      <style:text-properties style:font-name="Latin Modern Roman" fo:font-size="14pt" officeooo:rsid="005182a7" style:font-size-asian="14pt" style:font-size-complex="14pt"/>
    </style:style>
    <style:style style:name="T13" style:family="text">
      <style:text-properties style:font-name="Latin Modern Roman" fo:font-size="14pt" officeooo:rsid="00532c58" style:font-size-asian="14pt" style:font-size-complex="14pt"/>
    </style:style>
    <style:style style:name="T14" style:family="text">
      <style:text-properties style:font-name="Latin Modern Roman" fo:font-size="14pt" officeooo:rsid="005400f8" style:font-size-asian="14pt" style:font-size-complex="14pt"/>
    </style:style>
    <style:style style:name="T15" style:family="text">
      <style:text-properties style:font-name="Latin Modern Roman" fo:font-size="14pt" officeooo:rsid="005403c0" style:font-size-asian="14pt" style:font-size-complex="14pt"/>
    </style:style>
    <style:style style:name="T16" style:family="text">
      <style:text-properties style:font-name="Latin Modern Roman" fo:font-size="14pt" officeooo:rsid="00644882" style:font-size-asian="14pt" style:font-size-complex="14pt"/>
    </style:style>
    <style:style style:name="T17" style:family="text">
      <style:text-properties style:font-name="Latin Modern Roman" fo:font-size="14pt" style:font-size-asian="14pt" style:font-name-complex="Arial" style:font-size-complex="14pt"/>
    </style:style>
    <style:style style:name="T18" style:family="text">
      <style:text-properties style:font-name="Latin Modern Roman" fo:font-size="14pt" officeooo:rsid="00419dd1" style:font-size-asian="14pt" style:font-name-complex="Arial" style:font-size-complex="14pt"/>
    </style:style>
    <style:style style:name="T19" style:family="text">
      <style:text-properties style:font-name="Latin Modern Roman" fo:font-size="14pt" officeooo:rsid="008e84fc" style:font-size-asian="14pt" style:font-name-complex="Arial" style:font-size-complex="14pt"/>
    </style:style>
    <style:style style:name="T20" style:family="text">
      <style:text-properties style:font-name="Latin Modern Roman" fo:font-size="14pt" officeooo:rsid="005e8d9a" style:font-size-asian="14pt" style:font-name-complex="Arial" style:font-size-complex="14pt"/>
    </style:style>
    <style:style style:name="T21" style:family="text">
      <style:text-properties style:font-name="Latin Modern Roman" fo:font-size="14pt" officeooo:rsid="0076236d" style:font-size-asian="14pt" style:font-name-complex="Arial" style:font-size-complex="14pt"/>
    </style:style>
    <style:style style:name="T22" style:family="text">
      <style:text-properties style:font-name="Latin Modern Roman" fo:font-size="14pt" style:font-size-asian="14pt" style:font-name-complex="Courier New" style:font-size-complex="14pt"/>
    </style:style>
    <style:style style:name="T23" style:family="text">
      <style:text-properties style:font-name="Latin Modern Roman" fo:font-size="14pt" officeooo:rsid="00419dd1" style:font-size-asian="14pt" style:font-name-complex="Courier New" style:font-size-complex="14pt"/>
    </style:style>
    <style:style style:name="T24" style:family="text">
      <style:text-properties style:font-name="Latin Modern Roman" fo:font-size="14pt" fo:language="uk" fo:country="UA" style:font-size-asian="14pt" style:font-size-complex="14pt"/>
    </style:style>
    <style:style style:name="T25" style:family="text">
      <style:text-properties style:font-name="Latin Modern Roman" fo:font-size="14pt" fo:language="uk" fo:country="UA" officeooo:rsid="003e1f00" style:font-size-asian="14pt" style:font-size-complex="14pt"/>
    </style:style>
    <style:style style:name="T26" style:family="text">
      <style:text-properties style:font-name="Latin Modern Roman" fo:font-size="14pt" fo:language="uk" fo:country="UA" officeooo:rsid="003fd9e4" style:font-size-asian="14pt" style:font-size-complex="14pt"/>
    </style:style>
    <style:style style:name="T27" style:family="text">
      <style:text-properties style:font-name="Latin Modern Roman" fo:font-size="14pt" fo:language="uk" fo:country="UA" officeooo:rsid="008e046b" style:font-size-asian="14pt" style:font-size-complex="14pt"/>
    </style:style>
    <style:style style:name="T28" style:family="text">
      <style:text-properties style:font-name="Latin Modern Roman" fo:font-size="14pt" fo:language="uk" fo:country="UA" officeooo:rsid="00419dd1" style:font-size-asian="14pt" style:font-size-complex="14pt"/>
    </style:style>
    <style:style style:name="T29" style:family="text">
      <style:text-properties style:font-name="Latin Modern Roman" fo:font-size="14pt" fo:language="uk" fo:country="UA" officeooo:rsid="00339c28" style:font-size-asian="14pt" style:font-size-complex="14pt"/>
    </style:style>
    <style:style style:name="T30" style:family="text">
      <style:text-properties style:font-name="Latin Modern Roman" fo:font-size="14pt" fo:language="uk" fo:country="UA" officeooo:rsid="0069d9b7" style:font-size-asian="14pt" style:font-size-complex="14pt"/>
    </style:style>
    <style:style style:name="T31" style:family="text">
      <style:text-properties style:font-name="Latin Modern Roman" fo:font-size="14pt" fo:language="uk" fo:country="UA" style:font-size-asian="14pt" style:font-name-complex="Arial" style:font-size-complex="14pt"/>
    </style:style>
    <style:style style:name="T32" style:family="text">
      <style:text-properties style:font-name="Latin Modern Roman" fo:font-size="14pt" fo:language="uk" fo:country="UA" officeooo:rsid="005aac44" style:font-size-asian="14pt" style:font-name-complex="Arial" style:font-size-complex="14pt"/>
    </style:style>
    <style:style style:name="T33" style:family="text">
      <style:text-properties style:font-name="Latin Modern Roman" fo:font-size="14pt" fo:language="uk" fo:country="UA" officeooo:rsid="005e8d9a" style:font-size-asian="14pt" style:font-name-complex="Arial" style:font-size-complex="14pt"/>
    </style:style>
    <style:style style:name="T34" style:family="text">
      <style:text-properties style:font-name="Latin Modern Roman" fo:font-size="14pt" fo:language="uk" fo:country="UA" officeooo:rsid="00684eb1" style:font-size-asian="14pt" style:font-name-complex="Arial" style:font-size-complex="14pt"/>
    </style:style>
    <style:style style:name="T35" style:family="text">
      <style:text-properties style:font-name="Latin Modern Roman" fo:font-size="14pt" fo:language="uk" fo:country="UA" officeooo:rsid="00691642" style:font-size-asian="14pt" style:font-name-complex="Arial" style:font-size-complex="14pt"/>
    </style:style>
    <style:style style:name="T36" style:family="text">
      <style:text-properties style:font-name="Latin Modern Roman" fo:font-size="14pt" fo:language="uk" fo:country="UA" officeooo:rsid="00644882" style:font-size-asian="14pt" style:font-name-complex="Arial" style:font-size-complex="14pt"/>
    </style:style>
    <style:style style:name="T37" style:family="text">
      <style:text-properties style:font-name="Latin Modern Roman" fo:font-size="14pt" fo:language="uk" fo:country="UA" style:font-size-asian="14pt" style:font-name-complex="Courier New" style:font-size-complex="14pt"/>
    </style:style>
    <style:style style:name="T38" style:family="text">
      <style:text-properties style:font-name="Latin Modern Roman" fo:font-size="14pt" fo:language="uk" fo:country="UA" fo:font-weight="bold" style:font-size-asian="14pt" style:font-weight-asian="bold" style:font-size-complex="14pt"/>
    </style:style>
    <style:style style:name="T39" style:family="text">
      <style:text-properties style:font-name="Latin Modern Roman" fo:font-size="14pt" fo:language="en" fo:country="US" fo:font-weight="bold" style:font-size-asian="14pt" style:font-weight-asian="bold" style:font-size-complex="14pt"/>
    </style:style>
    <style:style style:name="T40" style:family="text">
      <style:text-properties style:font-name="Latin Modern Roman" fo:font-size="14pt" fo:language="en" fo:country="US" style:font-size-asian="14pt" style:font-size-complex="14pt"/>
    </style:style>
    <style:style style:name="T41" style:family="text">
      <style:text-properties style:font-name="Latin Modern Roman" fo:font-size="14pt" fo:language="en" fo:country="US" officeooo:rsid="00339c28" style:font-size-asian="14pt" style:font-size-complex="14pt"/>
    </style:style>
    <style:style style:name="T42" style:family="text">
      <style:text-properties style:font-name="Latin Modern Roman" fo:font-size="14pt" fo:language="en" fo:country="US" officeooo:rsid="004fb7f1" style:font-size-asian="14pt" style:font-size-complex="14pt"/>
    </style:style>
    <style:style style:name="T43" style:family="text">
      <style:text-properties style:font-name="Latin Modern Roman" fo:font-size="14pt" fo:language="en" fo:country="US" style:font-size-asian="14pt" style:font-size-complex="14pt" style:font-weight-complex="bold"/>
    </style:style>
    <style:style style:name="T44" style:family="text">
      <style:text-properties style:font-name="Latin Modern Roman" fo:font-size="14pt" fo:language="en" fo:country="US" style:font-size-asian="14pt" style:font-size-complex="14pt" style:font-weight-complex="normal"/>
    </style:style>
    <style:style style:name="T45" style:family="text">
      <style:text-properties style:font-name="Latin Modern Roman" fo:font-size="14pt" fo:language="en" fo:country="US" officeooo:rsid="0092c470" style:font-size-asian="14pt" style:font-size-complex="14pt" style:font-weight-complex="normal"/>
    </style:style>
    <style:style style:name="T46" style:family="text">
      <style:text-properties style:font-name="Latin Modern Roman" fo:font-size="14pt" fo:language="en" fo:country="US" officeooo:rsid="008086ae" style:font-size-asian="14pt" style:font-size-complex="14pt"/>
    </style:style>
    <style:style style:name="T47" style:family="text">
      <style:text-properties style:font-name="Latin Modern Roman" fo:font-size="14pt" fo:font-weight="normal" style:font-size-asian="14pt" style:font-weight-asian="normal" style:font-size-complex="14pt" style:font-weight-complex="normal"/>
    </style:style>
    <style:style style:name="T48" style:family="text">
      <style:text-properties style:font-name="Latin Modern Roman" fo:font-size="14pt" fo:font-weight="normal" officeooo:rsid="00301d64" style:font-size-asian="14pt" style:font-weight-asian="normal" style:font-size-complex="14pt" style:font-weight-complex="normal"/>
    </style:style>
    <style:style style:name="T49" style:family="text">
      <style:text-properties style:font-name="Latin Modern Roman" fo:font-size="14pt" fo:font-weight="normal" officeooo:rsid="0043f2de" style:font-size-asian="14pt" style:font-weight-asian="normal" style:font-size-complex="14pt" style:font-weight-complex="normal"/>
    </style:style>
    <style:style style:name="T50" style:family="text">
      <style:text-properties style:font-name="Latin Modern Roman" fo:font-size="14pt" fo:font-weight="normal" officeooo:rsid="003299b5" style:font-size-asian="14pt" style:font-weight-asian="normal" style:font-size-complex="14pt" style:font-weight-complex="normal"/>
    </style:style>
    <style:style style:name="T51" style:family="text">
      <style:text-properties style:font-name="Latin Modern Roman" fo:font-size="14pt" fo:font-weight="normal" officeooo:rsid="004fb7f1" style:font-size-asian="14pt" style:font-weight-asian="normal" style:font-size-complex="14pt" style:font-weight-complex="normal"/>
    </style:style>
    <style:style style:name="T52" style:family="text">
      <style:text-properties style:font-name="Latin Modern Roman" fo:font-size="14pt" fo:font-weight="normal" officeooo:rsid="005048d0" style:font-size-asian="14pt" style:font-weight-asian="normal" style:font-size-complex="14pt" style:font-weight-complex="normal"/>
    </style:style>
    <style:style style:name="T53" style:family="text">
      <style:text-properties style:font-name="Latin Modern Roman" fo:font-size="14pt" fo:font-weight="normal" officeooo:rsid="00532c58" style:font-size-asian="14pt" style:font-weight-asian="normal" style:font-size-complex="14pt" style:font-weight-complex="normal"/>
    </style:style>
    <style:style style:name="T54" style:family="text">
      <style:text-properties style:font-name="Latin Modern Roman" fo:font-size="14pt" fo:font-weight="normal" officeooo:rsid="008e7606" style:font-size-asian="14pt" style:font-weight-asian="normal" style:font-size-complex="14pt" style:font-weight-complex="normal"/>
    </style:style>
    <style:style style:name="T55" style:family="text">
      <style:text-properties style:font-name="Latin Modern Roman" fo:font-size="14pt" fo:font-weight="normal" officeooo:rsid="00550f7c" style:font-size-asian="14pt" style:font-weight-asian="normal" style:font-size-complex="14pt" style:font-weight-complex="normal"/>
    </style:style>
    <style:style style:name="T56" style:family="text">
      <style:text-properties style:font-name="Latin Modern Roman" officeooo:rsid="005400f8"/>
    </style:style>
    <style:style style:name="T57" style:family="text">
      <style:text-properties style:font-name="Latin Modern Roman" officeooo:rsid="005403c0"/>
    </style:style>
    <style:style style:name="T58" style:family="text">
      <style:text-properties style:font-name="Latin Modern Roman" fo:language="uk" fo:country="UA"/>
    </style:style>
    <style:style style:name="T59" style:family="text">
      <style:text-properties style:font-name-complex="Arial"/>
    </style:style>
    <style:style style:name="T60" style:family="text">
      <style:text-properties officeooo:rsid="00419dd1" style:font-name-complex="Arial"/>
    </style:style>
    <style:style style:name="T61" style:family="text">
      <style:text-properties officeooo:rsid="008e7606" style:font-name-complex="Arial"/>
    </style:style>
    <style:style style:name="T62" style:family="text">
      <style:text-properties officeooo:rsid="0043f2de" style:font-name-complex="Arial"/>
    </style:style>
    <style:style style:name="T63" style:family="text">
      <style:text-properties officeooo:rsid="006fd5bf" style:font-name-complex="Arial"/>
    </style:style>
    <style:style style:name="T64" style:family="text">
      <style:text-properties officeooo:rsid="005e8d9a" style:font-name-complex="Arial"/>
    </style:style>
    <style:style style:name="T65" style:family="text">
      <style:text-properties officeooo:rsid="007f3aac" style:font-name-complex="Arial"/>
    </style:style>
    <style:style style:name="T66" style:family="text">
      <style:text-properties officeooo:rsid="0091987d" style:font-name-complex="Arial"/>
    </style:style>
    <style:style style:name="T67" style:family="text">
      <style:text-properties officeooo:rsid="007eb2bf" style:font-name-complex="Arial"/>
    </style:style>
    <style:style style:name="T68" style:family="text">
      <style:text-properties fo:language="uk" fo:country="UA" style:font-name-complex="Arial"/>
    </style:style>
    <style:style style:name="T69" style:family="text">
      <style:text-properties fo:language="uk" fo:country="UA" officeooo:rsid="00419dd1" style:font-name-complex="Arial"/>
    </style:style>
    <style:style style:name="T70" style:family="text">
      <style:text-properties fo:language="uk" fo:country="UA" officeooo:rsid="00644882" style:font-name-complex="Arial"/>
    </style:style>
    <style:style style:name="T71" style:family="text">
      <style:text-properties fo:language="uk" fo:country="UA" officeooo:rsid="005e8d9a" style:font-name-complex="Arial"/>
    </style:style>
    <style:style style:name="T72" style:family="text">
      <style:text-properties fo:language="uk" fo:country="UA" fo:font-style="italic" style:font-style-asian="italic" style:font-name-complex="Arial" style:font-style-complex="italic"/>
    </style:style>
    <style:style style:name="T73" style:family="text">
      <style:text-properties fo:language="uk" fo:country="UA" style:font-name-complex="Courier New"/>
    </style:style>
    <style:style style:name="T74" style:family="text">
      <style:text-properties fo:language="en" fo:country="US"/>
    </style:style>
    <style:style style:name="T75" style:family="text">
      <style:text-properties fo:language="en" fo:country="US" style:font-name-complex="Arial"/>
    </style:style>
    <style:style style:name="T76" style:family="text">
      <style:text-properties fo:language="en" fo:country="US" officeooo:rsid="00339c28"/>
    </style:style>
    <style:style style:name="T77" style:family="text">
      <style:text-properties fo:language="en" fo:country="US" style:font-name-complex="Courier New"/>
    </style:style>
    <style:style style:name="T78" style:family="text">
      <style:text-properties style:font-name-complex="Courier New"/>
    </style:style>
    <style:style style:name="T79" style:family="text">
      <style:text-properties fo:color="#000080" style:font-name="Latin Modern Roman" fo:font-size="14pt" style:text-underline-style="solid" style:text-underline-width="auto" style:text-underline-color="font-color" style:font-size-asian="14pt" style:font-size-complex="14pt"/>
    </style:style>
    <style:style style:name="T80" style:family="text">
      <style:text-properties fo:color="#000080" style:font-name="Latin Modern Roman" fo:font-size="14pt" fo:language="en" fo:country="US" style:text-underline-style="solid" style:text-underline-width="auto" style:text-underline-color="font-color" style:font-size-asian="14pt" style:font-size-complex="14pt"/>
    </style:style>
    <style:style style:name="T81" style:family="text">
      <style:text-properties fo:color="#000080" fo:language="en" fo:country="US" style:text-underline-style="solid" style:text-underline-width="auto" style:text-underline-color="font-color"/>
    </style:style>
    <style:style style:name="T82" style:family="text">
      <style:text-properties fo:font-weight="normal" style:font-weight-asian="normal" style:font-weight-complex="normal"/>
    </style:style>
    <style:style style:name="T83" style:family="text">
      <style:text-properties fo:font-weight="normal" officeooo:rsid="004439ae" style:font-weight-asian="normal" style:font-weight-complex="normal"/>
    </style:style>
    <style:style style:name="T84" style:family="text">
      <style:text-properties fo:font-weight="normal" officeooo:rsid="00301d64" style:font-weight-asian="normal" style:font-weight-complex="normal"/>
    </style:style>
    <style:style style:name="T85" style:family="text">
      <style:text-properties fo:font-weight="normal" officeooo:rsid="003299b5" style:font-weight-asian="normal" style:font-weight-complex="normal"/>
    </style:style>
    <style:style style:name="T86" style:family="text">
      <style:text-properties fo:font-weight="normal" officeooo:rsid="00670bff" style:font-weight-asian="normal" style:font-weight-complex="normal"/>
    </style:style>
    <style:style style:name="T87" style:family="text">
      <style:text-properties officeooo:rsid="005403c0"/>
    </style:style>
    <style:style style:name="T88" style:family="text">
      <style:text-properties officeooo:rsid="00570342"/>
    </style:style>
    <style:style style:name="T89" style:family="text">
      <style:text-properties officeooo:rsid="00583692"/>
    </style:style>
    <style:style style:name="T90" style:family="text">
      <style:text-properties officeooo:rsid="0061d028"/>
    </style:style>
    <style:style style:name="T91" style:family="text">
      <style:text-properties fo:color="#000000" fo:font-style="normal" style:text-underline-style="none" fo:font-weight="normal" style:font-style-asian="normal" style:font-weight-asian="normal" style:font-style-complex="normal" style:font-weight-complex="normal"/>
    </style:style>
    <style:style style:name="T92" style:family="text">
      <style:text-properties fo:color="#000000" fo:font-style="normal" style:text-underline-style="none" fo:font-weight="normal" officeooo:rsid="00301d64" style:font-style-asian="normal" style:font-weight-asian="normal" style:font-style-complex="normal" style:font-weight-complex="normal"/>
    </style:style>
    <style:style style:name="T93" style:family="text">
      <style:text-properties fo:color="#000000" fo:font-style="normal" style:text-underline-style="none" fo:font-weight="normal" officeooo:rsid="00670bff" style:font-style-asian="normal" style:font-weight-asian="normal" style:font-style-complex="normal" style:font-weight-complex="normal"/>
    </style:style>
    <style:style style:name="T94" style:family="text">
      <style:text-properties officeooo:rsid="0029bece"/>
    </style:style>
    <style:style style:name="T95" style:family="text">
      <style:text-properties officeooo:rsid="00644882"/>
    </style:style>
    <style:style style:name="T96" style:family="text">
      <style:text-properties officeooo:rsid="00670bff"/>
    </style:style>
    <style:style style:name="T97" style:family="text">
      <style:text-properties officeooo:rsid="0069d9b7"/>
    </style:style>
    <style:style style:name="T98" style:family="text">
      <style:text-properties officeooo:rsid="00684eb1"/>
    </style:style>
    <style:style style:name="T99" style:family="text">
      <style:text-properties fo:font-size="14pt" fo:language="uk" fo:country="UA" officeooo:rsid="005e8d9a" style:font-size-asian="14pt" style:font-size-complex="14pt"/>
    </style:style>
    <style:style style:name="T100" style:family="text">
      <style:text-properties officeooo:rsid="00339c28"/>
    </style:style>
    <style:style style:name="T101" style:family="text">
      <style:text-properties officeooo:rsid="005e8d9a"/>
    </style:style>
    <style:style style:name="T102" style:family="text">
      <style:text-properties officeooo:rsid="006be5e1"/>
    </style:style>
    <style:style style:name="T103" style:family="text">
      <style:text-properties officeooo:rsid="008b58ed"/>
    </style:style>
    <style:style style:name="T104" style:family="text">
      <style:text-properties officeooo:rsid="006fd5bf"/>
    </style:style>
    <style:style style:name="T105" style:family="text">
      <style:text-properties officeooo:rsid="007023ab"/>
    </style:style>
    <style:style style:name="T106" style:family="text">
      <style:text-properties officeooo:rsid="007f3aac"/>
    </style:style>
    <style:style style:name="T107" style:family="text">
      <style:text-properties officeooo:rsid="0076300e"/>
    </style:style>
    <style:style style:name="T108" style:family="text">
      <style:text-properties officeooo:rsid="00782f89"/>
    </style:style>
    <style:style style:name="T109" style:family="text">
      <style:text-properties officeooo:rsid="007a24d3"/>
    </style:style>
    <style:style style:name="T110" style:family="text">
      <style:text-properties officeooo:rsid="007cb605"/>
    </style:style>
    <style:style style:name="T111" style:family="text">
      <style:text-properties officeooo:rsid="0046fe2a"/>
    </style:style>
    <style:style style:name="T112" style:family="text">
      <style:text-properties fo:font-variant="normal" fo:text-transform="none" fo:color="#00b050"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13" style:family="text">
      <style:text-properties fo:font-variant="normal" fo:text-transform="none" fo:color="#00b050"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14" style:family="text">
      <style:text-properties fo:font-variant="normal" fo:text-transform="none" fo:color="#00b050" style:text-line-through-style="none" style:text-line-through-type="none" style:text-position="0% 100%" style:font-name="Latin Modern Roman" fo:font-size="10pt" fo:letter-spacing="normal" fo:font-style="normal" style:text-underline-style="none" fo:font-weight="bold" style:font-size-asian="10pt" style:font-style-asian="normal" style:font-weight-asian="bold" style:font-name-complex="Times New Roman" style:font-size-complex="10pt" style:font-style-complex="normal" style:font-weight-complex="bold"/>
    </style:style>
    <style:style style:name="T115" style:family="text">
      <style:text-properties fo:font-variant="normal" fo:text-transform="none" fo:color="#00b050" style:text-line-through-style="none" style:text-line-through-type="none" style:text-position="0% 100%" style:font-name="Latin Modern Roman" fo:font-size="10pt" fo:letter-spacing="normal"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116" style:family="text">
      <style:text-properties fo:font-variant="normal" fo:text-transform="none" fo:color="#00b05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b050" style:text-line-through-style="none" style:text-line-through-type="none" style:text-position="0% 100%" style:font-name="Latin Modern Roman"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3cm" fo:margin-right="0.363cm" fo:margin-top="0.012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ffffff" draw:stroke-linejoin="miter" draw:fill="solid" draw:fill-color="#ffffff" draw:textarea-vertical-align="top" draw:auto-grow-height="false" draw:fit-to-size="false" fo:min-height="0.536cm" fo:min-width="13.252cm" fo:padding-top="0.125cm" fo:padding-bottom="0.125cm" fo:padding-left="0.25cm" fo:padding-right="0.25cm" fo:wrap-option="wrap" style:run-through="foreground"/>
    </style:style>
    <style:style style:name="gr4" style:family="graphic">
      <style:graphic-properties draw:stroke="solid" svg:stroke-width="0.026cm" svg:stroke-color="#ffffff" draw:stroke-linejoin="miter" draw:fill="solid" draw:fill-color="#ffffff" draw:textarea-vertical-align="top" draw:auto-grow-height="false" draw:fit-to-size="false" fo:min-height="0.459cm" fo:min-width="7.809cm" fo:padding-top="0.125cm" fo:padding-bottom="0.125cm" fo:padding-left="0.25cm" fo:padding-right="0.25cm" fo:wrap-option="wrap" style:run-through="foreground"/>
    </style:style>
    <style:style style:name="gr5" style:family="graphic">
      <style:graphic-properties draw:stroke="solid" svg:stroke-width="0.026cm" svg:stroke-color="#000000" draw:stroke-linejoin="round" draw:fill="none" draw:textarea-vertical-align="top" draw:auto-grow-height="false" draw:fit-to-size="false" fo:min-height="3.858cm" fo:min-width="15.603cm" fo:padding-top="0.125cm" fo:padding-bottom="0.125cm" fo:padding-left="0.25cm" fo:padding-right="0.25cm" fo:wrap-option="wrap" style:run-through="foreground"/>
    </style:style>
    <style:style style:name="gr6" style:family="graphic">
      <style:graphic-properties draw:stroke="solid" svg:stroke-width="0.026cm" svg:stroke-color="#000000" draw:stroke-linejoin="round" draw:fill="none" draw:textarea-vertical-align="top" draw:auto-grow-height="false" draw:fit-to-size="false" fo:min-height="2.678cm" fo:min-width="11.733cm" fo:padding-top="0.125cm" fo:padding-bottom="0.125cm" fo:padding-left="0.25cm" fo:padding-right="0.25cm" fo:wrap-option="wrap" style:run-through="foreground"/>
    </style:style>
    <style:style style:name="gr7" style:family="graphic">
      <style:graphic-properties draw:stroke="solid" svg:stroke-width="0.026cm" svg:stroke-color="#ffffff" draw:stroke-linejoin="miter" draw:fill="solid" draw:fill-color="#ffffff" draw:textarea-vertical-align="top" draw:auto-grow-height="false" draw:fit-to-size="false" fo:min-height="0.508cm" fo:min-width="5.099cm" fo:padding-top="0.125cm" fo:padding-bottom="0.125cm" fo:padding-left="0.25cm" fo:padding-right="0.25cm" fo:wrap-option="wrap" style:run-through="foreground"/>
    </style:style>
    <style:style style:name="gr8" style:family="graphic">
      <style:graphic-properties draw:stroke="solid" svg:stroke-width="0.026cm" svg:stroke-color="#ffffff" draw:stroke-linejoin="miter" draw:fill="solid" draw:fill-color="#ffffff" draw:textarea-vertical-align="top" draw:auto-grow-height="false" draw:fit-to-size="false" fo:min-height="0.801cm" fo:min-width="4.424cm" fo:padding-top="0.125cm" fo:padding-bottom="0.125cm" fo:padding-left="0.25cm" fo:padding-right="0.25cm" fo:wrap-option="wrap" style:run-through="foreground"/>
    </style:style>
    <style:style style:name="gr9" style:family="graphic">
      <style:graphic-properties draw:stroke="solid" svg:stroke-width="0.026cm" svg:stroke-color="#000000" draw:stroke-linejoin="round" draw:fill="none" draw:textarea-vertical-align="top" draw:auto-grow-height="false" draw:fit-to-size="false" fo:min-height="0.794cm" fo:min-width="3.023cm" fo:padding-top="0.125cm" fo:padding-bottom="0.125cm" fo:padding-left="0.25cm" fo:padding-right="0.25cm" fo:wrap-option="wrap" style:run-through="foreground"/>
    </style:style>
    <style:style style:name="gr10" style:family="graphic">
      <style:graphic-properties draw:stroke="solid" svg:stroke-width="0.026cm" svg:stroke-color="#ffffff" draw:stroke-linejoin="miter" draw:fill="solid" draw:fill-color="#ffffff" draw:textarea-vertical-align="top" draw:auto-grow-height="false" draw:fit-to-size="false" fo:min-height="1.178cm" fo:min-width="4.221cm" fo:padding-top="0.125cm" fo:padding-bottom="0.125cm" fo:padding-left="0.25cm" fo:padding-right="0.25cm" fo:wrap-option="wrap" style:run-through="foreground"/>
    </style:style>
    <style:style style:name="gr11" style:family="graphic">
      <style:graphic-properties draw:stroke="solid" svg:stroke-width="0.026cm" svg:stroke-color="#000000" draw:stroke-linejoin="round" draw:fill="none" draw:textarea-vertical-align="top" draw:auto-grow-height="false" draw:fit-to-size="false" fo:min-height="0.757cm" fo:min-width="3.258cm" fo:padding-top="0.125cm" fo:padding-bottom="0.125cm" fo:padding-left="0.25cm" fo:padding-right="0.25cm" fo:wrap-option="wrap" style:run-through="foreground"/>
    </style:style>
    <style:style style:name="gr12" style:family="graphic">
      <style:graphic-properties draw:stroke="solid" svg:stroke-width="0.026cm" svg:stroke-color="#000000" draw:marker-end="msArrowOpenEnd_20_5" draw:marker-end-width="0.316cm" draw:marker-end-center="false" draw:stroke-linejoin="round" draw:fill="none" draw:textarea-vertical-align="top" draw:auto-grow-height="false" draw:fit-to-size="false" fo:min-height="1.697cm" fo:min-width="9.786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lid-translation"><text:span text:style-name="T7">В</text:span></text:span><text:span text:style-name="tlid-translation"><text:span text:style-name="T8">ступ</text:span></text:span><text:span text:style-name="tlid-translation"><text:span text:style-name="T7"> до ітераторів у C</text:span></text:span><text:span text:style-name="tlid-translation"><text:span text:style-name="T8">і</text:span></text:span><text:span text:style-name="tlid-translation"><text:span text:style-name="T7">++</text:span></text:span></text:p>
      <text:p text:style-name="P17"><text:span text:style-name="T24"><text:line-break/></text:span><text:span text:style-name="tlid-translation"><text:span text:style-name="T7">Ітератор - це об'єкт (як </text:span></text:span><text:span text:style-name="tlid-translation"><text:span text:style-name="T8">вказівн</text:span></text:span><text:span text:style-name="tlid-translation"><text:span text:style-name="T7">ик), який вказує на елемент всередині контейнера. Ми можемо використовувати ітератори для переміщення по вмісту контейнера. Їх можна </text:span></text:span><text:span text:style-name="tlid-translation"><text:span text:style-name="T8">уявити</text:span></text:span><text:span text:style-name="tlid-translation"><text:span text:style-name="T7"> як щось подібне до вказівника, </text:span></text:span><text:span text:style-name="tlid-translation"><text:span text:style-name="T8">що</text:span></text:span><text:span text:style-name="tlid-translation"><text:span text:style-name="T7"> вказує на певне місце, і ми можемо отримати доступ до вмісту з цього конкретного місця.</text:span></text:span></text:p>
      <text:p text:style-name="P17"><text:span text:style-name="tlid-translation"><text:span text:style-name="T24">Ітератори забезпечують доступ до елементів контейнера. За допомогою ітераторів дуже зручно перебирати елементи. Итератор описується типом iterator. Але для кожного контейнера конкретний тип ітератора буде відрізнятися. Так, итератор для контейнера list &lt;int&gt; представляє тип list &lt;int&gt; :: iterator, а итератор контейнера vector &lt;int&gt; представляє тип vector &lt;int&gt; :: iterator і так далі. Для отримання ітераторів контейнери в C</text:span></text:span><text:span text:style-name="tlid-translation"><text:span text:style-name="T25">і</text:span></text:span><text:span text:style-name="tlid-translation"><text:span text:style-name="T24">++ <text:s/></text:span></text:span><text:span text:style-name="tlid-translation"><text:span text:style-name="T25">мають такі методи</text:span></text:span><text:span text:style-name="tlid-translation"><text:span text:style-name="T24">, як begin () і end (). Функція begin () повертає ітератор, який вказує на перший елемент контейнера (при наявності в контейнері елементів). Функція end ()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text:span></text:span><text:span text:style-name="tlid-translation"><text:span text:style-name="T25">і</text:span></text:span><text:span text:style-name="tlid-translation"><text:span text:style-name="T24">тератор begin НЕ дорівнює Ітератор</text:span></text:span><text:span text:style-name="tlid-translation"><text:span text:style-name="T25">у</text:span></text:span><text:span text:style-name="tlid-translation"><text:span text:style-name="T24"> end, то між ними є як мінімум один елемент. Обидві ці функції повертають ітератор для конкретного типу контейнер</text:span></text:span><text:span text:style-name="tlid-translation"><text:span text:style-name="T25">у</text:span></text:span><text:span text:style-name="tlid-translation"><text:span text:style-name="T24">:</text:span></text:span></text:p>
      <text:p text:style-name="P17"><text:span text:style-name="tlid-translation"><text:span text:style-name="T26">int ar[]= { 1,2,3,4 }</text:span></text:span></text:p>
      <text:p text:style-name="P17"><text:span text:style-name="tlid-translation"><text:span text:style-name="T26">std::vector&lt;int&gt; v(ar,ar+4) ;</text:span></text:span></text:p>
      <text:p text:style-name="P17"><text:span text:style-name="tlid-translation"><text:span text:style-name="T26">std::vector&lt;int&gt;::iterator iter = v.begin(); <text:s/>// отримуємо ітератор</text:span></text:span></text:p>
      <text:p text:style-name="P17"><text:span text:style-name="tlid-translation"><text:span text:style-name="T24">В даному випадку створюється вектор - контейнер типу vector, який містить значення типу int. І цей контейнер </text:span></text:span><text:span text:style-name="tlid-translation"><text:span text:style-name="T27">і</text:span></text:span><text:span text:style-name="tlid-translation"><text:span text:style-name="T24">н</text:span></text:span><text:span text:style-name="tlid-translation"><text:span text:style-name="T27">і</text:span></text:span><text:span text:style-name="tlid-translation"><text:span text:style-name="T24">ц</text:span></text:span><text:span text:style-name="tlid-translation"><text:span text:style-name="T27">і</text:span></text:span><text:span text:style-name="tlid-translation"><text:span text:style-name="T24">ал</text:span></text:span><text:span text:style-name="tlid-translation"><text:span text:style-name="T27">і</text:span></text:span><text:span text:style-name="tlid-translation"><text:span text:style-name="T24">зу</text:span></text:span><text:span text:style-name="tlid-translation"><text:span text:style-name="T27">є</text:span></text:span><text:span text:style-name="tlid-translation"><text:span text:style-name="T24">тся </text:span></text:span><text:span text:style-name="tlid-translation"><text:span text:style-name="T27">числами</text:span></text:span><text:span text:style-name="tlid-translation"><text:span text:style-name="T24"> {1, 2, 3, 4}. І через метод begin () можна отримати </text:span></text:span><text:soft-page-break/><text:span text:style-name="tlid-translation"><text:span text:style-name="T27">іт</text:span></text:span><text:span text:style-name="tlid-translation"><text:span text:style-name="T24">ератор д</text:span></text:span><text:span text:style-name="tlid-translation"><text:span text:style-name="T27">ля</text:span></text:span><text:span text:style-name="tlid-translation"><text:span text:style-name="T24"> цього контейнера. Причому цей ітератор буде вказувати на перший елемент контейнер</text:span></text:span><text:span text:style-name="tlid-translation"><text:span text:style-name="T27">у</text:span></text:span><text:span text:style-name="tlid-translation"><text:span text:style-name="T24">.</text:span></text:span></text:p>
      <text:p text:style-name="P17"><text:span text:style-name="tlid-translation"><text:span text:style-name="T24"><text:s/>Операції з ітераторами </text:span></text:span></text:p>
      <text:p text:style-name="P17"><text:span text:style-name="tlid-translation"><text:span text:style-name="T24">З ітераторами можна проводити наступні операції: </text:span></text:span></text:p>
      <text:p text:style-name="P17"><text:span text:style-name="tlid-translation"><text:span text:style-name="T24">* Iter: отримання елемента, на який вказує ітератор. </text:span></text:span><text:span text:style-name="T17">Якщо цей елемент має члени <text:s/></text:span><text:span text:style-name="T18">або методи</text:span><text:span text:style-name="T17">, то за допомогою опера</text:span><text:span text:style-name="T18">тору </text:span><text:span text:style-name="T22">→ <text:s/></text:span><text:span text:style-name="T23">(або через оператори зірочка та крапка)</text:span><text:span text:style-name="T22"> </text:span><text:span text:style-name="T17">можна </text:span><text:span text:style-name="T18">отримати д</text:span><text:span text:style-name="T17">оступ до них безпосередньо з ітератора.</text:span></text:p>
      <text:p text:style-name="P17"><text:span text:style-name="tlid-translation"><text:span text:style-name="T24">++ iter: переміщення ітератора вперед для звернення до наступного елементу </text:span></text:span></text:p>
      <text:p text:style-name="P17"><text:span text:style-name="tlid-translation"><text:span text:style-name="T24">--iter: переміщення ітератора назад для звернення до попереднього елемента. <text:s/></text:span></text:span><text:span text:style-name="tlid-translation"><text:span text:style-name="T27">(</text:span></text:span><text:span text:style-name="tlid-translation"><text:span text:style-name="T24">Ітератори контейнера forward_list не підтримують операцію декремента</text:span></text:span><text:span text:style-name="tlid-translation"><text:span text:style-name="T27">)</text:span></text:span><text:span text:style-name="tlid-translation"><text:span text:style-name="T24">. </text:span></text:span></text:p>
      <text:p text:style-name="P17"><text:span text:style-name="tlid-translation"><text:span text:style-name="T24">iter1 == iter2: два ітератора рівні, якщо вони вказують на один і той же елемент </text:span></text:span></text:p>
      <text:p text:style-name="P17"><text:span text:style-name="tlid-translation"><text:span text:style-name="T24">iter1! = iter2: два ітератора не рівні, якщо вони вказують на різні елементи. </text:span></text:span></text:p>
      <text:p text:style-name="P26"><text:span text:style-name="T59">Опера</text:span><text:span text:style-name="T60">тор присвоєння </text:span><text:span text:style-name="T59">= при</text:span><text:span text:style-name="T68">сво</text:span><text:span text:style-name="T59">ює ітератор (позицію елемента, на яку він посилається).</text:span></text:p>
      <text:p text:style-name="P26"><text:span text:style-name="tlid-translation"><text:span text:style-name="T31"/></text:span></text:p>
      <text:p text:style-name="P17"><text:span text:style-name="tlid-translation"><text:span text:style-name="T24">Наприклад, використовуємо ітератори для перебору елементів вектора:</text:span></text:span></text:p>
      <text:p text:style-name="P17"><text:span text:style-name="tlid-translation"><text:span text:style-name="T28">vector&lt;int&gt;::iterator iter = v.begin();<text:tab/>// отримуємо ітератор</text:span></text:span></text:p>
      <text:p text:style-name="P17"><text:span text:style-name="tlid-translation"><text:span text:style-name="T28">while(iter!=v.end())<text:tab/>// поки не досягнемо кінця вектору</text:span></text:span></text:p>
      <text:p text:style-name="P17"><text:span text:style-name="tlid-translation"><text:span text:style-name="T28"><text:tab/>{</text:span></text:span></text:p>
      <text:p text:style-name="P17"><text:span text:style-name="tlid-translation"><text:span text:style-name="T28"><text:tab/><text:tab/>std::cout &lt;&lt; *iter &lt;&lt; std::endl;// виводимо результат як значення вказівника</text:span></text:span></text:p>
      <text:p text:style-name="P17"><text:span text:style-name="tlid-translation"><text:span text:style-name="T28"><text:tab/><text:tab/>++iter;<text:tab/><text:tab/><text:tab/><text:tab/>// рухаємося по вектору </text:span></text:span><text:soft-page-break/><text:span text:style-name="tlid-translation"><text:span text:style-name="T28">інкрементуючи ітератор</text:span></text:span></text:p>
      <text:p text:style-name="P17"><text:span text:style-name="tlid-translation"><text:span text:style-name="T28"><text:tab/>}</text:span></text:span></text:p>
      <text:p text:style-name="P17"><text:span text:style-name="T24"><text:line-break/></text:span><text:span text:style-name="tlid-translation"><text:span text:style-name="T7">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а є </text:span></text:span><text:span text:style-name="tlid-translation"><text:span text:style-name="T9">вказівник</text:span></text:span><text:span text:style-name="tlid-translation"><text:span text:style-name="T7">. </text:span></text:span><text:span text:style-name="tlid-translation"><text:span text:style-name="T9">В</text:span></text:span><text:span text:style-name="tlid-translation"><text:span text:style-name="T7">казівник може вказува</text:span></text:span><text:span text:style-name="tlid-translation"><text:span text:style-name="T24">т</text:span></text:span><text:span text:style-name="tlid-translation"><text:span text:style-name="T7">и на елементи в масиві і може перебирати їх</text:span></text:span><text:span text:style-name="tlid-translation"><text:span text:style-name="T24"> за </text:span></text:span><text:span text:style-name="tlid-translation"><text:span text:style-name="T7">допомогою оператор</text:span></text:span><text:span text:style-name="tlid-translation"><text:span text:style-name="T10">у</text:span></text:span><text:span text:style-name="tlid-translation"><text:span text:style-name="T7"> інкременту (++). Але</text:span></text:span><text:span text:style-name="tlid-translation"><text:span text:style-name="T24"> не</text:span></text:span><text:span text:style-name="tlid-translation"><text:span text:style-name="T7"> всі ітератори мають </text:span></text:span><text:span text:style-name="tlid-translation"><text:span text:style-name="T9">всю</text:span></text:span><text:span text:style-name="tlid-translation"><text:span text:style-name="T7"> функціональн</text:span></text:span><text:span text:style-name="tlid-translation"><text:span text:style-name="T9">і</text:span></text:span><text:span text:style-name="tlid-translation"><text:span text:style-name="T7">ст</text:span></text:span><text:span text:style-name="tlid-translation"><text:span text:style-name="T9">ь</text:span></text:span><text:span text:style-name="tlid-translation"><text:span text:style-name="T7"> вказівник</text:span></text:span><text:span text:style-name="tlid-translation"><text:span text:style-name="T10">ів</text:span></text:span><text:span text:style-name="tlid-translation"><text:span text:style-name="T7">.</text:span></text:span><text:span text:style-name="T24"><text:line-break/></text:span><text:span text:style-name="tlid-translation"><text:span text:style-name="T24">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span></text:p>
      <text:p text:style-name="P31"><draw:g text:anchor-type="paragraph" draw:z-index="0" draw:name="Группа 2" draw:style-name="gr1"><draw:g draw:style-name="gr2"><draw:custom-shape draw:style-name="gr3" draw:text-style-name="P83" svg:width="13.752cm" svg:height="0.786cm" svg:x="1.497cm" svg:y="0.631cm"><text:p text:style-name="P82"><text:span text:style-name="T112">Довільний доступ (Random-A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83" svg:width="8.309cm" svg:height="0.708cm" svg:x="4.457cm" svg:y="1.349cm"><text:p text:style-name="P82"><text:span text:style-name="T113">Двосторнній (BIDERECT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84" svg:width="16.546cm" svg:height="4.55cm" svg:x="0.056cm" svg:y="0.7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 draw:text-style-name="P84" svg:width="12.549cm" svg:height="3.243cm" svg:x="1.954cm" svg:y="1.393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7" draw:text-style-name="P83" svg:width="5.599cm" svg:height="0.757cm" svg:x="5.588cm" svg:y="1.878cm"><text:p text:style-name="P82"><text:span text:style-name="T113">Односторнній(FORW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86" svg:width="4.924cm" svg:height="1.05cm" svg:x="8.768cm" svg:y="2.679cm"><text:p text:style-name="P85"><text:span text:style-name="T114"><text:s/></text:span><text:span text:style-name="T115"><text:s/></text:span><text:span text:style-name="T114"><text:s/></text:span><text:span text:style-name="T114">Виведення</text:span></text:p><text:p text:style-name="P85"><text:span text:style-name="T114"><text:s text:c="2"/></text:span><text:span text:style-name="T114">(OUTP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84" svg:width="3.634cm" svg:height="1.154cm" svg:x="8.96cm" svg:y="2.522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0" draw:text-style-name="P83" svg:width="4.721cm" svg:height="1.428cm" svg:x="3.965cm" svg:y="2.381cm"><text:p text:style-name="P82"><text:span text:style-name="T116"><text:s text:c="2"/></text:span><text:span text:style-name="T117"><text:s/></text:span><text:span text:style-name="T117">Введення</text:span></text:p><text:p text:style-name="P82"><text:span text:style-name="T117"><text:s text:c="3"/></text:span><text:span text:style-name="T117">(Inp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84" svg:width="3.865cm" svg:height="1.114cm" svg:x="4.418cm" svg:y="2.552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style-name="gr12" draw:text-style-name="P84" svg:width="10.496cm" svg:height="2.156cm" svg:x="3.132cm" svg:y="1.95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31"/>
      <text:p text:style-name="P31"/>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text:span></text:p>
      <text:p text:style-name="P68"><text:span text:style-name="tlid-translation"><text:span text:style-name="T24">Не кожен з цих ітераторів підтримується всіма контейнерами в </text:span></text:span><text:span text:style-name="tlid-translation"><text:span text:style-name="T7">STL</text:span></text:span><text:span text:style-name="tlid-translation"><text:span text:style-name="T24">, різні контейнери підтримують різні ітератори, </text:span></text:span><text:span text:style-name="tlid-translation"><text:span text:style-name="T28">наприклад,</text:span></text:span><text:span text:style-name="tlid-translation"><text:span text:style-name="T24"> вектори підтримують ітератори </text:span></text:span><text:span text:style-name="tlid-translation"><text:span text:style-name="T28">довільного</text:span></text:span><text:span text:style-name="tlid-translation"><text:span text:style-name="T24"> доступу, в той час як списки підтримують двонаправлені ітератори. Весь список наведено нижче:</text:span></text:span></text:p>
      <text:p text:style-name="P66"><text:span text:style-name="tlid-translation"><text:span text:style-name="T7"/></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8"><text:span text:style-name="tlid-translation"><text:span text:style-name="T24">Контейнер</text:span></text:span></text:p>
          </table:table-cell>
          <table:table-cell table:style-name="Таблица1.A1" office:value-type="string">
            <text:p text:style-name="P68"><text:span text:style-name="tlid-translation"><text:span text:style-name="T24">Тип підтримуваних ітераторів</text:span></text:span></text:p>
          </table:table-cell>
        </table:table-row>
        <table:table-row table:style-name="Таблица1.1">
          <table:table-cell table:style-name="Таблица1.A1" office:value-type="string">
            <text:p text:style-name="P68"><text:span text:style-name="tlid-translation"><text:span text:style-name="T24">вектор</text:span></text:span></text:p>
          </table:table-cell>
          <table:table-cell table:style-name="Таблица1.A1" office:value-type="string">
            <text:p text:style-name="P68"><text:span text:style-name="tlid-translation"><text:span text:style-name="T24">Довільного доступу</text:span></text:span></text:p>
          </table:table-cell>
        </table:table-row>
        <table:table-row table:style-name="Таблица1.1">
          <table:table-cell table:style-name="Таблица1.A1" office:value-type="string">
            <text:p text:style-name="P68"><text:span text:style-name="tlid-translation"><text:span text:style-name="T24">список</text:span></text:span></text:p>
          </table:table-cell>
          <table:table-cell table:style-name="Таблица1.A1" office:value-type="string">
            <text:p text:style-name="P68"><text:span text:style-name="tlid-translation"><text:span text:style-name="T24">Двонаправлений</text:span></text:span></text:p>
          </table:table-cell>
        </table:table-row>
        <table:table-row table:style-name="Таблица1.1">
          <table:table-cell table:style-name="Таблица1.A1" office:value-type="string">
            <text:p text:style-name="P68"><text:span text:style-name="tlid-translation"><text:span text:style-name="T24">дек</text:span></text:span></text:p>
          </table:table-cell>
          <table:table-cell table:style-name="Таблица1.A1" office:value-type="string">
            <text:p text:style-name="P68"><text:span text:style-name="tlid-translation"><text:span text:style-name="T24">Довільного доступу</text:span></text:span></text:p>
          </table:table-cell>
        </table:table-row>
        <text:soft-page-break/>
        <table:table-row table:style-name="Таблица1.1">
          <table:table-cell table:style-name="Таблица1.A1" office:value-type="string">
            <text:p text:style-name="P68"><text:span text:style-name="tlid-translation"><text:span text:style-name="T24">масив</text:span></text:span></text:p>
          </table:table-cell>
          <table:table-cell table:style-name="Таблица1.A1" office:value-type="string">
            <text:p text:style-name="P68"><text:span text:style-name="tlid-translation"><text:span text:style-name="T24">Довільного доступу(?)</text:span></text:span></text:p>
          </table:table-cell>
        </table:table-row>
        <table:table-row table:style-name="Таблица1.1">
          <table:table-cell table:style-name="Таблица1.A1" office:value-type="string">
            <text:p text:style-name="P68"><text:span text:style-name="tlid-translation"><text:span text:style-name="T24">Однонаправлений список</text:span></text:span></text:p>
          </table:table-cell>
          <table:table-cell table:style-name="Таблица1.A1" office:value-type="string">
            <text:p text:style-name="P68"><text:span text:style-name="tlid-translation"><text:span text:style-name="T24">Однонаправлений ітератор</text:span></text:span></text:p>
          </table:table-cell>
        </table:table-row>
        <table:table-row table:style-name="Таблица1.1">
          <table:table-cell table:style-name="Таблица1.A1" office:value-type="string">
            <text:p text:style-name="P68"><text:span text:style-name="tlid-translation"><text:span text:style-name="T24">відображення</text:span></text:span></text:p>
          </table:table-cell>
          <table:table-cell table:style-name="Таблица1.A1" office:value-type="string">
            <text:p text:style-name="P68"><text:span text:style-name="tlid-translation"><text:span text:style-name="T24">Двонаправлений</text:span></text:span></text:p>
          </table:table-cell>
        </table:table-row>
        <table:table-row table:style-name="Таблица1.1">
          <table:table-cell table:style-name="Таблица1.A1" office:value-type="string">
            <text:p text:style-name="P68"><text:span text:style-name="tlid-translation"><text:span text:style-name="T24">мультивідображення</text:span></text:span></text:p>
          </table:table-cell>
          <table:table-cell table:style-name="Таблица1.A1" office:value-type="string">
            <text:p text:style-name="P68"><text:span text:style-name="tlid-translation"><text:span text:style-name="T24">Двонаправлений</text:span></text:span></text:p>
          </table:table-cell>
        </table:table-row>
        <table:table-row table:style-name="Таблица1.1">
          <table:table-cell table:style-name="Таблица1.A1" office:value-type="string">
            <text:p text:style-name="P68"><text:span text:style-name="tlid-translation"><text:span text:style-name="T24">множина</text:span></text:span></text:p>
          </table:table-cell>
          <table:table-cell table:style-name="Таблица1.A1" office:value-type="string">
            <text:p text:style-name="P68"><text:span text:style-name="tlid-translation"><text:span text:style-name="T24">Двонаправлений</text:span></text:span></text:p>
          </table:table-cell>
        </table:table-row>
        <table:table-row table:style-name="Таблица1.1">
          <table:table-cell table:style-name="Таблица1.A1" office:value-type="string">
            <text:p text:style-name="P68"><text:span text:style-name="tlid-translation"><text:span text:style-name="T24">мультимножина</text:span></text:span></text:p>
          </table:table-cell>
          <table:table-cell table:style-name="Таблица1.A1" office:value-type="string">
            <text:p text:style-name="P68"><text:span text:style-name="tlid-translation"><text:span text:style-name="T24">Двонаправлений</text:span></text:span></text:p>
          </table:table-cell>
        </table:table-row>
        <table:table-row table:style-name="Таблица1.1">
          <table:table-cell table:style-name="Таблица1.A1" office:value-type="string">
            <text:p text:style-name="P68"><text:span text:style-name="tlid-translation"><text:span text:style-name="T24">стек</text:span></text:span></text:p>
          </table:table-cell>
          <table:table-cell table:style-name="Таблица1.A1" office:value-type="string">
            <text:p text:style-name="P68"><text:span text:style-name="tlid-translation"><text:span text:style-name="T24">Немає ітераторів</text:span></text:span></text:p>
          </table:table-cell>
        </table:table-row>
        <table:table-row table:style-name="Таблица1.1">
          <table:table-cell table:style-name="Таблица1.A1" office:value-type="string">
            <text:p text:style-name="P68"><text:span text:style-name="tlid-translation"><text:span text:style-name="T24">черга</text:span></text:span></text:p>
          </table:table-cell>
          <table:table-cell table:style-name="Таблица1.A1" office:value-type="string">
            <text:p text:style-name="P68"><text:span text:style-name="tlid-translation"><text:span text:style-name="T24">Немає ітераторів</text:span></text:span></text:p>
          </table:table-cell>
        </table:table-row>
        <table:table-row table:style-name="Таблица1.1">
          <table:table-cell table:style-name="Таблица1.A1" office:value-type="string">
            <text:p text:style-name="P68"><text:span text:style-name="tlid-translation"><text:span text:style-name="T24">черга з пріорітетом</text:span></text:span></text:p>
          </table:table-cell>
          <table:table-cell table:style-name="Таблица1.A1" office:value-type="string">
            <text:p text:style-name="P68"><text:span text:style-name="tlid-translation"><text:span text:style-name="T24">Немає ітераторів</text:span></text:span></text:p>
          </table:table-cell>
        </table:table-row>
      </table:table>
      <text:p text:style-name="P66"><text:span text:style-name="tlid-translation"><text:span text:style-name="T7"/></text:span></text:p>
      <text:p text:style-name="P66"><text:span text:style-name="tlid-translation"><text:span text:style-name="T7"/></text:span></text:p>
      <text:p text:style-name="P68"><text:span text:style-name="tlid-translation"><text:span text:style-name="T28">Таким чином, </text:span></text:span><text:span text:style-name="tlid-translation"><text:span text:style-name="T24">гр</text:span></text:span><text:span text:style-name="tlid-translation"><text:span text:style-name="T7">унтуючись на функціональності ітераторів, вони можуть бути розділені на п'ять основних категорій:</text:span></text:span><text:span text:style-name="T24"><text:line-break/></text:span><text:span text:style-name="tlid-translation"><text:span text:style-name="T7">1. Ітератори вводу</text:span></text:span><text:span text:style-name="tlid-translation"><text:span text:style-name="T38">(</text:span></text:span><text:span text:style-name="tlid-translation"><text:span text:style-name="T39">Inputiterators</text:span></text:span><text:span text:style-name="tlid-translation"><text:span text:style-name="T24">)</text:span></text:span><text:span text:style-name="tlid-translation"><text:span text:style-name="T7">: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span><text:span text:style-name="T24"><text:line-break/></text:span><text:span text:style-name="tlid-translation"><text:span text:style-name="T7">2. </text:span></text:span><text:span text:style-name="tlid-translation"><text:span text:style-name="T24">І</text:span></text:span><text:span text:style-name="tlid-translation"><text:span text:style-name="T7">тератори</text:span></text:span><text:span text:style-name="tlid-translation"><text:span text:style-name="T24"> виводу</text:span></text:span><text:span text:style-name="tlid-translation"><text:span text:style-name="T7">(</text:span></text:span><text:a xlink:type="simple" xlink:href="https://www.geeksforgeeks.org/output-iterators-cpp/" text:style-name="Internet_20_link" text:visited-style-name="Visited_20_Internet_20_Link"><text:span text:style-name="Strong"><text:span text:style-name="T7">Output Iterators</text:span></text:span></text:a><text:span text:style-name="tlid-translation"><text:span text:style-name="T7">):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text:span></text:span><text:span text:style-name="tlid-translation"><text:span text:style-name="T24">і</text:span></text:span><text:span text:style-name="tlid-translation"><text:span text:style-name="T7">ни) елементів.</text:span></text:span><text:span text:style-name="T24"><text:line-break/></text:span><text:span text:style-name="tlid-translation"><text:span text:style-name="T24">3. Однонаправлений ітератор (</text:span></text:span><text:a xlink:type="simple" xlink:href="https://www.geeksforgeeks.org/forward-iterators-in-cpp/" text:style-name="Internet_20_link" text:visited-style-name="Visited_20_Internet_20_Link"><text:span text:style-name="Strong"><text:span text:style-name="T7">ForwardIterator</text:span></text:span></text:a><text:span text:style-name="tlid-translation"><text:span text:style-name="T24">): Вони мають вищу ієрарахію, ніж вхідні і вихідні ітератори, і містять всі функції, присутні в цих двох ітераторах. </text:span></text:span><text:span text:style-name="tlid-translation"><text:span text:style-name="T7">Але, як випливає з назви, вони також можуть рухатися лише у прямому напрямку, і це теж один крок за один раз.</text:span></text:span><text:span text:style-name="T24"><text:line-break/></text:span><text:span text:style-name="tlid-translation"><text:span text:style-name="T7">4. Двонаправлені ітератори</text:span></text:span><text:span text:style-name="tlid-translation"><text:span text:style-name="T24">(</text:span></text:span><text:a xlink:type="simple" xlink:href="https://www.geeksforgeeks.org/bidirectional-iterators-in-cpp/" text:style-name="Internet_20_link" text:visited-style-name="Visited_20_Internet_20_Link"><text:span text:style-name="Strong"><text:span text:style-name="T7">Bidirectional Iterators</text:span></text:span></text:a><text:span text:style-name="tlid-translation"><text:span text:style-name="T24">)</text:span></text:span><text:span text:style-name="tlid-translation"><text:span text:style-name="T7">: Вони мають всі особливості </text:span></text:span><text:span text:style-name="tlid-translation"><text:span text:style-name="T24">форвард</text:span></text:span><text:span text:style-name="tlid-translation"><text:span text:style-name="T7"> ітераторів разом з </text:span></text:span><text:span text:style-name="tlid-translation"><text:span text:style-name="T24">але</text:span></text:span><text:span text:style-name="tlid-translation"><text:span text:style-name="T7"> вони можуть рухатися в обох напрямках, тому їх </text:span></text:span><text:span text:style-name="tlid-translation"><text:span text:style-name="T24">звуть </text:span></text:span><text:span text:style-name="tlid-translation"><text:span text:style-name="T7">двонаправлен</text:span></text:span><text:span text:style-name="tlid-translation"><text:span text:style-name="T24">ими</text:span></text:span><text:span text:style-name="tlid-translation"><text:span text:style-name="T7">.</text:span></text:span><text:span text:style-name="T24"><text:line-break/></text:span><text:span text:style-name="tlid-translation"><text:span text:style-name="T24">5. Ітератори прямого доступу(</text:span></text:span><text:a xlink:type="simple" xlink:href="https://www.geeksforgeeks.org/random-access-iterators-in-cpp/" text:style-name="Internet_20_link" text:visited-style-name="Visited_20_Internet_20_Link"><text:span text:style-name="Strong"><text:span text:style-name="T7">Random</text:span></text:span></text:a><text:a xlink:type="simple" xlink:href="https://www.geeksforgeeks.org/random-access-iterators-in-cpp/" text:style-name="Internet_20_link" text:visited-style-name="Visited_20_Internet_20_Link"><text:span text:style-name="Strong"><text:span text:style-name="T24">-</text:span></text:span></text:a><text:a xlink:type="simple" xlink:href="https://www.geeksforgeeks.org/random-access-iterators-in-cpp/" text:style-name="Internet_20_link" text:visited-style-name="Visited_20_Internet_20_Link"><text:span text:style-name="Strong"><text:span text:style-name="T7">AccessIterators</text:span></text:span></text:a><text:span text:style-name="tlid-translation"><text:span text:style-name="T24">): Вони є найпотужнішими ітераторами. </text:span></text:span><text:span text:style-name="tlid-translation"><text:span text:style-name="T7">Вони не обмежуються переміщенням послідовно, як свідчить їх назва, вони можуть </text:span></text:span><text:span text:style-name="tlid-translation"><text:span text:style-name="T24">безпосередньо</text:span></text:span><text:span text:style-name="tlid-translation"><text:span text:style-name="T7"> звертатися до будь-якого елемента всередині </text:span></text:span><text:soft-page-break/><text:span text:style-name="tlid-translation"><text:span text:style-name="T7">контейнера. </text:span></text:span><text:span text:style-name="tlid-translation"><text:span text:style-name="T24">Їх </text:span></text:span><text:span text:style-name="tlid-translation"><text:span text:style-name="T7">функціональні можливості такі ж, як і </text:span></text:span><text:span text:style-name="tlid-translation"><text:span text:style-name="T24">у вказівників</text:span></text:span><text:span text:style-name="tlid-translation"><text:span text:style-name="T7">.</text:span></text:span><text:span text:style-name="T24"><text:line-break/></text:span><text:span text:style-name="tlid-translation"><text:span text:style-name="T7">Наступна діаграма показує різницю в їх функціональності щодо різних операцій, які вони можуть виконувати.</text:span></text:span></text:p>
      <text:p text:style-name="P31"/>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31">Тип Ітератору</text:p>
          </table:table-cell>
          <table:table-cell table:style-name="Таблица2.A1" office:value-type="string">
            <text:p text:style-name="P31">Доступ</text:p>
          </table:table-cell>
          <table:table-cell table:style-name="Таблица2.A1" office:value-type="string">
            <text:p text:style-name="P31">Читання</text:p>
          </table:table-cell>
          <table:table-cell table:style-name="Таблица2.A1" office:value-type="string">
            <text:p text:style-name="P31">Запис</text:p>
          </table:table-cell>
          <table:table-cell table:style-name="Таблица2.A1" office:value-type="string">
            <text:p text:style-name="P31">Рух</text:p>
          </table:table-cell>
          <table:table-cell table:style-name="Таблица2.A1" office:value-type="string">
            <text:p text:style-name="P31">Порівняння</text:p>
          </table:table-cell>
        </table:table-row>
        <table:table-row table:style-name="Таблица2.1">
          <table:table-cell table:style-name="Таблица2.A1" office:value-type="string">
            <text:p text:style-name="P31">Введення</text:p>
          </table:table-cell>
          <table:table-cell table:style-name="Таблица2.A1" office:value-type="string">
            <text:p text:style-name="P57">-&gt;</text:p>
          </table:table-cell>
          <table:table-cell table:style-name="Таблица2.A1" office:value-type="string">
            <text:p text:style-name="P57">= *i</text:p>
          </table:table-cell>
          <table:table-cell table:style-name="Таблица2.A1" office:value-type="string">
            <text:p text:style-name="P31"/>
          </table:table-cell>
          <table:table-cell table:style-name="Таблица2.A1" office:value-type="string">
            <text:p text:style-name="P57">++</text:p>
          </table:table-cell>
          <table:table-cell table:style-name="Таблица2.A1" office:value-type="string">
            <text:p text:style-name="P26">==, !=</text:p>
          </table:table-cell>
        </table:table-row>
        <table:table-row table:style-name="Таблица2.1">
          <table:table-cell table:style-name="Таблица2.A1" office:value-type="string">
            <text:p text:style-name="P31">Виведення</text:p>
          </table:table-cell>
          <table:table-cell table:style-name="Таблица2.A1" office:value-type="string">
            <text:p text:style-name="P31"/>
          </table:table-cell>
          <table:table-cell table:style-name="Таблица2.A1" office:value-type="string">
            <text:p text:style-name="P31"/>
          </table:table-cell>
          <table:table-cell table:style-name="Таблица2.A1" office:value-type="string">
            <text:p text:style-name="P26">*<text:span text:style-name="T74">i</text:span>=</text:p>
          </table:table-cell>
          <table:table-cell table:style-name="Таблица2.A1" office:value-type="string">
            <text:p text:style-name="P26">++</text:p>
          </table:table-cell>
          <table:table-cell table:style-name="Таблица2.A1" office:value-type="string">
            <text:p text:style-name="P31"/>
          </table:table-cell>
        </table:table-row>
        <table:table-row table:style-name="Таблица2.1">
          <table:table-cell table:style-name="Таблица2.A1" office:value-type="string">
            <text:p text:style-name="P31">Форвард</text:p>
          </table:table-cell>
          <table:table-cell table:style-name="Таблица2.A1" office:value-type="string">
            <text:p text:style-name="P26">-&gt;</text:p>
          </table:table-cell>
          <table:table-cell table:style-name="Таблица2.A1" office:value-type="string">
            <text:p text:style-name="P26">= *<text:span text:style-name="T74">i</text:span></text:p>
          </table:table-cell>
          <table:table-cell table:style-name="Таблица2.A1" office:value-type="string">
            <text:p text:style-name="P26">*<text:span text:style-name="T74">i</text:span>=</text:p>
          </table:table-cell>
          <table:table-cell table:style-name="Таблица2.A1" office:value-type="string">
            <text:p text:style-name="P26">++</text:p>
          </table:table-cell>
          <table:table-cell table:style-name="Таблица2.A1" office:value-type="string">
            <text:p text:style-name="P26">==, !=</text:p>
          </table:table-cell>
        </table:table-row>
        <table:table-row table:style-name="Таблица2.1">
          <table:table-cell table:style-name="Таблица2.A1" office:value-type="string">
            <text:p text:style-name="P31">Двонаправлений</text:p>
          </table:table-cell>
          <table:table-cell table:style-name="Таблица2.A1" office:value-type="string">
            <text:p text:style-name="P31"/>
          </table:table-cell>
          <table:table-cell table:style-name="Таблица2.A1" office:value-type="string">
            <text:p text:style-name="P26">= *<text:span text:style-name="T74">i</text:span></text:p>
          </table:table-cell>
          <table:table-cell table:style-name="Таблица2.A1" office:value-type="string">
            <text:p text:style-name="P26">*<text:span text:style-name="T74">i</text:span>=</text:p>
          </table:table-cell>
          <table:table-cell table:style-name="Таблица2.A1" office:value-type="string">
            <text:p text:style-name="P26">++, --</text:p>
          </table:table-cell>
          <table:table-cell table:style-name="Таблица2.A1" office:value-type="string">
            <text:p text:style-name="P26">==, !=</text:p>
          </table:table-cell>
        </table:table-row>
        <table:table-row table:style-name="Таблица2.1">
          <table:table-cell table:style-name="Таблица2.A1" office:value-type="string">
            <text:p text:style-name="P31">Прямого доступу</text:p>
          </table:table-cell>
          <table:table-cell table:style-name="Таблица2.A1" office:value-type="string">
            <text:p text:style-name="P26">-&gt;, []</text:p>
          </table:table-cell>
          <table:table-cell table:style-name="Таблица2.A1" office:value-type="string">
            <text:p text:style-name="P26">= *<text:span text:style-name="T74">i</text:span></text:p>
          </table:table-cell>
          <table:table-cell table:style-name="Таблица2.A1" office:value-type="string">
            <text:p text:style-name="P26">*<text:span text:style-name="T74">i</text:span>=</text:p>
          </table:table-cell>
          <table:table-cell table:style-name="Таблица2.A1" office:value-type="string">
            <text:p text:style-name="P26">++,--, +=<text:span text:style-name="T74">,</text:span></text:p>
            <text:p text:style-name="P57">-=, +, -</text:p>
          </table:table-cell>
          <table:table-cell table:style-name="Таблица2.A1" office:value-type="string">
            <text:p text:style-name="P26">==, !=<text:span text:style-name="T74">, &lt;, &gt;,&gt;=, &lt;=</text:span></text:p>
          </table:table-cell>
        </table:table-row>
      </table:table>
      <text:p text:style-name="P31"/>
      <text:p text:style-name="P26"><text:span text:style-name="T61">Можна побачити, що </text:span><text:span text:style-name="T59">опера</text:span><text:span text:style-name="T60">тори </text:span><text:span text:style-name="T61">які використвуються для ітереторів</text:span><text:span text:style-name="T60"> </text:span><text:span text:style-name="T61">ма</text:span><text:span text:style-name="T59">ють інтерфейс, що точно збігається з інтерфейсом звичайних вказівників у мовах Cі </text:span><text:span text:style-name="T60">та </text:span><text:span text:style-name="T59">C</text:span><text:span text:style-name="T60">і</text:span><text:span text:style-name="T59">++, за допомогою яких можна обійти елементи </text:span><text:span text:style-name="T60">і </text:span><text:span text:style-name="T59">в</text:span><text:span text:style-name="T68"> з</text:span><text:span text:style-name="T59">вичайному масиві. </text:span></text:p>
      <text:p text:style-name="P26"><text:span text:style-name="T59">Різниця полягає в т</text:span><text:span text:style-name="T68">о</text:span><text:span text:style-name="T59">м</text:span><text:span text:style-name="T68">у</text:span><text:span text:style-name="T59">, що ітератор є інтелектуальним вказівником</text:span><text:span text:style-name="T78">, </text:span><text:span text:style-name="T59">тобто може обходити </text:span><text:span text:style-name="T68">б</text:span><text:span text:style-name="T59">ільш складні структури даних. Внутрішн</text:span><text:span text:style-name="T61">я</text:span><text:span text:style-name="T59"> пов</text:span><text:span text:style-name="T61">едінка</text:span><text:span text:style-name="T59"> ітераторів залежить від структури даних, по якій вони переміщаються. З цієї причини кожен контейнерний тип передбачає</text:span><text:span text:style-name="T68"> с</text:span><text:span text:style-name="T59">вій</text:span><text:span text:style-name="T68"> в</text:span><text:span text:style-name="T59">ласний вид ітераторів.</text:span><text:span text:style-name="T68"> У результаті ітератори мають загальний інтерфейс, але різні типи. Це безпосередньо приводить до концепції узагальненого програмування: </text:span><text:span text:style-name="T72">операції використовують однаковий інтерфейс, але мають різні типи</text:span><text:span text:style-name="T68">, 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28"/>
      <text:p text:style-name="P27">Методи контенерів для роботи з ітераторами</text:p>
      <text:p text:style-name="P28"/>
      <text:p text:style-name="P26"><text:soft-page-break/><text:span text:style-name="T59">Усі контейнерні класи </text:span><text:span text:style-name="T62">(послідовні контейнери та асоціативні контейнери)</text:span><text:span text:style-name="T59"> мають однакові основні функції-члени, що дозволяють переміщати</text:span><text:span text:style-name="T68"> і</text:span><text:span text:style-name="T59">тератори по елементах контейнера.</text:span><text:span text:style-name="T68"> </text:span></text:p>
      <text:p text:style-name="P18"><text:span text:style-name="Strong_20_Emphasis"><text:span text:style-name="T48">Метод</text:span></text:span><text:span text:style-name="Strong_20_Emphasis"><text:span text:style-name="T49">и р</text:span></text:span><text:span text:style-name="Strong_20_Emphasis"><text:span text:style-name="T48">обот</text:span></text:span><text:span text:style-name="Strong_20_Emphasis"><text:span text:style-name="T49">и</text:span></text:span><text:span text:style-name="Strong_20_Emphasis"><text:span text:style-name="T48"> з і</text:span></text:span><text:span text:style-name="Strong_20_Emphasis"><text:span text:style-name="T47">тератор</text:span></text:span><text:span text:style-name="Strong_20_Emphasis"><text:span text:style-name="T48">ами</text:span></text:span><text:span text:style-name="Strong_20_Emphasis"><text:span text:style-name="T50">:</text:span></text:span><text:span text:style-name="Strong_20_Emphasis"><text:span text:style-name="T47"> </text:span></text:span></text:p>
      <text:list xml:id="list8043353158162703549" text:style-name="WWNum2">
        <text:list-item>
          <text:p text:style-name="P80"><text:a xlink:type="simple" xlink:href="https://www.geeksforgeeks.org/vectorbegin-vectorend-c-stl/" text:style-name="Internet_20_link" text:visited-style-name="Visited_20_Internet_20_Link"><text:span text:style-name="Internet_20_link"><text:span text:style-name="T79">begin()</text:span></text:span></text:a><text:span text:style-name="T7"> – </text:span><text:span text:style-name="T24">повертає ітератор на перший обєкт вектору</text:span></text:p>
        </text:list-item>
        <text:list-item>
          <text:p text:style-name="P80"><text:a xlink:type="simple" xlink:href="https://www.geeksforgeeks.org/vectorbegin-vectorend-c-stl/" text:style-name="Internet_20_link" text:visited-style-name="Visited_20_Internet_20_Link"><text:span text:style-name="Internet_20_link"><text:span text:style-name="T79">end()</text:span></text:span></text:a><text:span text:style-name="T7"> – </text:span><text:span text:style-name="T24">повертає ітератор на останній обєкт вектору</text:span></text:p>
          <text:p text:style-name="P81">Починаючі зі стандарту С++11 додано ще наступні варіанти доступу до ітераторів:</text:p>
        </text:list-item>
        <text:list-item>
          <text:p text:style-name="P80"><text:a xlink:type="simple" xlink:href="https://www.geeksforgeeks.org/vector-rbegin-and-rend-function-in-c-stl/" text:style-name="Internet_20_link" text:visited-style-name="Visited_20_Internet_20_Link"><text:span text:style-name="Internet_20_link"><text:span text:style-name="T79">rbegin()</text:span></text:span></text:a><text:span text:style-name="T7"> – </text:span><text:span text:style-name="T24">повертає ітератор на останній обєкт вектору як на початковий</text:span><text:span text:style-name="T7"> (</text:span><text:span text:style-name="T40">reverse beginning</text:span><text:span text:style-name="T7">). </text:span><text:span text:style-name="T24">Рухається з останнього елементу до першого;</text:span></text:p>
        </text:list-item>
        <text:list-item>
          <text:p text:style-name="P80"><text:a xlink:type="simple" xlink:href="https://www.geeksforgeeks.org/vector-rbegin-and-rend-function-in-c-stl/" text:style-name="Internet_20_link" text:visited-style-name="Visited_20_Internet_20_Link"><text:span text:style-name="Internet_20_link"><text:span text:style-name="T79">rend()</text:span></text:span></text:a><text:span text:style-name="T7"> – </text:span><text:span text:style-name="T24">повертає ітератор на перший обєкт вектору як на останній</text:span><text:span text:style-name="T7"> (</text:span><text:span text:style-name="T40">reverse beginning</text:span><text:span text:style-name="T7">). </text:span><text:span text:style-name="T24">Рухається з останнього елементу до першого;</text:span></text:p>
        </text:list-item>
        <text:list-item>
          <text:p text:style-name="P80"><text:a xlink:type="simple" xlink:href="https://www.geeksforgeeks.org/vector-cbegin-vector-cend-c-stl/" text:style-name="Internet_20_link" text:visited-style-name="Visited_20_Internet_20_Link"><text:span text:style-name="Internet_20_link"><text:span text:style-name="T79">cbegin()</text:span></text:span></text:a><text:span text:style-name="T7"> – </text:span><text:span text:style-name="T11">п</text:span><text:span text:style-name="T24">овертає константний ітератор на преший елемент;</text:span><text:span text:style-name="T7"> </text:span></text:p>
        </text:list-item>
        <text:list-item>
          <text:p text:style-name="P80"><text:a xlink:type="simple" xlink:href="https://www.geeksforgeeks.org/vector-cbegin-vector-cend-c-stl/" text:style-name="Internet_20_link" text:visited-style-name="Visited_20_Internet_20_Link"><text:span text:style-name="Internet_20_link"><text:span text:style-name="T79">cend()</text:span></text:span></text:a><text:span text:style-name="T7"> – </text:span><text:span text:style-name="T11">п</text:span><text:span text:style-name="T24">овертає константний ітератор на останній елемент;</text:span><text:span text:style-name="T7"> </text:span></text:p>
        </text:list-item>
        <text:list-item>
          <text:p text:style-name="P80"><text:a xlink:type="simple" xlink:href="https://www.geeksforgeeks.org/vectorcrend-vectorcrbegin-examples/" text:style-name="Internet_20_link" text:visited-style-name="Visited_20_Internet_20_Link"><text:span text:style-name="Internet_20_link"><text:span text:style-name="T79">crbegin()</text:span></text:span></text:a><text:span text:style-name="T7"> – </text:span><text:span text:style-name="T24">повератає констан</text:span><text:span text:style-name="T29">тн</text:span><text:span text:style-name="T24">ий реверсивний оператор </text:span><text:span text:style-name="T29">на початок</text:span><text:span text:style-name="T24">;</text:span></text:p>
        </text:list-item>
        <text:list-item>
          <text:p text:style-name="P77"><text:a xlink:type="simple" xlink:href="https://www.geeksforgeeks.org/vectorcrend-vectorcrbegin-examples/" text:style-name="Internet_20_link" text:visited-style-name="Visited_20_Internet_20_Link"><text:span text:style-name="Internet_20_link"><text:span text:style-name="T80">crend()</text:span></text:span></text:a><text:span text:style-name="T40"> – </text:span><text:span text:style-name="T41">п</text:span><text:span text:style-name="T24">овератає констан</text:span><text:span text:style-name="T29">тн</text:span><text:span text:style-name="T24">ий реверсивний оператор </text:span><text:span text:style-name="T29">на кінець вектору.</text:span></text:p>
          <text:p text:style-name="P78"/>
        </text:list-item>
      </text:list>
      <text:p text:style-name="P26"><text:span text:style-name="T68">Функція </text:span><text:span text:style-name="T78">begin</text:span><text:span text:style-name="T73">()</text:span><text:span text:style-name="T68">повертає ітератор, що представляє початок контейнера, тобто позицію першого елемента, якщо такий мається в контейнері.</text:span></text:p>
      <text:p text:style-name="P54"/>
      <text:p text:style-name="P26"><text:span text:style-name="T59">Функція </text:span><text:span text:style-name="T78">end() </text:span><text:span text:style-name="T59">повертає ітератор, що представляє кінець контейнера, тобто позицію</text:span><text:span text:style-name="T68">, </text:span><text:span text:style-name="T59">що слідує</text:span><text:span text:style-name="T68"> з</text:span><text:span text:style-name="T59">а останнім елементом.</text:span></text:p>
      <text:p text:style-name="P26"><text:span text:style-name="T68">Такий ітератор називається позамежним (</text:span><text:span text:style-name="T75">past</text:span><text:span text:style-name="T68">-</text:span><text:span text:style-name="T75">the</text:span><text:span text:style-name="T68">-</text:span><text:span text:style-name="T75">end iterator</text:span><text:span text:style-name="T68">).</text:span></text:p>
      <text:p text:style-name="P54"/>
      <text:p text:style-name="P26"><text:soft-page-break/><text:span text:style-name="T68">Таким чином, функції – члени </text:span><text:span text:style-name="T78">begin</text:span><text:span text:style-name="T73">()</text:span><text:span text:style-name="T68">і </text:span><text:span text:style-name="T78">end</text:span><text:span text:style-name="T73">() </text:span><text:span text:style-name="T68">визначають напіввідкритий діапазон (</text:span><text:span text:style-name="T59">half</text:span><text:span text:style-name="T68">-</text:span><text:span text:style-name="T59">open range</text:span><text:span text:style-name="T68">), що включає перший елемент і не </text:span><text:span text:style-name="T69">включає</text:span><text:span text:style-name="T68"> останній. </text:span></text:p>
      <text:p text:style-name="P28">Напіввідкритий діапазон має дві переваги.</text:p>
      <text:p text:style-name="P26"><text:span text:style-name="T59">1. Існує простий критерій зупинки циклу при обході всіх елементів: Цикл продовжується, поки не буде досягнута позиція </text:span><text:span text:style-name="T78">end()</text:span><text:span text:style-name="T59">.</text:span></text:p>
      <text:p text:style-name="P26"><text:span text:style-name="T59">2. Він дозволяє уникнути спеціальної обробки порожніх діапазонів.</text:span><text:span text:style-name="T68"> Для порожніх діапазонів позиція </text:span><text:span text:style-name="T78">begin</text:span><text:span text:style-name="T73">() </text:span><text:span text:style-name="T68">збігається з позицією </text:span><text:span text:style-name="T78">end</text:span><text:span text:style-name="T73">()</text:span><text:span text:style-name="T68">.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span></text:p>
      <text:p text:style-name="P56"/>
      <text:p text:style-name="P25"><text:span text:style-name="Source_20_Text"><text:span text:style-name="T40">// iterator, begin() and end() </text:span></text:span></text:p>
      <text:p text:style-name="P25"><text:span text:style-name="Source_20_Text"><text:span text:style-name="T40">#include&lt;iostream&gt; </text:span></text:span></text:p>
      <text:p text:style-name="P25"><text:span text:style-name="Source_20_Text"><text:span text:style-name="T40">#include&lt;iterator&gt; // for iterators </text:span></text:span></text:p>
      <text:p text:style-name="P25"><text:span text:style-name="Source_20_Text"><text:span text:style-name="T40">#include&lt;vector&gt; // for vectors </text:span></text:span></text:p>
      <text:p text:style-name="P25"><text:span text:style-name="Source_20_Text"><text:span text:style-name="T40">usingnamespacestd; </text:span></text:span></text:p>
      <text:p text:style-name="P25"><text:span text:style-name="Source_20_Text"><text:span text:style-name="T40">intmain() </text:span></text:span></text:p>
      <text:p text:style-name="P25"><text:span text:style-name="Source_20_Text"><text:span text:style-name="T40">{ </text:span></text:span></text:p>
      <text:p text:style-name="P25"><text:span text:style-name="Source_20_Text"><text:span text:style-name="T40">vector&lt;int&gt; ar = { 1, 2, 3, 4, 5 }; </text:span></text:span></text:p>
      <text:p text:style-name="P24"/>
      <text:p text:style-name="P25"><text:span text:style-name="Source_20_Text"><text:span text:style-name="T40">// Declaring iterator to a vector </text:span></text:span></text:p>
      <text:p text:style-name="P25"><text:span text:style-name="Source_20_Text"><text:span text:style-name="T40">vector&lt;int&gt;::iterator ptr; </text:span></text:span></text:p>
      <text:p text:style-name="P24"/>
      <text:p text:style-name="P25"><text:span text:style-name="Source_20_Text"><text:span text:style-name="T40">// Displaying vector elements using begin() and end() </text:span></text:span></text:p>
      <text:p text:style-name="P25"><text:span text:style-name="Source_20_Text"><text:span text:style-name="T40">cout &lt;&lt; "The vector elements are : "; </text:span></text:span></text:p>
      <text:p text:style-name="P25"><text:span text:style-name="Source_20_Text"><text:span text:style-name="T40">for(ptr = ar.begin(); ptr &lt; ar.end(); ptr++) </text:span></text:span></text:p>
      <text:p text:style-name="P25"><text:span text:style-name="Source_20_Text"><text:span text:style-name="T40">cout &lt;&lt; *ptr &lt;&lt; " "; </text:span></text:span></text:p>
      <text:p text:style-name="P25"><text:span text:style-name="Source_20_Text"><text:span text:style-name="T40"/></text:span></text:p>
      <text:p text:style-name="P68"><text:span text:style-name="Source_20_Text"><text:span text:style-name="T40">}</text:span></text:span></text:p>
      <text:p text:style-name="P62"/>
      <text:p text:style-name="P58">З Сі++11 для отримання константного ітератору const_iterator можна використовувати та методи отримання <text:s/>cbegin() та cend():</text:p>
      <text:p text:style-name="P58"/>
      <text:p text:style-name="P59"><text:soft-page-break/><text:tab/>std::vector&lt;int&gt; v { 1, 2, 3, 4, 5 };</text:p>
      <text:p text:style-name="P59"><text:s text:c="8"/>//std::vector&lt;int&gt;::const_iterator iter;</text:p>
      <text:p text:style-name="P59"><text:tab/>for ( auto iter = v.cbegin(); iter != v.cend(); ++iter){</text:p>
      <text:p text:style-name="P59"><text:tab/><text:tab/>std::cout &lt;&lt; *iter &lt;&lt; " ";</text:p>
      <text:p text:style-name="P59"><text:tab/><text:tab/>// це неможливо бо ітератор константний</text:p>
      <text:p text:style-name="P59"><text:tab/><text:tab/>//*iter = (*iter) * (*iter);</text:p>
      <text:p text:style-name="P59"><text:tab/>}</text:p>
      <text:p text:style-name="P59"><text:tab/>std::cout &lt;&lt; std::endl;</text:p>
      <text:p text:style-name="P59">Результат:</text:p>
      <text:p text:style-name="P59">1 2 3 4 5</text:p>
      <text:p text:style-name="P59"/>
      <text:p text:style-name="P58"/>
      <text:p text:style-name="P58">Реверсивні ітератори (Сі++11)</text:p>
      <text:p text:style-name="P58"/>
      <text:p text:style-name="P58">Реверсивні ітератори дозволяють перебирати елементи контейнеру в зворотному напрямку. Для отримання реверсівного ітератору використовують методи контейнерів rbegin() та rend(), а сам ітератор утворює тип reverse_iterator.</text:p>
      <text:p text:style-name="P58">Так саме для реверсівногоітератору існує констаннта форма const_reverse_iterator яку можна отримати за допомогою методів crbegin() и crend():</text:p>
      <text:p text:style-name="P58"/>
      <text:p text:style-name="P59">std::vector&lt;int&gt; v { 1, 2, 3, 4, 5 };</text:p>
      <text:p text:style-name="P59"><text:s text:c="8"/>for (std::vector&lt;int&gt;::reverse_iterator iter = v.rbegin(); iter != v.rend(); ++iter){</text:p>
      <text:p text:style-name="P59"><text:s/><text:tab/><text:tab/>std::cout &lt;&lt; *iter &lt;&lt; " ";</text:p>
      <text:p text:style-name="P59"><text:s text:c="15"/>*iter = (*iter) * (*iter);</text:p>
      <text:p text:style-name="P59"><text:tab/>}</text:p>
      <text:p text:style-name="P59"><text:tab/>std::cout &lt;&lt; "\n";</text:p>
      <text:p text:style-name="P59"/>
      <text:p text:style-name="P59"><text:s text:c="7"/>for (std::vector&lt;int&gt;::const_reverse_iterator iter = v.crbegin(); iter != v.crend(); ++iter)</text:p>
      <text:p text:style-name="P59"><text:tab/>{</text:p>
      <text:p text:style-name="P59"><text:tab/><text:tab/>std::cout &lt;&lt; *iter &lt;&lt; " ";</text:p>
      <text:p text:style-name="P59"><text:tab/><text:tab/>// неможливо бо ітератор константний</text:p>
      <text:p text:style-name="P59"><text:tab/><text:tab/>//*iter = (*iter) * (*iter);</text:p>
      <text:p text:style-name="P59"><text:soft-page-break/><text:tab/>}</text:p>
      <text:p text:style-name="P59">Результат:</text:p>
      <text:p text:style-name="P59">5 4 3 2 1 </text:p>
      <text:p text:style-name="P59">25 16 9 4 1</text:p>
      <text:p text:style-name="P62"/>
      <text:p text:style-name="P60">Функції роботи з ітераторами бібліотеки <text:span text:style-name="Strong">iterator</text:span></text:p>
      <text:p text:style-name="P62"/>
      <text:p text:style-name="P1"><text:span text:style-name="T82">В бібліотеці &lt;</text:span><text:span text:style-name="Strong"><text:span text:style-name="T83">iterator</text:span></text:span><text:span text:style-name="Strong"><text:span text:style-name="T82">&gt; визначені деякі додаткові до стандартних функцій корисні функції для маніпулювання з ітераторами.</text:span></text:span></text:p>
      <text:p text:style-name="P1"><text:span text:style-name="Strong"><text:span text:style-name="T82">Серед них можна виділити наступні:</text:span></text:span></text:p>
      <text:p text:style-name="P4"><text:span text:style-name="Strong"><text:span text:style-name="T47">advance(</text:span></text:span><text:span text:style-name="Strong"><text:span text:style-name="T51">iter, n</text:span></text:span><text:span text:style-name="Strong"><text:span text:style-name="T47">) <text:s/>- </text:span></text:span><text:span text:style-name="Strong"><text:span text:style-name="T51">інкрементує ітератор iter на визначену кількість позицій n.</text:span></text:span></text:p>
      <text:p text:style-name="P25"><text:span text:style-name="Source_20_Text"><text:span text:style-name="T42">int mas[] ={1,2,3,4,5, 10,20,30};</text:span></text:span></text:p>
      <text:p text:style-name="P25"><text:span text:style-name="Source_20_Text"><text:span text:style-name="T42"/></text:span></text:p>
      <text:p text:style-name="P25"><text:span text:style-name="Source_20_Text"><text:span text:style-name="T42">std::vector&lt;int&gt; ar(mas,mas+5);</text:span></text:span></text:p>
      <text:p text:style-name="P25"><text:span text:style-name="Source_20_Text"><text:span text:style-name="T42">std::vector&lt;int&gt;::iterator ptr = ar.begin();</text:span></text:span></text:p>
      <text:p text:style-name="P25"><text:span text:style-name="Source_20_Text"><text:span text:style-name="T42">std::advance(ptr, 3);</text:span></text:span></text:p>
      <text:p text:style-name="P25"><text:span text:style-name="Source_20_Text"><text:span text:style-name="T42">//ptr += 3; // буде виконувати те саме</text:span></text:span></text:p>
      <text:p text:style-name="P25"><text:span text:style-name="Source_20_Text"><text:span text:style-name="T42">std::cout &lt;&lt; "Third element is : "&lt;&lt;*ptr;</text:span></text:span></text:p>
      <text:p text:style-name="P25"><text:span text:style-name="Source_20_Text"><text:span text:style-name="T42"/></text:span></text:p>
      <text:p text:style-name="P25"><text:span text:style-name="Source_20_Text"><text:span text:style-name="T42"/></text:span></text:p>
      <text:p text:style-name="P25"><text:span text:style-name="Source_20_Text"><text:span text:style-name="T42">std::list&lt;int&gt; list1(mas,mas+5);</text:span></text:span></text:p>
      <text:p text:style-name="P25"><text:span text:style-name="Source_20_Text"><text:span text:style-name="T42">std::list&lt;int&gt; list2(mas+6,mas+8);</text:span></text:span></text:p>
      <text:p text:style-name="P25"><text:span text:style-name="Source_20_Text"><text:span text:style-name="T42">std::list&lt;int&gt;::iterator ptr2 = list1.begin();</text:span></text:span></text:p>
      <text:p text:style-name="P25"><text:span text:style-name="Source_20_Text"><text:span text:style-name="T42">std::advance(ptr2, 3);</text:span></text:span></text:p>
      <text:p text:style-name="P25"><text:span text:style-name="Source_20_Text"><text:span text:style-name="T42">//ptr += 3; // А ось для списку цей варіант некоректний</text:span></text:span></text:p>
      <text:p text:style-name="P25"><text:span text:style-name="Source_20_Text"><text:span text:style-name="T42">std::cout &lt;&lt; "Third element is : "&lt;&lt;*ptr2;</text:span></text:span></text:p>
      <text:p text:style-name="P67"><text:span text:style-name="Source_20_Text"><text:span text:style-name="T7"/></text:span></text:p>
      <text:p text:style-name="P4"><text:span text:style-name="Strong"><text:span text:style-name="T47">6. inserter(</text:span></text:span><text:span text:style-name="Strong"><text:span text:style-name="T51">cont, iter</text:span></text:span><text:span text:style-name="Strong"><text:span text:style-name="T47">) - </text:span></text:span><text:span text:style-name="Strong"><text:span text:style-name="T51">функція для вставки елементів в будь-яку позицію контейнеру. </text:span></text:span><text:span text:style-name="Strong"><text:span text:style-name="T47"><text:s/></text:span></text:span><text:span text:style-name="Strong"><text:span text:style-name="T51">Аргументи — контейнер та ітератор на позицію куди треба вставляти елементи. </text:span></text:span><text:span text:style-name="Strong"><text:span text:style-name="T52">Функція повертає</text:span></text:span><text:span text:style-name="Strong"><text:span text:style-name="T51"> </text:span></text:span><text:soft-page-break/><text:span text:style-name="Strong"><text:span text:style-name="T52">insert_iterator який дозволяє вставити елементи в інший контейнер.</text:span></text:span></text:p>
      <text:p text:style-name="P2">#include&lt;vector&gt; // for vectors</text:p>
      <text:p text:style-name="P2">#include&lt;deque&gt; // for deque</text:p>
      <text:p text:style-name="P2">#include&lt;list&gt; // for list</text:p>
      <text:p text:style-name="P2">// друк елементів будь-якої колекції</text:p>
      <text:p text:style-name="P2">template&lt;class Coll&gt; void printCollect(Coll &amp; v){</text:p>
      <text:p text:style-name="P2"><text:s text:c="2"/>typename Coll::const_iterator it = v.begin();</text:p>
      <text:p text:style-name="P2"><text:s text:c="2"/>for(;it!=v.end();++it){</text:p>
      <text:p text:style-name="P2"><text:s text:c="4"/>std::cout&lt;&lt;*it&lt;&lt;" ";</text:p>
      <text:p text:style-name="P2"><text:s/>} </text:p>
      <text:p text:style-name="P2"><text:s/>std::cout&lt;&lt;"\n";</text:p>
      <text:p text:style-name="P2">}</text:p>
      <text:p text:style-name="P2"/>
      <text:p text:style-name="P2">int main() {</text:p>
      <text:p text:style-name="P2">int mas[] ={1,2,3,4,5, 10,20,30};</text:p>
      <text:p text:style-name="P2">std::vector&lt;int&gt; resulting(mas,mas+5); // куди вставляємо</text:p>
      <text:p text:style-name="P2">std::vector&lt;int&gt; to_insert(mas+6,mas+8); // що вставляємо</text:p>
      <text:p text:style-name="P2">std::vector&lt;int&gt;::iterator ptr = resulting.begin();</text:p>
      <text:p text:style-name="P2">std::advance(ptr, 3); // на 3 позицію ітератор</text:p>
      <text:p text:style-name="P2">//ptr += 3; // для вектору це те саме що і попоредній рядок</text:p>
      <text:p text:style-name="P2">std::cout &lt;&lt; "Third element is : "&lt;&lt;*ptr&lt;&lt;"\n"; </text:p>
      <text:p text:style-name="P2">std::insert_iterator&lt;std::vector&lt;int&gt; &gt; ari = inserter(resulting, ptr); // куди вставляти</text:p>
      <text:p text:style-name="P2"><text:soft-page-break/>//std::insert_iterator&lt;std::vector&lt;int&gt; &gt; ari(resulting, ptr);</text:p>
      <text:p text:style-name="P2">// копіюємо вміст to_insert(без 1-го ел-ту) в resulting </text:p>
      <text:p text:style-name="P2">std::copy(to_insert.begin()+1, to_insert.end(), ari); </text:p>
      <text:p text:style-name="P2">std::cout &lt;&lt; "The new vector after inserting elements is : ";</text:p>
      <text:p text:style-name="P2">printCollect(resulting);</text:p>
      <text:p text:style-name="P2">// те саме для списку</text:p>
      <text:p text:style-name="P2">std::list&lt;int&gt; list1(mas,mas+5);</text:p>
      <text:p text:style-name="P2">std::list&lt;int&gt;::iterator ptr2 = list1.begin();</text:p>
      <text:p text:style-name="P2">std::advance(ptr2, 3);</text:p>
      <text:p text:style-name="P2">//ptr += 3; // а ось для списку це некоректно</text:p>
      <text:p text:style-name="P2">std::cout &lt;&lt; "Third element is : "&lt;&lt;*ptr2&lt;&lt;"\n";</text:p>
      <text:p text:style-name="P2">std::copy(to_insert .begin(), to_insert.end(), inserter(list1,ptr2));</text:p>
      <text:p text:style-name="P2">std::cout &lt;&lt; "The new list after inserting elements is : ";</text:p>
      <text:p text:style-name="P2">printCollect(list1);</text:p>
      <text:p text:style-name="P2">}</text:p>
      <text:p text:style-name="P3"><text:span text:style-name="Source_20_Text"><text:span text:style-name="T12">Результат:</text:span></text:span></text:p>
      <text:p text:style-name="P3"><text:span text:style-name="Source_20_Text"><text:span text:style-name="T13">Third element is : 4</text:span></text:span></text:p>
      <text:p text:style-name="P3"><text:span text:style-name="Source_20_Text"><text:span text:style-name="T13">The new vector after inserting elements is : 1 2 3 30 4 5 </text:span></text:span></text:p>
      <text:p text:style-name="P3"><text:span text:style-name="Source_20_Text"><text:span text:style-name="T13">Third element is : 4</text:span></text:span></text:p>
      <text:p text:style-name="P3"><text:span text:style-name="Source_20_Text"><text:span text:style-name="T13">The new list after inserting elements is : 1 2 3 20 30 4 5 </text:span></text:span></text:p>
      <text:p text:style-name="P3"><text:span text:style-name="Source_20_Text"><text:span text:style-name="T13"/></text:span></text:p>
      <text:p text:style-name="P3"><text:span text:style-name="Source_20_Text"><text:span text:style-name="T53">Аналогічно до </text:span></text:span><text:span text:style-name="Source_20_Text"><text:span text:style-name="T54">функції</text:span></text:span><text:span text:style-name="Source_20_Text"><text:span text:style-name="T53"> </text:span></text:span><text:span text:style-name="Strong"><text:span text:style-name="T53">inserter визначені функції</text:span></text:span></text:p>
      <text:p text:style-name="P3"><text:span text:style-name="Strong"><text:span text:style-name="T53">back_inserter(), front_inserter() які вставляють відповідно в початок та кінець колекції. </text:span></text:span></text:p>
      <text:p text:style-name="P67"><text:soft-page-break/><text:span text:style-name="Source_20_Text"><text:span text:style-name="T7"/></text:span></text:p>
      <text:p text:style-name="P67"><text:span text:style-name="Source_20_Text"><text:span text:style-name="T14"><text:s text:c="2"/>std::deque&lt;int&gt; foo,bar;</text:span></text:span></text:p>
      <text:p text:style-name="P67"><text:span text:style-name="Source_20_Text"><text:span text:style-name="T14"><text:s text:c="2"/>for (int i=1; i&lt;=5; i++){ foo.push_back(i); bar.push_back(i*10); }</text:span></text:span></text:p>
      <text:p text:style-name="P67"><text:span text:style-name="Source_20_Text"><text:span text:style-name="T14"/></text:span></text:p>
      <text:p text:style-name="P67"><text:span text:style-name="Source_20_Text"><text:span text:style-name="T14"><text:s text:c="2"/>std::copy (bar.begin(),bar.end(),std::front_inserter(foo));</text:span></text:span></text:p>
      <text:p text:style-name="P67"><text:span text:style-name="Source_20_Text"><text:span text:style-name="T14"/></text:span></text:p>
      <text:p text:style-name="P67"><text:span text:style-name="Source_20_Text"><text:span text:style-name="T14"><text:s text:c="2"/>std::cout &lt;&lt; "foo after front insert contains:";</text:span></text:span></text:p>
      <text:p text:style-name="P67"><text:span text:style-name="Source_20_Text"><text:span text:style-name="T14"><text:s text:c="2"/>/*for ( std::deque&lt;int&gt;::iterator it = foo.begin(); it!= foo.end(); ++it )</text:span></text:span></text:p>
      <text:p text:style-name="P67"><text:span text:style-name="Source_20_Text"><text:span text:style-name="T14"><text:s text:c="10"/>std::cout &lt;&lt; ' ' &lt;&lt; *it;</text:span></text:span></text:p>
      <text:p text:style-name="P67"><text:span text:style-name="Source_20_Text"><text:span text:style-name="T14"><text:s text:c="2"/>std::cout &lt;&lt; '\n';*/</text:span></text:span></text:p>
      <text:p text:style-name="P67"><text:span text:style-name="Source_20_Text"><text:span text:style-name="T14">printCollect(foo);</text:span></text:span></text:p>
      <text:p text:style-name="P67"><text:span text:style-name="Source_20_Text"><text:span text:style-name="T14"/></text:span></text:p>
      <text:p text:style-name="P67"><text:span text:style-name="Source_20_Text"><text:span text:style-name="T14"><text:s text:c="2"/>std::vector&lt;int&gt; foo1,bar1;</text:span></text:span></text:p>
      <text:p text:style-name="P67"><text:span text:style-name="Source_20_Text"><text:span text:style-name="T14"><text:s text:c="2"/>for (int i=1; i&lt;=5; i++)</text:span></text:span></text:p>
      <text:p text:style-name="P67"><text:span text:style-name="Source_20_Text"><text:span text:style-name="T14"><text:s text:c="2"/>{ foo1.push_back(i); bar1.push_back(i*10); }</text:span></text:span></text:p>
      <text:p text:style-name="P67"><text:span text:style-name="Source_20_Text"><text:span text:style-name="T14"/></text:span></text:p>
      <text:p text:style-name="P67"><text:span text:style-name="Source_20_Text"><text:span text:style-name="T14"><text:s text:c="2"/>std::copy (bar1.begin(),bar1.end(),back_inserter(foo1));</text:span></text:span></text:p>
      <text:p text:style-name="P67"><text:span text:style-name="Source_20_Text"><text:span text:style-name="T14"/></text:span></text:p>
      <text:p text:style-name="P67"><text:span text:style-name="Source_20_Text"><text:span text:style-name="T14"><text:s text:c="2"/>std::cout &lt;&lt; "foo after back insert contains:";</text:span></text:span></text:p>
      <text:p text:style-name="P67"><text:span text:style-name="Source_20_Text"><text:span text:style-name="T14">/* <text:s/>for ( std::vector&lt;int&gt;::iterator it = foo.begin(); it!= foo.end(); ++it )</text:span></text:span></text:p>
      <text:p text:style-name="P67"><text:span text:style-name="Source_20_Text"><text:span text:style-name="T14"><text:s text:c="10"/>std::cout &lt;&lt; ' ' &lt;&lt; *it;</text:span></text:span></text:p>
      <text:p text:style-name="P67"><text:span text:style-name="Source_20_Text"><text:span text:style-name="T14"><text:s text:c="2"/>std::cout &lt;&lt; '\n';</text:span></text:span></text:p>
      <text:p text:style-name="P67"><text:span text:style-name="Source_20_Text"><text:span text:style-name="T14">*/</text:span></text:span></text:p>
      <text:p text:style-name="P67"><text:span text:style-name="Source_20_Text"><text:span text:style-name="T14">printCollect(foo1);</text:span></text:span></text:p>
      <text:p text:style-name="P67"><text:span text:style-name="Source_20_Text"><text:span text:style-name="T14"/></text:span></text:p>
      <text:p text:style-name="P67"><text:span text:style-name="Source_20_Text"><text:span text:style-name="T14">Результат:</text:span></text:span></text:p>
      <text:p text:style-name="P67"><text:span text:style-name="Source_20_Text"><text:span text:style-name="T15">foo after front insert contains:50 40 30 20 10 1 2 3 4 5 </text:span></text:span></text:p>
      <text:p text:style-name="P67"><text:span text:style-name="Source_20_Text"><text:span text:style-name="T15">foo after back insert contains:1 2 3 4 5 10 20 30 40 50 </text:span></text:span></text:p>
      <text:p text:style-name="P67"><text:span text:style-name="Source_20_Text"><text:span text:style-name="T14"/></text:span></text:p>
      <text:p text:style-name="P67"><text:span text:style-name="Source_20_Text"><text:span text:style-name="T14">Також можна вказати функцію </text:span></text:span><text:span text:style-name="Source_20_Text"><text:span text:style-name="T7">distance, </text:span></text:span><text:span text:style-name="Source_20_Text"><text:span text:style-name="T14">що визнчає відстань між двома ітерторами:</text:span></text:span></text:p>
      <text:p text:style-name="P67"><text:span text:style-name="Source_20_Text"><text:span text:style-name="T7"/></text:span></text:p>
      <text:p text:style-name="P67"><text:span text:style-name="Source_20_Text"><text:span text:style-name="T14">std::vector&lt;int&gt; v(mas+1,mas+7);</text:span></text:span></text:p>
      <text:p text:style-name="P67"><text:span text:style-name="Source_20_Text"><text:span text:style-name="T14"><text:s text:c="4"/>std::cout &lt;&lt; "distance(first, last) = "</text:span></text:span></text:p>
      <text:p text:style-name="P67"><text:span text:style-name="Source_20_Text"><text:span text:style-name="T14"><text:s text:c="14"/>&lt;&lt; std::distance(v.begin(), v.end()) &lt;&lt; '\n'</text:span></text:span></text:p>
      <text:p text:style-name="P67"><text:span text:style-name="Source_20_Text"><text:span text:style-name="T14"><text:s text:c="14"/>&lt;&lt; "distance(last, first) = "</text:span></text:span></text:p>
      <text:p text:style-name="P67"><text:soft-page-break/><text:span text:style-name="Source_20_Text"><text:span text:style-name="T14"><text:s text:c="14"/>&lt;&lt; std::distance(v.end(), v.begin()) &lt;&lt; '\n';</text:span></text:span></text:p>
      <text:p text:style-name="P67"><text:span text:style-name="Source_20_Text"><text:span text:style-name="T14"><text:s text:c="15"/>//the behavior is undefined (until C++11)</text:span></text:span></text:p>
      <text:p text:style-name="P62"><text:span text:style-name="Source_20_Text"><text:span text:style-name="T56">Результат:</text:span></text:span></text:p>
      <text:p text:style-name="P62"><text:span text:style-name="Source_20_Text"><text:span text:style-name="T57">distance(first, last) = 6</text:span></text:span></text:p>
      <text:p text:style-name="P62"><text:span text:style-name="Source_20_Text"><text:span text:style-name="T57">distance(last, first) = -6</text:span></text:span></text:p>
      <text:p text:style-name="P62"><text:span text:style-name="Source_20_Text"><text:span text:style-name="T40"/></text:span></text:p>
      <text:p text:style-name="P56"><text:span text:style-name="Source_20_Text"><text:span text:style-name="T37"/></text:span></text:p>
      <text:p text:style-name="P55">З С++11 додано та<text:span text:style-name="T87">к</text:span>ож наступні функції:</text:p>
      <text:p text:style-name="P55"/>
      <text:p text:style-name="P5">begin(<text:span text:style-name="T88">coll</text:span>) — <text:span text:style-name="T88">повертає ітератор на початок колекції;</text:span> </text:p>
      <text:p text:style-name="P5">end(<text:span text:style-name="T88">coll</text:span>) - <text:span text:style-name="T88">повертає ітератор на кінець колекції;</text:span> </text:p>
      <text:p text:style-name="P56"/>
      <text:p text:style-name="P4"><text:span text:style-name="Strong"><text:span text:style-name="T47">next(</text:span></text:span><text:span text:style-name="Strong"><text:span text:style-name="T55">iter, n</text:span></text:span><text:span text:style-name="Strong"><text:span text:style-name="T47">) - </text:span></text:span><text:span text:style-name="Strong"><text:span text:style-name="T55">функція повертає новий ітератор, що вказує на позицію яка слідує за тією що стала після застосування n разів інкременту для iter.</text:span></text:span></text:p>
      <text:p text:style-name="P4"><text:span text:style-name="Strong"><text:span text:style-name="T47">prev(</text:span></text:span><text:span text:style-name="Strong"><text:span text:style-name="T55">iter, n</text:span></text:span><text:span text:style-name="Strong"><text:span text:style-name="T47">) - </text:span></text:span><text:span text:style-name="Strong"><text:span text:style-name="T55">функція повертає новий ітератор, що вказує на позицію яка передує тієй, що стала після застосування n разів декременту для iter.</text:span></text:span></text:p>
      <text:p text:style-name="P6">#include&lt;iostream&gt; </text:p>
      <text:p text:style-name="P6">#include&lt;iterator&gt; // for iterators </text:p>
      <text:p text:style-name="P6">#include&lt;vector&gt; // for vectors </text:p>
      <text:p text:style-name="P6">using namespace std; </text:p>
      <text:p text:style-name="P6"/>
      <text:p text:style-name="P6"><text:span text:style-name="T89">template</text:span> &lt;class Coll&gt; void printColl(const Coll &amp; v){</text:p>
      <text:p text:style-name="P6"><text:s/>for(const auto &amp; x: v){</text:p>
      <text:p text:style-name="P6"><text:s text:c="2"/>cout&lt;&lt; x &lt;&lt;" ";</text:p>
      <text:p text:style-name="P6">}</text:p>
      <text:p text:style-name="P6">cout&lt;&lt;endl;</text:p>
      <text:p text:style-name="P6">}</text:p>
      <text:p text:style-name="P6"/>
      <text:p text:style-name="P6">int main(){ </text:p>
      <text:p text:style-name="P6">vector&lt;int&gt; ar = { 1, 2, 3, 4, 5 }; </text:p>
      <text:p text:style-name="P6"/>
      <text:p text:style-name="P6">// Declaring iterators to a vector </text:p>
      <text:p text:style-name="P6"><text:soft-page-break/>vector&lt;int&gt;::iterator ptr = begin(ar); </text:p>
      <text:p text:style-name="P6">vector&lt;int&gt;::iterator ftr = end(ar); </text:p>
      <text:p text:style-name="P6"/>
      <text:p text:style-name="P6">// Using next() to return new iterator </text:p>
      <text:p text:style-name="P6">auto it = next(ptr, 3); // points to 4 </text:p>
      <text:p text:style-name="P6"/>
      <text:p text:style-name="P6">// Using prev() to return new iterator </text:p>
      <text:p text:style-name="P6">auto it1 = prev(ftr, 3); // points to 3 </text:p>
      <text:p text:style-name="P6"/>
      <text:p text:style-name="P6">// Displaying iterator position </text:p>
      <text:p text:style-name="P6">cout &lt;&lt; "The position of new iterator using next() is : "; </text:p>
      <text:p text:style-name="P6">cout &lt;&lt; *it &lt;&lt; " " &lt;&lt; endl; </text:p>
      <text:p text:style-name="P6"/>
      <text:p text:style-name="P6">// Displaying iterator position </text:p>
      <text:p text:style-name="P6">cout &lt;&lt; "The position of new iterator using prev()  is : "; </text:p>
      <text:p text:style-name="P6">cout &lt;&lt; *it1 &lt;&lt; " " &lt;&lt; endl; </text:p>
      <text:p text:style-name="P6"/>
      <text:p text:style-name="P6"><text:s text:c="2"/>int foo[] = {10,20,30,40,50, 60};</text:p>
      <text:p text:style-name="P6"><text:s text:c="2"/>std::vector&lt;int&gt; bar;</text:p>
      <text:p text:style-name="P6"/>
      <text:p text:style-name="P6"><text:s text:c="2"/>// iterate foo: inserting into bar</text:p>
      <text:p text:style-name="P6"><text:s/>// be carefull - this fails if size of collection is odd!!!!!</text:p>
      <text:p text:style-name="P6"><text:s text:c="2"/>for (auto it = std::begin(foo); it!=std::end(foo); advance(it,2))</text:p>
      <text:p text:style-name="P6"><text:s text:c="4"/>bar.push_back(*it);</text:p>
      <text:p text:style-name="P6"/>
      <text:p text:style-name="P6"><text:s text:c="2"/>// iterate bar: print contents:</text:p>
      <text:p text:style-name="P6"><text:s text:c="2"/>std::cout &lt;&lt; "bar contains:";</text:p>
      <text:p text:style-name="P6"><text:s text:c="2"/>/*for (auto it = std::begin(bar); it!=std::end(bar); ++it)</text:p>
      <text:p text:style-name="P6"><text:s text:c="4"/>std::cout &lt;&lt; ' ' &lt;&lt; *it;</text:p>
      <text:p text:style-name="P6"><text:s text:c="2"/>std::cout &lt;&lt; '\n';</text:p>
      <text:p text:style-name="P6">*/</text:p>
      <text:p text:style-name="P6"><text:s text:c="2"/>printColl(bar);</text:p>
      <text:p text:style-name="P6">}</text:p>
      <text:p text:style-name="P6">Результат:</text:p>
      <text:p text:style-name="P7">The position of new iterator using next() is : 4 </text:p>
      <text:p text:style-name="P7">The position of new iterator using prev()  is : 3 </text:p>
      <text:p text:style-name="P7"><text:soft-page-break/>bar contains:10 30 50 </text:p>
      <text:p text:style-name="P8"/>
      <text:p text:style-name="P32">Створення власного ітератору</text:p>
      <text:p text:style-name="P33"/>
      <text:p text:style-name="P34">Оскільки ми знаймо методи ітераторів, то неважко власноруч створити власний ітератор.</text:p>
      <text:p text:style-name="P35"/>
      <text:p text:style-name="P35">#include &lt;iostream&gt;</text:p>
      <text:p text:style-name="P35">using namespace std;</text:p>
      <text:p text:style-name="P35">#define MAXSIZE 100</text:p>
      <text:p text:style-name="P35">// власний шаблон-огортка над масивом</text:p>
      <text:p text:style-name="P35">template&lt;class Type&gt;class MyMasiv{</text:p>
      <text:p text:style-name="P35"><text:s text:c="2"/>Type mas[MAXSIZE];</text:p>
      <text:p text:style-name="P35"><text:s text:c="2"/>int size;</text:p>
      <text:p text:style-name="P35"><text:s text:c="2"/>public:</text:p>
      <text:p text:style-name="P35">// створимо власний ітератор для цього класу</text:p>
      <text:p text:style-name="P35"><text:s text:c="5"/>class iterator{</text:p>
      <text:p text:style-name="P35"><text:s text:c="10"/>Type *current;</text:p>
      <text:p text:style-name="P35"><text:s text:c="10"/>public: </text:p>
      <text:p text:style-name="P35"><text:s text:c="11"/>// перевантажимо оператори</text:p>
      <text:p text:style-name="P35"><text:s text:c="12"/>iterator() { current = 0; }</text:p>
      <text:p text:style-name="P35"><text:s text:c="12"/>void operator++() {</text:p>
      <text:p text:style-name="P35"><text:s text:c="19"/>current++; </text:p>
      <text:p text:style-name="P35"><text:s text:c="12"/>}</text:p>
      <text:p text:style-name="P35"><text:s text:c="12"/>void operator+=(int temp) {</text:p>
      <text:p text:style-name="P35"><text:s text:c="19"/>current += temp; </text:p>
      <text:p text:style-name="P35"><text:s text:c="12"/>}</text:p>
      <text:p text:style-name="P35"><text:s text:c="12"/>void operator-=(int temp) { </text:p>
      <text:p text:style-name="P35"><text:s text:c="19"/>current -= temp; </text:p>
      <text:p text:style-name="P35"><text:s text:c="12"/>}</text:p>
      <text:p text:style-name="P35"><text:s text:c="12"/>void operator=(Type&amp; temp) {</text:p>
      <text:p text:style-name="P35"><text:s text:c="17"/>current = &amp;temp; </text:p>
      <text:p text:style-name="P35"><text:s text:c="12"/>}</text:p>
      <text:p text:style-name="P35"><text:s text:c="12"/>bool operator!=(Type&amp; temp) {</text:p>
      <text:p text:style-name="P35"><text:s text:c="17"/>return current != &amp;temp; </text:p>
      <text:p text:style-name="P35"><text:s text:c="12"/>}</text:p>
      <text:p text:style-name="P35"><text:soft-page-break/><text:s text:c="12"/>bool operator==(Type&amp; temp) {</text:p>
      <text:p text:style-name="P35"><text:s text:c="17"/>return current == &amp;temp; </text:p>
      <text:p text:style-name="P35"><text:s text:c="12"/>}</text:p>
      <text:p text:style-name="P35"><text:s text:c="11"/>// будемо виводити всі числа поділени навпіл</text:p>
      <text:p text:style-name="P35"><text:s text:c="12"/>Type operator *() { </text:p>
      <text:p text:style-name="P35"><text:s text:c="16"/>return *current / 2; </text:p>
      <text:p text:style-name="P35"><text:s text:c="12"/>}</text:p>
      <text:p text:style-name="P35"><text:s text:c="11"/>Type* operator -&gt;() { </text:p>
      <text:p text:style-name="P35"><text:s text:c="14"/>return current; } </text:p>
      <text:p text:style-name="P35"><text:s text:c="11"/>};</text:p>
      <text:p text:style-name="P35"><text:s text:c="4"/>// методи нашого масиву</text:p>
      <text:p text:style-name="P35"><text:s text:c="6"/>MyMasiv(){<text:tab/></text:p>
      <text:p text:style-name="P35"><text:s text:c="11"/>size = 0;</text:p>
      <text:p text:style-name="P35"><text:s text:c="7"/>}</text:p>
      <text:p text:style-name="P35"/>
      <text:p text:style-name="P35"><text:s text:c="5"/>void add(int temp){</text:p>
      <text:p text:style-name="P35"><text:s text:c="10"/>size++; </text:p>
      <text:p text:style-name="P35"><text:s text:c="9"/>mas[size - 1] = temp;</text:p>
      <text:p text:style-name="P35"><text:s text:c="5"/>}</text:p>
      <text:p text:style-name="P35"><text:s text:c="4"/>void del(){ </text:p>
      <text:p text:style-name="P35"><text:s text:c="8"/>size--; </text:p>
      <text:p text:style-name="P35"><text:s text:c="7"/>mas[size + 1] = 0; </text:p>
      <text:p text:style-name="P35"><text:s text:c="4"/>}</text:p>
      <text:p text:style-name="P35"><text:s text:c="4"/>void show(){</text:p>
      <text:p text:style-name="P35"><text:s text:c="7"/>cout &lt;&lt; "Массив:\n";</text:p>
      <text:p text:style-name="P35"><text:s text:c="7"/>for (int i = 0;i &lt; size;i++)</text:p>
      <text:p text:style-name="P35"><text:s/><text:tab/> <text:s text:c="6"/>cout &lt;&lt; mas[i] &lt;&lt; ' ';</text:p>
      <text:p text:style-name="P35"><text:tab/>cout &lt;&lt; endl;</text:p>
      <text:p text:style-name="P35"><text:s text:c="5"/>}</text:p>
      <text:p text:style-name="P35"><text:s text:c="3"/>// методи для отримання ітераторів</text:p>
      <text:p text:style-name="P35"><text:s text:c="4"/>Type&amp; begin() { return mas[0]; }</text:p>
      <text:p text:style-name="P35"><text:s text:c="4"/>Type&amp; end() { return mas[size]; }</text:p>
      <text:p text:style-name="P35">};</text:p>
      <text:p text:style-name="P35"/>
      <text:p text:style-name="P35"/>
      <text:p text:style-name="P68"><text:span text:style-name="T32">int main(){</text:span><text:span text:style-name="Source_20_Text"> <text:s/></text:span></text:p>
      <text:p text:style-name="P35"><text:soft-page-break/></text:p>
      <text:p text:style-name="P35"><text:s/>MyMasiv&lt;int&gt; a;</text:p>
      <text:p text:style-name="P35">for (int i = 0;i &lt; 5;i++){</text:p>
      <text:p text:style-name="P35"><text:s text:c="5"/>a.add(i*2);</text:p>
      <text:p text:style-name="P35"><text:s text:c="2"/>}</text:p>
      <text:p text:style-name="P35"/>
      <text:p text:style-name="P35">MyMasiv&lt;int&gt;::iterator it;</text:p>
      <text:p text:style-name="P35">for (it = a.begin();it!=a.end();++it){</text:p>
      <text:p text:style-name="P35"><text:s text:c="4"/>cout &lt;&lt; *it &lt;&lt; ' ';</text:p>
      <text:p text:style-name="P35"><text:s text:c="4"/></text:p>
      <text:p text:style-name="P35">}</text:p>
      <text:p text:style-name="P35">}</text:p>
      <text:p text:style-name="P36">Результат:</text:p>
      <text:p text:style-name="P37">0 1 2 3 4 </text:p>
      <text:p text:style-name="P33"/>
      <text:p text:style-name="P33"/>
      <text:p text:style-name="P38">Асоціативні контейнери</text:p>
      <text:p text:style-name="P38"/>
      <text:p text:style-name="P39">Асоціативні контейнери — це контейнери які зберігають відсортовані дані використовуючі їх хеш-значення. Такі конейнери містять Сі++ реалізацію зокрема таких колекцій як Hashtable(Java) та Dictionary(Python), тобто це структури які оптимізовані під пошук у великій кількость даних та там де неважливий порядок введення даних, але важливе їх значення та порядок у якому вони будуть зберігатись. <text:s text:c="2"/></text:p>
      <text:p text:style-name="P38"/>
      <text:p text:style-name="P40"><text:span text:style-name="T90">Множина </text:span>Set (STL)</text:p>
      <text:p text:style-name="P72"/>
      <text:p text:style-name="P66"><text:span text:style-name="T19">Множина (</text:span><text:span text:style-name="T20">Set</text:span><text:span text:style-name="T19">)</text:span><text:span text:style-name="T20"> </text:span>-<text:span text:style-name="T7">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text:span><text:span text:style-name="T16">Методи, які повязані з</text:span><text:span text:style-name="T7"> Set </text:span><text:span text:style-name="T16">можуть бути розбити на наступні групи</text:span><text:span text:style-name="T20">:</text:span></text:p>
      <text:list xml:id="list7498993842191608086" text:style-name="L1">
        <text:list-item>
          <text:p text:style-name="P73"><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text:span></text:span> ()</text:p>
        </text:list-item>
        <text:list-item>
          <text:p text:style-name="P73">Модифікатори даних</text:p>
        </text:list-item>
        <text:list-item>
          <text:p text:style-name="P73"><text:soft-page-break/>Методи пошуку</text:p>
        </text:list-item>
        <text:list-item>
          <text:p text:style-name="P73">Робота з ітераторами</text:p>
          <text:p text:style-name="P76"/>
        </text:list-item>
      </text:list>
      <text:p text:style-name="P41">До Сі++11 шаблон класу множина мав наступні конструктори</text:p>
      <text:p text:style-name="P69"><text:span text:style-name="T70">1)</text:span><text:span text:style-name="T71"> </text:span><text:span text:style-name="T70">конструктор за замовченням</text:span><text:span text:style-name="T71"> (default constructor), </text:span><text:span text:style-name="T70">що створює порожню множину</text:span><text:span text:style-name="T71"> </text:span></text:p>
      <text:p text:style-name="P69">2) <text:s/><text:span text:style-name="T94">Копіконструктор — копіює вміст іншого деку</text:span></text:p>
      <text:p text:style-name="P9"><text:span text:style-name="T95">3) Конструктор за інтервалом (</text:span>range constructor<text:span text:style-name="T94">) — коструює множину за двома ітераторами іншої колекції</text:span>.</text:p>
      <text:p text:style-name="P10"/>
      <text:p text:style-name="P42"><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 </text:span></text:span><text:span text:style-name="Strong_20_Emphasis"><text:span text:style-name="T93">(</text:span></text:span>Capacity<text:span text:style-name="T96">)</text:span></text:p>
      <text:p text:style-name="P40">size() – <text:span text:style-name="T96">кількість елементів колекції;</text:span> </text:p>
      <text:p text:style-name="P40">max_size() – <text:span text:style-name="T96">максимально можлива кількість елементів колекції;</text:span></text:p>
      <text:p text:style-name="P40">empty() –<text:span text:style-name="T96"> якщо порожня колекція повертає true, інакше false</text:span>. </text:p>
      <text:p text:style-name="P12"/>
      <text:p text:style-name="P42"><text:span text:style-name="T95">Модифікатори даних (</text:span>Modification<text:span text:style-name="T96">):</text:span></text:p>
      <text:p text:style-name="P40">insert(const g) – <text:span text:style-name="T96">додає новий елемент</text:span> ‘g’ <text:span text:style-name="T96">до множини;</text:span> </text:p>
      <text:p text:style-name="P40">insert (iterator position, const g) – <text:span text:style-name="T96">додає елемент</text:span> ‘g’ <text:span text:style-name="T96">в позицію вказану ітертором;</text:span> </text:p>
      <text:p text:style-name="P40">erase(iterator position) – <text:span text:style-name="T96">видаляє елемент з позиції вказаної ітертором;</text:span> </text:p>
      <text:p text:style-name="P40">erase(const g)– <text:span text:style-name="T96">видаляє значення</text:span> ‘g’ <text:span text:style-name="T96">з множини;</text:span> </text:p>
      <text:p text:style-name="P40">clear() – <text:span text:style-name="T96">видаляє всі елементи колекції</text:span>. </text:p>
      <text:p text:style-name="P42"><text:span text:style-name="T97">Починаючи з </text:span>C++11 <text:span text:style-name="T97">додали також настпні методи</text:span>:</text:p>
      <text:p text:style-name="P40">emplace()– <text:span text:style-name="T97">вставляє елемент в множину, якщо цього елементу ще в неї міститься;</text:span> </text:p>
      <text:p text:style-name="P40">emplace_hint()– <text:span text:style-name="T97">повертає ітертор на елемент,я кий вставляється в множину, якщо цього елементу до цього там не було; </text:span><text:s text:c="2"/></text:p>
      <text:p text:style-name="P40">swap()– <text:span text:style-name="T97">обмінює вміст двох множин ода в іншу</text:span>. </text:p>
      <text:p text:style-name="P40"/>
      <text:p text:style-name="P42"><text:span text:style-name="T95">Методи пошуку (</text:span>Searching<text:span text:style-name="T96">) та спостереження (Observation):</text:span></text:p>
      <text:p text:style-name="P40">key_comp() / value_comp() – <text:span text:style-name="T96">повертає обєкт, що вказує як елементи множини впорядкована</text:span> (‘&lt;‘ <text:span text:style-name="T96">за замовченням</text:span>). </text:p>
      <text:p text:style-name="P40">find(const g) – <text:span text:style-name="T98">повертає ітератор на елемент</text:span> ‘g’ <text:span text:style-name="T98">якщо він є у множині</text:span>, <text:span text:style-name="T98">або ітератр на кінець множини, якщо його немає</text:span>. </text:p>
      <text:p text:style-name="P40"><text:soft-page-break/>count(const g) – <text:span text:style-name="T98">повертає</text:span> 1 <text:span text:style-name="T98">або</text:span> 0 <text:span text:style-name="T98">в залежності від того є</text:span> ‘g’ <text:span text:style-name="T98">в множині або немає</text:span>. </text:p>
      <text:p text:style-name="P40">lower_bound(const g) – <text:span text:style-name="T98">повертає ітератор на перший елемент, що еквіалентний </text:span><text:s/>‘g’ <text:s/><text:span text:style-name="T98">або на перший елемент, що точно більший за</text:span> ‘g’; </text:p>
      <text:p text:style-name="P40">upper_bound(const g) – <text:span text:style-name="T98">повертає ітератор на перший елемент, що еквіалентний </text:span><text:s/>‘g’ <text:s/><text:span text:style-name="T98">або на останній елемент, що точно менший за</text:span> ‘g’; <text:s/></text:p>
      <text:p text:style-name="P68"><text:span text:style-name="T33">equal_range(</text:span>(const <text:s/><text:span text:style-name="T98">g</text:span><text:span text:style-name="T33">) – </text:span><text:span text:style-name="T34">повертає ітератор на тип пара</text:span><text:span text:style-name="T33"> (key_comp) </text:span><text:span text:style-name="T34">в якому перше поле </text:span><text:span text:style-name="Teletype"><text:span text:style-name="T99">pair::first</text:span></text:span><text:span text:style-name="T33"> </text:span><text:span text:style-name="T35">яквівалентне</text:span><text:span text:style-name="T33"> lower bound, </text:span><text:span text:style-name="T35">а</text:span><text:span text:style-name="T33"> </text:span><text:span text:style-name="Teletype"><text:span text:style-name="T99">pair::second</text:span></text:span><text:span text:style-name="T33"> </text:span><text:span text:style-name="T35">еквівалентне</text:span><text:span text:style-name="T33"> upper bound.</text:span></text:p>
      <text:p text:style-name="P13"/>
      <text:p text:style-name="P42"><text:span text:style-name="Strong_20_Emphasis"><text:span text:style-name="T84">Робота з і</text:span></text:span><text:span text:style-name="Strong_20_Emphasis"><text:span text:style-name="T82">тератор</text:span></text:span><text:span text:style-name="Strong_20_Emphasis"><text:span text:style-name="T84">ами</text:span></text:span><text:span text:style-name="Strong_20_Emphasis"><text:span text:style-name="T85"> </text:span></text:span><text:span text:style-name="Strong_20_Emphasis"><text:span text:style-name="T86">(</text:span></text:span>iterators<text:span text:style-name="T96">) — аналогічно до послідовних контейнерів:</text:span></text:p>
      <text:p text:style-name="P19"/>
      <text:list xml:id="list113143040424985" text:continue-list="list8043353158162703549" text:style-name="WWNum2">
        <text:list-item>
          <text:p text:style-name="P80"><text:a xlink:type="simple" xlink:href="https://www.geeksforgeeks.org/vectorbegin-vectorend-c-stl/" text:style-name="Internet_20_link" text:visited-style-name="Visited_20_Internet_20_Link"><text:span text:style-name="Internet_20_link"><text:span text:style-name="T79">begin()</text:span></text:span></text:a><text:span text:style-name="T7"> – </text:span><text:span text:style-name="T24">повертає ітератор на перший обєкт </text:span><text:span text:style-name="T30">колекції;</text:span></text:p>
        </text:list-item>
        <text:list-item>
          <text:p text:style-name="P80"><text:a xlink:type="simple" xlink:href="https://www.geeksforgeeks.org/vectorbegin-vectorend-c-stl/" text:style-name="Internet_20_link" text:visited-style-name="Visited_20_Internet_20_Link"><text:span text:style-name="Internet_20_link"><text:span text:style-name="T79">end()</text:span></text:span></text:a><text:span text:style-name="T7"> – </text:span><text:span text:style-name="T24">повертає ітератор на останній обєкт </text:span><text:span text:style-name="T30">колекції;</text:span></text:p>
          <text:p text:style-name="P81">Починаючі зі стандарту С++11 додано ще наступні варіанти доступу до ітераторів:</text:p>
        </text:list-item>
        <text:list-item>
          <text:p text:style-name="P80"><text:a xlink:type="simple" xlink:href="https://www.geeksforgeeks.org/vector-rbegin-and-rend-function-in-c-stl/" text:style-name="Internet_20_link" text:visited-style-name="Visited_20_Internet_20_Link"><text:span text:style-name="Internet_20_link"><text:span text:style-name="T79">rbegin()</text:span></text:span></text:a><text:span text:style-name="T7"> – </text:span><text:span text:style-name="T24">повертає ітератор на останній обєкт вектору як на початковий</text:span><text:span text:style-name="T7"> (</text:span><text:span text:style-name="T40">reverse beginning</text:span><text:span text:style-name="T7">). </text:span><text:span text:style-name="T24">Рухається з останнього елементу до першого;</text:span></text:p>
        </text:list-item>
        <text:list-item>
          <text:p text:style-name="P80"><text:a xlink:type="simple" xlink:href="https://www.geeksforgeeks.org/vector-rbegin-and-rend-function-in-c-stl/" text:style-name="Internet_20_link" text:visited-style-name="Visited_20_Internet_20_Link"><text:span text:style-name="Internet_20_link"><text:span text:style-name="T79">rend()</text:span></text:span></text:a><text:span text:style-name="T7"> – </text:span><text:span text:style-name="T24">повертає ітератор на перший обєкт вектору як на останній</text:span><text:span text:style-name="T7"> (</text:span><text:span text:style-name="T40">reverse beginning</text:span><text:span text:style-name="T7">). </text:span><text:span text:style-name="T24">Рухається з останнього елементу до першого;</text:span></text:p>
        </text:list-item>
        <text:list-item>
          <text:p text:style-name="P80"><text:a xlink:type="simple" xlink:href="https://www.geeksforgeeks.org/vector-cbegin-vector-cend-c-stl/" text:style-name="Internet_20_link" text:visited-style-name="Visited_20_Internet_20_Link"><text:span text:style-name="Internet_20_link"><text:span text:style-name="T79">cbegin()</text:span></text:span></text:a><text:span text:style-name="T7"> – </text:span><text:span text:style-name="T11">п</text:span><text:span text:style-name="T24">овертає константний ітератор на преший елемент;</text:span><text:span text:style-name="T7"> </text:span></text:p>
        </text:list-item>
        <text:list-item>
          <text:p text:style-name="P80"><text:a xlink:type="simple" xlink:href="https://www.geeksforgeeks.org/vector-cbegin-vector-cend-c-stl/" text:style-name="Internet_20_link" text:visited-style-name="Visited_20_Internet_20_Link"><text:span text:style-name="Internet_20_link"><text:span text:style-name="T79">cend()</text:span></text:span></text:a><text:span text:style-name="T7"> – </text:span><text:span text:style-name="T11">п</text:span><text:span text:style-name="T24">овертає константний ітератор на останній елемент;</text:span><text:span text:style-name="T7"> </text:span></text:p>
        </text:list-item>
        <text:list-item>
          <text:p text:style-name="P80"><text:a xlink:type="simple" xlink:href="https://www.geeksforgeeks.org/vectorcrend-vectorcrbegin-examples/" text:style-name="Internet_20_link" text:visited-style-name="Visited_20_Internet_20_Link"><text:span text:style-name="Internet_20_link"><text:span text:style-name="T79">crbegin()</text:span></text:span></text:a><text:span text:style-name="T7"> – </text:span><text:span text:style-name="T24">повертає констан</text:span><text:span text:style-name="T29">тн</text:span><text:span text:style-name="T24">ий реверсивний оператор </text:span><text:span text:style-name="T29">на початок</text:span><text:span text:style-name="T24">;</text:span></text:p>
        </text:list-item>
        <text:list-item>
          <text:p text:style-name="P79"><text:a xlink:type="simple" xlink:href="https://www.geeksforgeeks.org/vectorcrend-vectorcrbegin-examples/" text:style-name="Internet_20_link" text:visited-style-name="Visited_20_Internet_20_Link"><text:span text:style-name="Internet_20_link"><text:span text:style-name="T81">crend()</text:span></text:span></text:a><text:span text:style-name="T74"> – </text:span><text:span text:style-name="T76">п</text:span>овертає констан<text:span text:style-name="T100">тн</text:span>ий реверсивний оператор <text:span text:style-name="T100">на кінець вектору.</text:span></text:p>
        </text:list-item>
      </text:list>
      <text:p text:style-name="P40"><text:soft-page-break/></text:p>
      <text:p text:style-name="P40"/>
      <text:p text:style-name="P40"/>
      <text:p text:style-name="P43">Крім того, для множини (як і для інших колекцій) перевизначений оператор присвоєння (<text:span text:style-name="T101">operator=</text:span>)<text:span text:style-name="T101">. </text:span></text:p>
      <text:p text:style-name="P40"/>
      <text:p text:style-name="P44">#include &lt;iostream&gt; </text:p>
      <text:p text:style-name="P44">#include &lt;set&gt; </text:p>
      <text:p text:style-name="P44">#include &lt;iterator&gt; </text:p>
      <text:p text:style-name="P40"/>
      <text:p text:style-name="P44">using namespace std; </text:p>
      <text:p text:style-name="P44">// function comarator — порядок визначається квадратом числа</text:p>
      <text:p text:style-name="P44">bool fncomp (int lhs, int rhs) {return lhs*lhs&lt;rhs*rhs;}</text:p>
      <text:p text:style-name="P40"/>
      <text:p text:style-name="P44">//class Comparator — порядок по спаданню, а не зростанню</text:p>
      <text:p text:style-name="P44">struct Classcomp {</text:p>
      <text:p text:style-name="P44"><text:s text:c="2"/>bool operator() (const int&amp; lhs, const int&amp; rhs) const</text:p>
      <text:p text:style-name="P44"><text:s text:c="2"/>{return lhs&gt;rhs;}</text:p>
      <text:p text:style-name="P44">};</text:p>
      <text:p text:style-name="P40">// <text:span text:style-name="T102">для множини з одним параметром конструктора </text:span></text:p>
      <text:p text:style-name="P44">template&lt;typename T&gt;</text:p>
      <text:p text:style-name="P44">void printSet(const set&lt;T&gt; v){</text:p>
      <text:p text:style-name="P44"><text:s text:c="3"/>typename set&lt;T&gt;::iterator itr;</text:p>
      <text:p text:style-name="P44"><text:s text:c="3"/>for(itr=v.begin(); itr!=v.end();++itr){</text:p>
      <text:p text:style-name="P44"><text:s text:c="5"/>cout &lt;&lt;"<text:tab/>"&lt;&lt;*itr;</text:p>
      <text:p text:style-name="P44"><text:s text:c="3"/>}</text:p>
      <text:p text:style-name="P44"><text:s text:c="4"/>cout&lt;&lt; endl;</text:p>
      <text:p text:style-name="P44">}</text:p>
      <text:p text:style-name="P40">// <text:span text:style-name="T102">для множини з двома параметрами конструктору</text:span></text:p>
      <text:p text:style-name="P44">template&lt;typename T, class U&gt;</text:p>
      <text:p text:style-name="P44">void printSet(const set&lt;T,U&gt; v){</text:p>
      <text:p text:style-name="P44"><text:s text:c="3"/>typename set&lt;T,U&gt;::iterator itr;</text:p>
      <text:p text:style-name="P44"><text:s text:c="3"/>for(itr=v.begin(); itr!=v.end();++itr){</text:p>
      <text:p text:style-name="P44"><text:s text:c="5"/>cout &lt;&lt;"<text:tab/>"&lt;&lt;*itr;</text:p>
      <text:p text:style-name="P44"><text:s text:c="3"/>}</text:p>
      <text:p text:style-name="P44"><text:s text:c="4"/>cout&lt;&lt; endl;</text:p>
      <text:p text:style-name="P44"><text:soft-page-break/>}</text:p>
      <text:p text:style-name="P40"/>
      <text:p text:style-name="P44">int main (){</text:p>
      <text:p text:style-name="P44"><text:s text:c="3"/>set&lt;int&gt; first_set; <text:s text:c="26"/>// empty set of ints</text:p>
      <text:p text:style-name="P44"><text:s text:c="3"/>int myints[]= {10,-20,30,40,50,50,40};</text:p>
      <text:p text:style-name="P44"><text:s text:c="3"/>set&lt;int&gt; second_set(myints,myints+7); <text:s text:c="7"/>// range</text:p>
      <text:p text:style-name="P44"><text:s text:c="3"/>set&lt;int&gt; third_set (second_set); <text:s text:c="17"/>// a copy of second</text:p>
      <text:p text:style-name="P44"><text:s text:c="3"/>set&lt;int&gt; fourth_set (third_set.begin(), third_set.end()); <text:s/>// iterator ctor.</text:p>
      <text:p text:style-name="P44"><text:s text:c="3"/>cout&lt;&lt;"2,3,4 set:";</text:p>
      <text:p text:style-name="P44"><text:s text:c="3"/>printSet(fourth_set);</text:p>
      <text:p text:style-name="P40"/>
      <text:p text:style-name="P44"><text:s text:c="3"/>cout&lt;&lt;"set size:"&lt;&lt; second_set.size()&lt;&lt;endl;</text:p>
      <text:p text:style-name="P44"><text:s text:c="3"/>cout&lt;&lt;"set max size:"&lt;&lt; second_set.max_size()&lt;&lt;endl;</text:p>
      <text:p text:style-name="P44"><text:s text:c="3"/>cout&lt;&lt;"how many of 20 there"&lt;&lt; second_set.count(20)&lt;&lt; " of " &lt;&lt; *second_set.find(20)&lt;&lt;endl;</text:p>
      <text:p text:style-name="P44"><text:s text:c="3"/>cout&lt;&lt;"how many of 50 there"&lt;&lt; second_set.count(50)&lt;&lt;" of " &lt;&lt; *second_set.find(50)&lt;&lt;endl;</text:p>
      <text:p text:style-name="P44"><text:s text:c="3"/>cout&lt;&lt;"equal range for 20: " &lt;&lt; *second_set.equal_range(20).first &lt;&lt; ", " &lt;&lt; *second_set.equal_range(20).second&lt;&lt;endl;</text:p>
      <text:p text:style-name="P40"/>
      <text:p text:style-name="P44"><text:s text:c="3"/>set&lt;int,Classcomp&gt; fifth_set; <text:s text:c="16"/>// class as Compare</text:p>
      <text:p text:style-name="P40"/>
      <text:p text:style-name="P44"><text:s text:c="3"/>bool(*fn_pt)(int,int) = fncomp;</text:p>
      <text:p text:style-name="P44"><text:s text:c="3"/>set&lt;int,bool(*)(int,int)&gt; sixth_set (fn_pt); <text:s/>// function pointer as Compare</text:p>
      <text:p text:style-name="P44"><text:s/>set &lt;int,greater &lt;int&gt; &gt; seventh_set;</text:p>
      <text:p text:style-name="P44"><text:s text:c="2"/>//insert elements in random order </text:p>
      <text:p text:style-name="P44"><text:s text:c="2"/>seventh_set.insert(40); </text:p>
      <text:p text:style-name="P44"><text:s text:c="2"/>seventh_set.insert(30);</text:p>
      <text:p text:style-name="P44">seventh_set.insert(60);</text:p>
      <text:p text:style-name="P44">seventh_set.insert(-20);</text:p>
      <text:p text:style-name="P44">seventh_set.insert(50);</text:p>
      <text:p text:style-name="P44">seventh_set.insert(30); // only one 30 will be added to the set </text:p>
      <text:p text:style-name="P44">seventh_set.insert(10); </text:p>
      <text:p text:style-name="P44"><text:soft-page-break/><text:s text:c="2"/>for (set&lt;int,greater &lt;int&gt; &gt;::iterator it = seventh_set.begin(); it!=seventh_set.end();++it){</text:p>
      <text:p text:style-name="P44"><text:s text:c="4"/>first_set.insert(*it);</text:p>
      <text:p text:style-name="P44"><text:s text:c="4"/>fifth_set.insert(*it);</text:p>
      <text:p text:style-name="P44"><text:s text:c="4"/>sixth_set.insert(*it);</text:p>
      <text:p text:style-name="P44"><text:s text:c="2"/>}</text:p>
      <text:p text:style-name="P44"><text:s text:c="2"/>cout&lt;&lt;"1 and 7th set:";</text:p>
      <text:p text:style-name="P44"><text:s text:c="2"/>printSet(first_set);</text:p>
      <text:p text:style-name="P44"><text:s text:c="2"/>cout&lt;&lt;"5th set:";</text:p>
      <text:p text:style-name="P44"><text:s text:c="2"/>printSet(fifth_set);</text:p>
      <text:p text:style-name="P44"><text:s text:c="2"/>cout&lt;&lt;"6th set:";</text:p>
      <text:p text:style-name="P44"><text:s text:c="2"/>printSet(sixth_set);</text:p>
      <text:p text:style-name="P40"/>
      <text:p text:style-name="P44">// видалити вс<text:span text:style-name="T103">і</text:span> елменти до 30 в second_set </text:p>
      <text:p text:style-name="P44"><text:s text:c="2"/>cout &lt;&lt; "second_set after removal of elements less than 30:"; </text:p>
      <text:p text:style-name="P44"><text:s text:c="2"/>second_set.erase(second_set.begin(), second_set.find(30));</text:p>
      <text:p text:style-name="P44"><text:s text:c="2"/>printSet(second_set); </text:p>
      <text:p text:style-name="P44"><text:s text:c="3"/>// видалити <text:span text:style-name="T103">е</text:span>лемент 50 в <text:s/>third_set <text:s/></text:p>
      <text:p text:style-name="P44"><text:s text:c="2"/>int num; </text:p>
      <text:p text:style-name="P44"><text:s text:c="2"/>num = third_set.erase (50); </text:p>
      <text:p text:style-name="P44"><text:s text:c="2"/>cout &lt;&lt; "third_set.erase(50) : ";</text:p>
      <text:p text:style-name="P44"><text:s text:c="2"/>cout &lt;&lt; num &lt;&lt; " removed " ;</text:p>
      <text:p text:style-name="P44"><text:s text:c="2"/>printSet(third_set); </text:p>
      <text:p text:style-name="P40"/>
      <text:p text:style-name="P44">//lower bound та upper bound для seventh_set </text:p>
      <text:p text:style-name="P44">cout &lt;&lt; "seventh_set.lower_bound(40) : "&lt;&lt; *seventh_set.lower_bound(40) &lt;&lt; endl; </text:p>
      <text:p text:style-name="P44">cout &lt;&lt; "seventh_set.upper_bound(40) : "&lt;&lt; *seventh_set.upper_bound(40) &lt;&lt; endl; </text:p>
      <text:p text:style-name="P40"/>
      <text:p text:style-name="P44">// lower bound та upper bound для second_set </text:p>
      <text:p text:style-name="P44">cout &lt;&lt; "second_set.lower_bound(40) : "&lt;&lt; *second_set.lower_bound(40) &lt;&lt; endl; </text:p>
      <text:p text:style-name="P44">cout &lt;&lt; "second_set.upper_bound(40) : "&lt;&lt; *second_set.upper_bound(40) &lt;&lt; endl; </text:p>
      <text:p text:style-name="P44">} </text:p>
      <text:p text:style-name="P40"><text:soft-page-break/><text:span text:style-name="T102">Результат:</text:span> </text:p>
      <text:p text:style-name="P44">2,3,4 set:<text:tab/>-20<text:tab/>10<text:tab/>30<text:tab/>40<text:tab/>50</text:p>
      <text:p text:style-name="P44">set size:5</text:p>
      <text:p text:style-name="P44">set max size:461168601842738790</text:p>
      <text:p text:style-name="P44">how many of 20 there 0 of 5</text:p>
      <text:p text:style-name="P44">how many of 50 there 1 of 50</text:p>
      <text:p text:style-name="P44">equal range for 20: 30, 30</text:p>
      <text:p text:style-name="P44">1 and 7th set:<text:tab/>-20<text:tab/>10<text:tab/>30<text:tab/>40<text:tab/>50<text:tab/>60</text:p>
      <text:p text:style-name="P44">5th set:<text:tab/>60<text:tab/>50<text:tab/>40<text:tab/>30<text:tab/>10<text:tab/>-20</text:p>
      <text:p text:style-name="P44">6th set:<text:tab/>10<text:tab/>-20<text:tab/>30<text:tab/>40<text:tab/>50<text:tab/>60</text:p>
      <text:p text:style-name="P44">second_set after removal of elements less than 30:<text:tab/>30<text:tab/>40<text:tab/>50</text:p>
      <text:p text:style-name="P44">third_set.erase(50) : 1 removed <text:tab/>-20<text:tab/>10<text:tab/>30<text:tab/>40</text:p>
      <text:p text:style-name="P44">seventh_set.lower_bound(40) : 40</text:p>
      <text:p text:style-name="P44">seventh_set.upper_bound(40) : 30</text:p>
      <text:p text:style-name="P44">second_set.lower_bound(40) : 40</text:p>
      <text:p text:style-name="P44">second_set.upper_bound(40) : 50</text:p>
      <text:p text:style-name="P44"/>
      <text:p text:style-name="P44"/>
      <text:p text:style-name="P40"><text:span text:style-name="T104">Мультимножини Multiset</text:span> (STL)</text:p>
      <text:p text:style-name="P40"/>
      <text:p text:style-name="P31"><text:span text:style-name="T63">Мультимножини</text:span><text:span text:style-name="T64"> </text:span>- це тип асоціативних контейнерів, <text:span text:style-name="T104">який схожий на множини, але відмінність полягає в тому, що елементи можуть повторюватись (тобто не обвязкова унікальність елементів)</text:span><text:span text:style-name="T64">.</text:span></text:p>
      <text:p text:style-name="P65"><text:span text:style-name="T20">М</text:span><text:span text:style-name="T17">етод</text:span><text:span text:style-name="T21">и</text:span><text:span text:style-name="T17"> для роботи з мультмножиною класифікуються так само </text:span><text:span text:style-name="T21">як і для множини</text:span><text:span text:style-name="T17">:</text:span></text:p>
      <text:list xml:id="list6386646431930220261" text:style-name="L2">
        <text:list-item>
          <text:p text:style-name="P74"><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text:span></text:span> ()</text:p>
        </text:list-item>
        <text:list-item>
          <text:p text:style-name="P74">Модифікатори даних</text:p>
        </text:list-item>
        <text:list-item>
          <text:p text:style-name="P74">Методи пошуку</text:p>
        </text:list-item>
        <text:list-item>
          <text:p text:style-name="P74">Робота з ітераторами</text:p>
        </text:list-item>
      </text:list>
      <text:p text:style-name="P40"/>
      <text:p text:style-name="P41">До Сі++11 шаблон класу множина мав наступні конструктори</text:p>
      <text:p text:style-name="P69"><text:span text:style-name="T70">1)</text:span><text:span text:style-name="T71"> </text:span><text:span text:style-name="T70">конструктор за замовченням</text:span><text:span text:style-name="T71"> (default constructor), </text:span><text:span text:style-name="T70">що створює порожню множину</text:span><text:span text:style-name="T71"> </text:span></text:p>
      <text:p text:style-name="P69">2) <text:s/><text:span text:style-name="T94">Копіконструктор — копіює вміст іншого деку</text:span></text:p>
      <text:p text:style-name="P9"><text:span text:style-name="T95">3) Конструктор за інтервалом (</text:span>range constructor<text:span text:style-name="T94">) — коструює </text:span><text:soft-page-break/><text:span text:style-name="T94">множину за двома ітераторами іншої колекції</text:span>.</text:p>
      <text:p text:style-name="P10"/>
      <text:p text:style-name="P42"><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 </text:span></text:span><text:span text:style-name="Strong_20_Emphasis"><text:span text:style-name="T93">(</text:span></text:span>Capacity<text:span text:style-name="T96">):</text:span></text:p>
      <text:p text:style-name="P40">size() – <text:span text:style-name="T96">кількість елементів колекції;</text:span> </text:p>
      <text:p text:style-name="P40">max_size() – <text:span text:style-name="T96">максимально можлива кількість елементів колекції;</text:span></text:p>
      <text:p text:style-name="P40">empty() –<text:span text:style-name="T96"> якщо порожня колекція повертає true, інакше false</text:span>. </text:p>
      <text:p text:style-name="P12"/>
      <text:p text:style-name="P42"><text:span text:style-name="T95">Модифікатори даних (</text:span>Modification<text:span text:style-name="T96">):</text:span></text:p>
      <text:p text:style-name="P40">insert(const g) – <text:span text:style-name="T96">додає новий елемент</text:span> ‘g’ <text:span text:style-name="T96">до множини;</text:span> </text:p>
      <text:p text:style-name="P40">insert (iterator position, const g) – <text:span text:style-name="T96">додає елемент</text:span> ‘g’ <text:span text:style-name="T96">в позицію вказану ітертором;</text:span> </text:p>
      <text:p text:style-name="P40">erase(iterator position) – <text:span text:style-name="T96">видаляє елемент з позиції вказаної ітертором;</text:span> </text:p>
      <text:p text:style-name="P40">erase(const g)– <text:span text:style-name="T96">видаляє значення</text:span> ‘g’ <text:span text:style-name="T96">з множини;</text:span> </text:p>
      <text:p text:style-name="P40">clear() – <text:span text:style-name="T96">видаляє всі елементи колекції</text:span>. </text:p>
      <text:p text:style-name="P42"><text:span text:style-name="T97">Починаючи з </text:span>C++11 <text:span text:style-name="T97">додали також настпні методи</text:span>:</text:p>
      <text:p text:style-name="P40">emplace()– <text:span text:style-name="T97">вставляє елемент в множину, якщо цього елементу ще в неї міститься;</text:span> </text:p>
      <text:p text:style-name="P40">emplace_hint()– <text:span text:style-name="T97">повертає ітертор на елемент, який вставляється в множину, якщо цього елементу до цього там не було; </text:span><text:s text:c="2"/></text:p>
      <text:p text:style-name="P40">swap()– <text:span text:style-name="T97">обмінює вміст двох множин ода в іншу</text:span>. </text:p>
      <text:p text:style-name="P40"/>
      <text:p text:style-name="P42"><text:span text:style-name="T95">Методи пошуку (</text:span>Searching<text:span text:style-name="T96">):</text:span></text:p>
      <text:p text:style-name="P40">key_comp() / value_comp() – <text:span text:style-name="T96">повертає обєкт, що вказує як елементи множини впорядкована</text:span> (‘&lt;‘ <text:span text:style-name="T96">за замовченням</text:span>);</text:p>
      <text:p text:style-name="P40">find(const g) – <text:span text:style-name="T98">повертає ітератор на елемент</text:span> ‘g’ <text:span text:style-name="T98">якщо він є у множині</text:span>, <text:span text:style-name="T98">або ітератр на кінець множини, якщо його немає;</text:span> </text:p>
      <text:p text:style-name="P40">count(const g) – <text:span text:style-name="T98">повертає</text:span> <text:span text:style-name="T105">кількість входжень елементу</text:span> ‘g’ <text:span text:style-name="T98">в мультимножину;</text:span> </text:p>
      <text:p text:style-name="P40">lower_bound(const g) – <text:span text:style-name="T98">повертає ітератор на перший елемент, що еквіалентний </text:span><text:s/>‘g’ <text:s/><text:span text:style-name="T98">або на перший елемент, що точно більший за</text:span> ‘g’; </text:p>
      <text:p text:style-name="P40">upper_bound(const g) – <text:span text:style-name="T98">повертає ітератор на перший елемент, що еквіалентний </text:span><text:s/>‘g’ <text:s/><text:span text:style-name="T98">або на останній елемент, що точно менший за</text:span> ‘g’; <text:s/></text:p>
      <text:p text:style-name="P68"><text:soft-page-break/><text:span text:style-name="T33">equal_range(</text:span>(const <text:s/><text:span text:style-name="T98">g</text:span><text:span text:style-name="T33">) – </text:span><text:span text:style-name="T34">повертає ітератор на тип пара</text:span><text:span text:style-name="T33"> (key_comp) </text:span><text:span text:style-name="T34">в якому перше поле </text:span><text:span text:style-name="Teletype"><text:span text:style-name="T99">pair::first</text:span></text:span><text:span text:style-name="T33"> </text:span><text:span text:style-name="T35">яквівалентне</text:span><text:span text:style-name="T33"> lower bound, </text:span><text:span text:style-name="T35">а</text:span><text:span text:style-name="T33"> </text:span><text:span text:style-name="Teletype"><text:span text:style-name="T99">pair::second</text:span></text:span><text:span text:style-name="T33"> </text:span><text:span text:style-name="T35">еквівалентне</text:span><text:span text:style-name="T33"> upper bound.</text:span></text:p>
      <text:p text:style-name="P13"/>
      <text:p text:style-name="P42"><text:span text:style-name="Strong_20_Emphasis"><text:span text:style-name="T84">Робота з і</text:span></text:span><text:span text:style-name="Strong_20_Emphasis"><text:span text:style-name="T82">тератор</text:span></text:span><text:span text:style-name="Strong_20_Emphasis"><text:span text:style-name="T84">ами</text:span></text:span><text:span text:style-name="Strong_20_Emphasis"><text:span text:style-name="T85"> </text:span></text:span><text:span text:style-name="Strong_20_Emphasis"><text:span text:style-name="T86">(</text:span></text:span>iterators<text:span text:style-name="T96">) — аналогічно до множини та послідовних контейнерів.</text:span></text:p>
      <text:p text:style-name="P20"/>
      <text:p text:style-name="P43">Крім того, для множини (як і для інших колекцій) перевизначений оператор присвоєння (<text:span text:style-name="T101">operator=</text:span>)<text:span text:style-name="T101">. </text:span></text:p>
      <text:p text:style-name="P40"/>
      <text:p text:style-name="P45">#include &lt;iostream&gt; </text:p>
      <text:p text:style-name="P45">#include &lt;set&gt; </text:p>
      <text:p text:style-name="P45">#include &lt;vector&gt; </text:p>
      <text:p text:style-name="P45">//#include &lt;iterator&gt; </text:p>
      <text:p text:style-name="P45"/>
      <text:p text:style-name="P45">using namespace std; </text:p>
      <text:p text:style-name="P45">// function comarator</text:p>
      <text:p text:style-name="P45">bool fncomp (int lhs, int rhs) {return lhs*lhs&lt;rhs*rhs;}</text:p>
      <text:p text:style-name="P45"/>
      <text:p text:style-name="P45">//class Comparator</text:p>
      <text:p text:style-name="P45">struct Classcomp {</text:p>
      <text:p text:style-name="P45"><text:s text:c="2"/>bool operator() (const int&amp; lhs, const int&amp; rhs) const</text:p>
      <text:p text:style-name="P45"><text:s text:c="2"/>{return lhs&gt;rhs;}</text:p>
      <text:p text:style-name="P45">};</text:p>
      <text:p text:style-name="P45"/>
      <text:p text:style-name="P45">template&lt;class T&gt;</text:p>
      <text:p text:style-name="P45">void printSet(const T &amp; v){</text:p>
      <text:p text:style-name="P45"><text:s text:c="3"/>typename T::iterator itr;</text:p>
      <text:p text:style-name="P45"><text:s text:c="3"/>for(itr=v.begin(); itr!=v.end();++itr){</text:p>
      <text:p text:style-name="P45"><text:s text:c="5"/>cout &lt;&lt;"<text:tab/>"&lt;&lt;*itr;</text:p>
      <text:p text:style-name="P45"><text:s text:c="3"/>}</text:p>
      <text:p text:style-name="P45"><text:s text:c="4"/>cout&lt;&lt; endl;</text:p>
      <text:p text:style-name="P45">}</text:p>
      <text:p text:style-name="P45"/>
      <text:p text:style-name="P45">int main (){</text:p>
      <text:p text:style-name="P45"><text:s text:c="3"/>multiset&lt;int&gt; first_set; <text:s text:c="26"/>// empty set of ints</text:p>
      <text:p text:style-name="P45"><text:soft-page-break/><text:s text:c="3"/>int myints[]= {10,-20,30,40,50,50,40};</text:p>
      <text:p text:style-name="P45"><text:s text:c="4"/></text:p>
      <text:p text:style-name="P45"><text:s text:c="3"/>multiset&lt;int&gt; second_set(myints,myints+7); <text:s text:c="7"/>// range</text:p>
      <text:p text:style-name="P45"><text:s text:c="3"/>multiset&lt;int&gt; third_set (second_set); <text:s text:c="17"/>// a copy of second</text:p>
      <text:p text:style-name="P45"><text:s text:c="3"/>//set&lt;int&gt; fourth_set (third_set.begin(), third_set.end()); <text:s/>// iterator constructor</text:p>
      <text:p text:style-name="P45"><text:s text:c="3"/>vector&lt;int&gt; v(third_set.begin(), third_set.end());</text:p>
      <text:p text:style-name="P45"><text:s text:c="3"/>multiset&lt;int&gt; fourth_set (v.begin(), v.end());</text:p>
      <text:p text:style-name="P45"><text:s text:c="3"/>cout&lt;&lt;"2,3,4 set:";</text:p>
      <text:p text:style-name="P45"><text:s text:c="3"/>printSet(fourth_set);</text:p>
      <text:p text:style-name="P45"/>
      <text:p text:style-name="P45"><text:s text:c="3"/>cout&lt;&lt;"set size:"&lt;&lt; second_set.size()&lt;&lt;endl;</text:p>
      <text:p text:style-name="P45"><text:s text:c="3"/>cout&lt;&lt;"set max size:"&lt;&lt; second_set.max_size()&lt;&lt;endl;</text:p>
      <text:p text:style-name="P45"><text:s text:c="3"/>cout&lt;&lt;"how many of 20 there "&lt;&lt; second_set.count(20)&lt;&lt; " of " &lt;&lt; *second_set.find(20)&lt;&lt;endl;</text:p>
      <text:p text:style-name="P45"><text:s text:c="3"/>cout&lt;&lt;"how many of 50 there "&lt;&lt; second_set.count(50)&lt;&lt;" of " &lt;&lt; *second_set.find(50)&lt;&lt;endl;</text:p>
      <text:p text:style-name="P45"><text:s text:c="3"/>cout&lt;&lt;"equal range for 20: " &lt;&lt; *second_set.equal_range(20).first &lt;&lt; ", " &lt;&lt; *second_set.equal_range(20).second&lt;&lt;endl;</text:p>
      <text:p text:style-name="P45"/>
      <text:p text:style-name="P45"><text:s text:c="3"/>multiset&lt;int,Classcomp&gt; fifth_set; <text:s text:c="16"/>// class as Compare</text:p>
      <text:p text:style-name="P45"/>
      <text:p text:style-name="P45"><text:s text:c="3"/>bool(*fn_pt)(int,int) = fncomp;</text:p>
      <text:p text:style-name="P45"><text:s text:c="3"/>multiset&lt;int,bool(*)(int,int)&gt; sixth_set (fn_pt); <text:s/>// function pointer as Compare</text:p>
      <text:p text:style-name="P45"><text:s text:c="2"/></text:p>
      <text:p text:style-name="P45"><text:s text:c="2"/>multiset &lt;int,greater &lt;int&gt; &gt; seventh_set;</text:p>
      <text:p text:style-name="P45"><text:s text:c="2"/>//insert elements in random order </text:p>
      <text:p text:style-name="P45"><text:s text:c="2"/>seventh_set.insert(40); </text:p>
      <text:p text:style-name="P45"><text:s text:c="2"/>seventh_set.insert(30);</text:p>
      <text:p text:style-name="P45"><text:s text:c="2"/>seventh_set.insert(60);</text:p>
      <text:p text:style-name="P45"><text:s text:c="2"/>seventh_set.insert(-20);</text:p>
      <text:p text:style-name="P45"><text:s text:c="2"/>seventh_set.insert(50);</text:p>
      <text:p text:style-name="P45"><text:s text:c="2"/>seventh_set.insert(30); // only one 30 will be added to the set </text:p>
      <text:p text:style-name="P45"><text:s text:c="2"/>seventh_set.insert(10); </text:p>
      <text:p text:style-name="P45"><text:soft-page-break/><text:s text:c="2"/>for (multiset&lt;int,greater &lt;int&gt; &gt;::iterator it = seventh_set.begin(); it!=seventh_set.end();++it){</text:p>
      <text:p text:style-name="P45"><text:s text:c="4"/>first_set.insert(*it);</text:p>
      <text:p text:style-name="P45"><text:s text:c="4"/>fifth_set.insert(*it);</text:p>
      <text:p text:style-name="P45"><text:s text:c="4"/>sixth_set.insert(*it);</text:p>
      <text:p text:style-name="P45"><text:s text:c="2"/>}</text:p>
      <text:p text:style-name="P45"><text:s text:c="2"/>cout&lt;&lt;"1 and 7th set:";</text:p>
      <text:p text:style-name="P45"><text:s text:c="2"/>printSet(first_set);</text:p>
      <text:p text:style-name="P45"><text:s text:c="2"/>cout&lt;&lt;"5th set:";</text:p>
      <text:p text:style-name="P45"><text:s text:c="2"/>printSet(fifth_set);</text:p>
      <text:p text:style-name="P45"><text:s text:c="2"/>cout&lt;&lt;"6th set:";</text:p>
      <text:p text:style-name="P45"><text:s text:c="2"/>printSet(sixth_set);</text:p>
      <text:p text:style-name="P45"/>
      <text:p text:style-name="P45">// remove all elements up to 30 in <text:s/></text:p>
      <text:p text:style-name="P45"><text:s text:c="2"/>cout &lt;&lt; "second_set after removal of elements less than 30:"; </text:p>
      <text:p text:style-name="P45"><text:s text:c="2"/>second_set.erase(second_set.begin(), second_set.find(30));</text:p>
      <text:p text:style-name="P45"><text:s text:c="2"/>printSet(second_set); </text:p>
      <text:p text:style-name="P45"><text:s text:c="3"/>// remove element with value 50 in <text:s/></text:p>
      <text:p text:style-name="P45"><text:s text:c="2"/>int num; </text:p>
      <text:p text:style-name="P45"><text:s text:c="2"/>num = third_set.erase (50); </text:p>
      <text:p text:style-name="P45"><text:s text:c="2"/>cout &lt;&lt; "third_set.erase(50) : ";</text:p>
      <text:p text:style-name="P45"><text:s text:c="2"/>cout &lt;&lt; num &lt;&lt; " removed " ;</text:p>
      <text:p text:style-name="P45"/>
      <text:p text:style-name="P45"><text:s text:c="2"/>printSet(third_set); </text:p>
      <text:p text:style-name="P45"/>
      <text:p text:style-name="P45">//lower bound and upper bound for set seventh_set </text:p>
      <text:p text:style-name="P45">cout &lt;&lt; "seventh_set.lower_bound(40) : "&lt;&lt; *seventh_set.lower_bound(40) &lt;&lt; endl; </text:p>
      <text:p text:style-name="P45">cout &lt;&lt; "seventh_set.upper_bound(40) : "&lt;&lt; *seventh_set.upper_bound(40) &lt;&lt; endl; </text:p>
      <text:p text:style-name="P45"/>
      <text:p text:style-name="P45">//lower bound and upper bound for set second_set </text:p>
      <text:p text:style-name="P45">cout &lt;&lt; "second_set.lower_bound(40) : "&lt;&lt; *second_set.lower_bound(40) &lt;&lt; endl; </text:p>
      <text:p text:style-name="P45">cout &lt;&lt; "second_set.upper_bound(40) : "&lt;&lt; *second_set.upper_bound(40) &lt;&lt; endl; </text:p>
      <text:p text:style-name="P45"><text:soft-page-break/>}</text:p>
      <text:p text:style-name="P45"/>
      <text:p text:style-name="P45">Результат:</text:p>
      <text:p text:style-name="P45">2,3,4 set:<text:tab/>-20<text:tab/>10<text:tab/>30<text:tab/>40<text:tab/>40<text:tab/>50<text:tab/>50</text:p>
      <text:p text:style-name="P45">set size:7</text:p>
      <text:p text:style-name="P45">set max size:461168601842738790</text:p>
      <text:p text:style-name="P45">how many of 20 there 0 of 7</text:p>
      <text:p text:style-name="P45">how many of 50 there 2 of 50</text:p>
      <text:p text:style-name="P45">equal range for 20: 30, 30</text:p>
      <text:p text:style-name="P45">1 and 7th set:<text:tab/>-20<text:tab/>10<text:tab/>30<text:tab/>30<text:tab/>40<text:tab/>50<text:tab/>60</text:p>
      <text:p text:style-name="P45">5th set:<text:tab/>60<text:tab/>50<text:tab/>40<text:tab/>30<text:tab/>30<text:tab/>10<text:tab/>-20</text:p>
      <text:p text:style-name="P45">6th set:<text:tab/>10<text:tab/>-20<text:tab/>30<text:tab/>30<text:tab/>40<text:tab/>50<text:tab/>60</text:p>
      <text:p text:style-name="P45">second_set after removal of elements less than 30:<text:tab/>30<text:tab/>40<text:tab/>40<text:tab/>50<text:tab/>50</text:p>
      <text:p text:style-name="P45">third_set.erase(50) : 2 removed <text:tab/>-20<text:tab/>10<text:tab/>30<text:tab/>40<text:tab/>40</text:p>
      <text:p text:style-name="P45">seventh_set.lower_bound(40) : 40</text:p>
      <text:p text:style-name="P45">seventh_set.upper_bound(40) : 30</text:p>
      <text:p text:style-name="P45">second_set.lower_bound(40) : 40</text:p>
      <text:p text:style-name="P45">second_set.upper_bound(40) : 50</text:p>
      <text:p text:style-name="P45"/>
      <text:p text:style-name="P46">Зауважимо, що другий необовязковий параметр у конструкторі множини або мультмножини — це так званий функціональний обєкт, що вказує на те за яким критерієм сортуються значення в множині.</text:p>
      <text:p text:style-name="P56"><text:span text:style-name="T106">Так д</text:span>ля впорядкування множини у спадаючому порядку <text:span text:style-name="T106">можна записати</text:span><text:span text:style-name="T75">:</text:span></text:p>
      <text:p text:style-name="P62">typedef set&lt;int,greater&lt;int&gt;&gt; IntSet;</text:p>
      <text:p text:style-name="P26"><text:span text:style-name="T59">Об'єкт </text:span><text:span text:style-name="T77">greater</text:span><text:span text:style-name="T78">&lt;&gt;</text:span><text:span text:style-name="T59">— це стандартний функціональний об'єкт, </text:span><text:span text:style-name="T65">що вказує, що обєкти сортуються за зростанням </text:span><text:span text:style-name="T66">(докладнгіше про це — в розділі про функтори)</text:span><text:span text:style-name="T68">.</text:span></text:p>
      <text:p text:style-name="P40"/>
      <text:p text:style-name="P47">Відображення M<text:span text:style-name="T101">ap </text:span>в<text:span text:style-name="T101"> STL</text:span></text:p>
      <text:p text:style-name="P47"/>
      <text:p text:style-name="P48">В<text:span text:style-name="T107">і</text:span>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 </text:p>
      <text:p text:style-name="P40"/>
      <text:p text:style-name="P65"><text:soft-page-break/><text:span text:style-name="T20">М</text:span><text:span text:style-name="T17">етод</text:span><text:span text:style-name="T21">и</text:span><text:span text:style-name="T17"> для роботи з мультмножиною класифікуються так само </text:span><text:span text:style-name="T21">як і для множини</text:span><text:span text:style-name="T17">:</text:span></text:p>
      <text:list xml:id="list5382472841446613838" text:style-name="L3">
        <text:list-item>
          <text:p text:style-name="P75"><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text:span></text:span> ()</text:p>
        </text:list-item>
        <text:list-item>
          <text:p text:style-name="P75">Модифікатори даних</text:p>
        </text:list-item>
        <text:list-item>
          <text:p text:style-name="P75">Методи пошуку</text:p>
        </text:list-item>
        <text:list-item>
          <text:p text:style-name="P75">Робота з ітераторами</text:p>
        </text:list-item>
      </text:list>
      <text:p text:style-name="P40"/>
      <text:p text:style-name="P41">До Сі++11 шаблон класу множина мав наступні конструктори</text:p>
      <text:p text:style-name="P70"><text:span text:style-name="T36">1)</text:span><text:span text:style-name="T33"> </text:span><text:span text:style-name="T36">конструктор за замовченням</text:span><text:span text:style-name="T33"> (default constructor), </text:span><text:span text:style-name="T36">що створює порожню множину</text:span><text:span text:style-name="T33"> </text:span></text:p>
      <text:p text:style-name="P70">2) <text:s/><text:span text:style-name="T94">Копіконструктор — копіює вміст іншого деку</text:span></text:p>
      <text:p text:style-name="P11"><text:span text:style-name="T95">3) Конструктор за інтервалом (</text:span>range constructor<text:span text:style-name="T94">) — коструює відображення за двома ітераторами на колекцію, що складється з пар обєктів</text:span>.</text:p>
      <text:p text:style-name="P10"/>
      <text:p text:style-name="P42"><text:span text:style-name="Strong_20_Emphasis"><text:span text:style-name="T92">Ідентифікатори та модифікатори о</text:span></text:span><text:span text:style-name="Strong_20_Emphasis"><text:span text:style-name="T91">бсяг</text:span></text:span><text:span text:style-name="Strong_20_Emphasis"><text:span text:style-name="T92">у </text:span></text:span><text:span text:style-name="Strong_20_Emphasis"><text:span text:style-name="T93">(</text:span></text:span>Capacity<text:span text:style-name="T96">)</text:span></text:p>
      <text:p text:style-name="P40">size() – <text:span text:style-name="T96">кількість елементів колекції;</text:span> </text:p>
      <text:p text:style-name="P40">max_size() – <text:span text:style-name="T96">максимально можлива кількість елементів колекції;</text:span></text:p>
      <text:p text:style-name="P40">empty() –<text:span text:style-name="T96"> якщо порожня колекція повертає true, інакше false</text:span>. </text:p>
      <text:p text:style-name="P12"/>
      <text:p text:style-name="P42"><text:span text:style-name="T95">Модифікатори даних (</text:span>Modification<text:span text:style-name="T96">):</text:span></text:p>
      <text:p text:style-name="P40">insert(const <text:span text:style-name="T108">pair </text:span>g) – <text:span text:style-name="T96">додає нову пару ключ/значення</text:span> ‘g’ <text:span text:style-name="T96">до відображення;</text:span> </text:p>
      <text:p text:style-name="P40"><text:span text:style-name="T108">оператор “квадратні дужки” (</text:span>operator[ <text:span text:style-name="T108">key</text:span>]<text:span text:style-name="T108">)</text:span>– <text:span text:style-name="T108">отримує доступ</text:span> <text:span text:style-name="T108">до значення за ключем;</text:span> </text:p>
      <text:p text:style-name="P40">at(<text:span text:style-name="T108">key</text:span>) - <text:span text:style-name="T108">отримує доступ</text:span> <text:span text:style-name="T108">до значення за ключем (з виключенням при некоректному доступі);</text:span> </text:p>
      <text:p text:style-name="P40">erase(iterator position<text:span text:style-name="T109">1, </text:span>iterator position<text:span text:style-name="T109">2</text:span>) – <text:span text:style-name="T96">видаляє елемент з <text:s/>інтервалу вказаного ітераторами;</text:span> </text:p>
      <text:p text:style-name="P40">erase(const g)– <text:span text:style-name="T96">видаляє значення</text:span> ‘g’ <text:span text:style-name="T96">з множини;</text:span> </text:p>
      <text:p text:style-name="P40">clear() – <text:span text:style-name="T96">видаляє всі елементи колекції</text:span>. </text:p>
      <text:p text:style-name="P42"/>
      <text:p text:style-name="P42"><text:span text:style-name="T97">Починаючи з </text:span>C++11 <text:span text:style-name="T97">додали також наступні методи</text:span>:</text:p>
      <text:p text:style-name="P40">emplace()– <text:span text:style-name="T97">вставляє пару в множину, якщо цього елементу ще в неї міститься;</text:span> </text:p>
      <text:p text:style-name="P40">emplace_hint()– <text:span text:style-name="T97">повертає ітератор на елемент, який вставляється в відображення, якщо цього елементу до цього там не було; </text:span><text:s text:c="2"/></text:p>
      <text:p text:style-name="P40"><text:soft-page-break/>swap()– <text:span text:style-name="T97">обмінює вміст двох множин ода в іншу</text:span>. </text:p>
      <text:p text:style-name="P40"/>
      <text:p text:style-name="P42"><text:span text:style-name="T95">Методи пошуку (</text:span>Searching<text:span text:style-name="T96">):</text:span></text:p>
      <text:p text:style-name="P40">key_comp() / value_comp() – <text:span text:style-name="T96">повертає обєкт, що вказує як ключ/значення впорядковані</text:span> (‘&lt;‘ <text:span text:style-name="T96">за замовченням</text:span>);</text:p>
      <text:p text:style-name="P40">find(const g) – <text:span text:style-name="T98">повертає ітератор на значення ключа</text:span> ‘g’ <text:span text:style-name="T98">якщо він є у множині</text:span>, <text:span text:style-name="T98">або ітератор на кінець відображення, якщо його немає;</text:span> </text:p>
      <text:p text:style-name="P40">count(const g) – <text:span text:style-name="T98">повертає</text:span> <text:span text:style-name="T105">кількість входжень ключу</text:span> ‘g’ <text:span text:style-name="T98">в мультимножині;</text:span> </text:p>
      <text:p text:style-name="P40">lower_bound(const g) – <text:span text:style-name="T98">повертає ітератор на перший ключ, що еквіалентний </text:span><text:s/>‘g’ <text:s/><text:span text:style-name="T98">або на перший елемент, що точно більший за</text:span> ‘g’; </text:p>
      <text:p text:style-name="P40">upper_bound(const g) – <text:span text:style-name="T98">повертає ітератор на перший ключ, що еквіалентний </text:span><text:s/>‘g’ <text:s/><text:span text:style-name="T98">або на останній елемент, що точно менший за</text:span> ‘g’; <text:s/></text:p>
      <text:p text:style-name="P68"><text:span text:style-name="T33">equal_range(</text:span>(const <text:s/><text:span text:style-name="T98">g</text:span><text:span text:style-name="T33">) – </text:span><text:span text:style-name="T34">повертає ітератор на тип пара</text:span><text:span text:style-name="T33"> (key_comp) </text:span><text:span text:style-name="T34">в якому перше поле </text:span><text:span text:style-name="Teletype"><text:span text:style-name="T99">pair::first</text:span></text:span><text:span text:style-name="T33"> </text:span><text:span text:style-name="T35">яквівалентне</text:span><text:span text:style-name="T33"> lower bound, </text:span><text:span text:style-name="T35">а</text:span><text:span text:style-name="T33"> </text:span><text:span text:style-name="Teletype"><text:span text:style-name="T99">pair::second</text:span></text:span><text:span text:style-name="T33"> </text:span><text:span text:style-name="T35">еквівалентне</text:span><text:span text:style-name="T33"> upper bound.</text:span></text:p>
      <text:p text:style-name="P13"/>
      <text:p text:style-name="P42"><text:span text:style-name="Strong_20_Emphasis"><text:span text:style-name="T84">Робота з і</text:span></text:span><text:span text:style-name="Strong_20_Emphasis"><text:span text:style-name="T82">тератор</text:span></text:span><text:span text:style-name="Strong_20_Emphasis"><text:span text:style-name="T84">ами</text:span></text:span><text:span text:style-name="Strong_20_Emphasis"><text:span text:style-name="T85"> </text:span></text:span><text:span text:style-name="Strong_20_Emphasis"><text:span text:style-name="T86">(</text:span></text:span>iterators<text:span text:style-name="T96">): така сама як і для множини та контейнерів послідовного доступу.</text:span></text:p>
      <text:p text:style-name="P42"/>
      <text:p text:style-name="P49">#include &lt;iostream&gt; </text:p>
      <text:p text:style-name="P49">#include &lt;map&gt; </text:p>
      <text:p text:style-name="P49">#include &lt;stdexcept&gt;</text:p>
      <text:p text:style-name="P49"><text:s text:c="2"/></text:p>
      <text:p text:style-name="P49">using namespace std; </text:p>
      <text:p text:style-name="P49"/>
      <text:p text:style-name="P49">template &lt;typename K, typename V&gt;</text:p>
      <text:p text:style-name="P49">void printMap(const map&lt;K,V&gt; &amp; dict, string name){</text:p>
      <text:p text:style-name="P49"><text:s text:c="4"/>// printing map gquiz1 </text:p>
      <text:p text:style-name="P49"><text:s text:c="4"/>typename map&lt;K, V&gt;::const_iterator itr; </text:p>
      <text:p text:style-name="P49"><text:s text:c="4"/>cout &lt;&lt; "The map " &lt;&lt; name &lt;&lt;" is : \n"; </text:p>
      <text:p text:style-name="P49"><text:s text:c="4"/>for (itr = dict.begin(); itr != dict.end(); ++itr) { </text:p>
      <text:p text:style-name="P49"><text:s text:c="8"/>cout &lt;&lt; " " &lt;&lt; itr-&gt;first </text:p>
      <text:p text:style-name="P49"><text:soft-page-break/><text:s text:c="13"/>&lt;&lt; " " &lt;&lt; itr-&gt;second &lt;&lt; " "; </text:p>
      <text:p text:style-name="P49"><text:s text:c="4"/>} </text:p>
      <text:p text:style-name="P49"><text:s text:c="4"/>cout &lt;&lt; endl; </text:p>
      <text:p text:style-name="P49">}</text:p>
      <text:p text:style-name="P49"><text:s text:c="2"/></text:p>
      <text:p text:style-name="P49">int main(){ </text:p>
      <text:p text:style-name="P49"><text:s text:c="4"/>// empty map container </text:p>
      <text:p text:style-name="P49"><text:s text:c="4"/>map&lt;int, int&gt; dict1; </text:p>
      <text:p text:style-name="P49"><text:s text:c="2"/></text:p>
      <text:p text:style-name="P49"><text:s text:c="4"/>// insert elements in random order </text:p>
      <text:p text:style-name="P49"><text:s text:c="4"/>dict1.insert(pair&lt;int, int&gt;(1, 40)); </text:p>
      <text:p text:style-name="P49"><text:s text:c="4"/>dict1.insert(pair&lt;int, int&gt;(3, 30)); </text:p>
      <text:p text:style-name="P49"><text:s text:c="4"/>dict1.insert(pair&lt;int, int&gt;(2, 60)); </text:p>
      <text:p text:style-name="P49"><text:s text:c="4"/>dict1.insert(pair&lt;int, int&gt;(5, 20)); </text:p>
      <text:p text:style-name="P49"><text:s text:c="4"/>dict1.insert(pair&lt;int, int&gt;(4, 50)); </text:p>
      <text:p text:style-name="P49"><text:s text:c="4"/>dict1.insert(make_pair(7, 50)); </text:p>
      <text:p text:style-name="P49"><text:s text:c="4"/>dict1.insert(make_pair(6, 10)); </text:p>
      <text:p text:style-name="P49"><text:s text:c="4"/>//dict1.insert(make_pair(6, 15)); // replace old value </text:p>
      <text:p text:style-name="P49"/>
      <text:p text:style-name="P49"><text:s text:c="4"/>printMap(dict1, "dict1");</text:p>
      <text:p text:style-name="P49"><text:s text:c="2"/></text:p>
      <text:p text:style-name="P49"><text:s text:c="4"/>// assigning the elements from gquiz1 to gquiz2 </text:p>
      <text:p text:style-name="P49"><text:s text:c="4"/>map&lt;int, int&gt; dict2(dict1.begin(), dict1.end()); </text:p>
      <text:p text:style-name="P49"/>
      <text:p text:style-name="P49"><text:s text:c="4"/>// access and change value by key </text:p>
      <text:p text:style-name="P49"><text:s text:c="4"/>dict2[6] = 20;</text:p>
      <text:p text:style-name="P49"><text:s text:c="4"/>dict2.at(7) = 30;</text:p>
      <text:p text:style-name="P49"><text:s text:c="4"/>try{ <text:s text:c="3"/></text:p>
      <text:p text:style-name="P49"><text:s text:c="5"/>dict2.at(8) = 30;</text:p>
      <text:p text:style-name="P49"><text:s text:c="4"/>}</text:p>
      <text:p text:style-name="P49"><text:s text:c="4"/>catch(out_of_range &amp; ex){</text:p>
      <text:p text:style-name="P49"><text:s text:c="5"/>cout&lt;&lt;"error Incorrect key"&lt;&lt;ex.what()&lt;&lt;endl;</text:p>
      <text:p text:style-name="P49"><text:s text:c="4"/>}</text:p>
      <text:p text:style-name="P49"/>
      <text:p text:style-name="P49"><text:s text:c="4"/>printMap(dict2, "dict2");</text:p>
      <text:p text:style-name="P49"><text:s text:c="2"/></text:p>
      <text:p text:style-name="P49"><text:soft-page-break/><text:s text:c="4"/>// remove all elements up to </text:p>
      <text:p text:style-name="P49"><text:s text:c="4"/>// element with key=3 in dict2 </text:p>
      <text:p text:style-name="P49"><text:s text:c="4"/>cout &lt;&lt; "dict2 after removal of"</text:p>
      <text:p text:style-name="P49"><text:s text:c="12"/>" elements less than key=3 : "; </text:p>
      <text:p text:style-name="P49"><text:s text:c="4"/>dict2.erase(dict2.begin(), dict2.find(3)); </text:p>
      <text:p text:style-name="P49"><text:s text:c="4"/>printMap(dict2, "dict2 erased: ");</text:p>
      <text:p text:style-name="P49"><text:s text:c="6"/></text:p>
      <text:p text:style-name="P49"><text:s text:c="4"/>// remove all elements with key = 5 </text:p>
      <text:p text:style-name="P49"><text:s text:c="4"/>int num; </text:p>
      <text:p text:style-name="P49"><text:s text:c="4"/>num = dict2.erase(5); </text:p>
      <text:p text:style-name="P49"><text:s text:c="4"/>cout &lt;&lt; "dict2.erase(5) : " &lt;&lt; num &lt;&lt; " removed \n"; </text:p>
      <text:p text:style-name="P49"><text:s/></text:p>
      <text:p text:style-name="P49"><text:s text:c="4"/>printMap(dict2, "dict2 erased 5"); <text:s/></text:p>
      <text:p text:style-name="P49"><text:s text:c="4"/>// lower bound and upper bound for map gquiz1 key = 5 </text:p>
      <text:p text:style-name="P49"><text:s text:c="4"/>cout &lt;&lt; "dict1.lower_bound(5) : " <text:s/>&lt;&lt; "KEY = "; </text:p>
      <text:p text:style-name="P49"><text:s text:c="4"/>cout &lt;&lt; dict1.lower_bound(5)-&gt;first &lt;&lt; " "; </text:p>
      <text:p text:style-name="P49"><text:s text:c="4"/>cout &lt;&lt; "<text:tab/>ELEMENT = "&lt;&lt; dict1.lower_bound(5)-&gt;second &lt;&lt; endl; </text:p>
      <text:p text:style-name="P49">} </text:p>
      <text:p text:style-name="P49"/>
      <text:p text:style-name="P49">Результат:</text:p>
      <text:p text:style-name="P49">The map dict1 is : </text:p>
      <text:p text:style-name="P49"><text:s/>1 40 <text:s/>2 60 <text:s/>3 30 <text:s/>4 50 <text:s/>5 20 <text:s/>7 50 </text:p>
      <text:p text:style-name="P49">error Incorrect index map::at</text:p>
      <text:p text:style-name="P49">The map dict2 is : </text:p>
      <text:p text:style-name="P49"><text:s/>1 40 <text:s/>2 60 <text:s/>3 30 <text:s/>4 50 <text:s/>5 20 <text:s/>6 20 <text:s/>7 30 </text:p>
      <text:p text:style-name="P49">dict2 after removal of elements less than key=3 : The map dict2 erased: <text:s/>is : </text:p>
      <text:p text:style-name="P49"><text:s/>3 30 <text:s/>4 50 <text:s/>5 20 <text:s/>6 20 <text:s/>7 30 </text:p>
      <text:p text:style-name="P49">dict2.erase(5) : 1 removed </text:p>
      <text:p text:style-name="P49">The map dict2 erased 5 is : </text:p>
      <text:p text:style-name="P49"><text:s/>3 30 <text:s/>4 50 <text:s/>6 20 <text:s/>7 30 </text:p>
      <text:p text:style-name="P49">dict1.lower_bound(5) : KEY = 5 <text:tab/>ELEMENT = 20</text:p>
      <text:p text:style-name="P49"/>
      <text:p text:style-name="P40"/>
      <text:p text:style-name="P40"><text:span text:style-name="T110">Мультвідображення (</text:span>Multimap<text:span text:style-name="T110">)</text:span> <text:span text:style-name="T110">в </text:span>STL</text:p>
      <text:p text:style-name="P40"/>
      <text:p text:style-name="P50"><text:soft-page-break/>Мультвідображення відрізняється від відображення можливістю додавати пари значень з еквівалентними ключами. Це виключаэ можливість використання квадратних дужок для досупу до елементів але розширює можливості додавання елементів.</text:p>
      <text:p text:style-name="P51">#include &lt;iostream&gt; </text:p>
      <text:p text:style-name="P51">#include &lt;map&gt; </text:p>
      <text:p text:style-name="P51">#include &lt;stdexcept&gt;</text:p>
      <text:p text:style-name="P51"><text:s text:c="2"/></text:p>
      <text:p text:style-name="P51">using namespace std; </text:p>
      <text:p text:style-name="P51"/>
      <text:p text:style-name="P51">template &lt;typename K, typename V&gt;</text:p>
      <text:p text:style-name="P51">void printMap(const multimap&lt;K,V&gt; &amp; dict, string name){</text:p>
      <text:p text:style-name="P51"><text:s text:c="4"/>// printing map gquiz1 </text:p>
      <text:p text:style-name="P51"><text:s text:c="4"/>typename multimap&lt;K, V&gt;::const_iterator itr; </text:p>
      <text:p text:style-name="P51"><text:s text:c="4"/>cout &lt;&lt; "The map " &lt;&lt; name &lt;&lt;" is : \n"; </text:p>
      <text:p text:style-name="P51"><text:s text:c="4"/>for (itr = dict.begin(); itr != dict.end(); ++itr) { </text:p>
      <text:p text:style-name="P51"><text:s text:c="8"/>cout &lt;&lt; " " &lt;&lt; itr-&gt;first </text:p>
      <text:p text:style-name="P51"><text:s text:c="13"/>&lt;&lt; " " &lt;&lt; itr-&gt;second &lt;&lt; " "; </text:p>
      <text:p text:style-name="P51"><text:s text:c="4"/>} </text:p>
      <text:p text:style-name="P51"><text:s text:c="4"/>cout &lt;&lt; endl; </text:p>
      <text:p text:style-name="P51">}</text:p>
      <text:p text:style-name="P51"><text:s text:c="2"/></text:p>
      <text:p text:style-name="P51">int main(){ </text:p>
      <text:p text:style-name="P51"><text:s text:c="4"/>// empty map container </text:p>
      <text:p text:style-name="P51"><text:s text:c="4"/>multimap&lt;string, string&gt; dict1; </text:p>
      <text:p text:style-name="P51"><text:s text:c="2"/></text:p>
      <text:p text:style-name="P51"><text:s text:c="4"/>// insert elements in random order </text:p>
      <text:p text:style-name="P51"><text:s text:c="4"/>dict1.insert(make_pair("1", "word1")); </text:p>
      <text:p text:style-name="P51"><text:s text:c="4"/>dict1.insert(make_pair("2", "word2")); </text:p>
      <text:p text:style-name="P51"><text:s text:c="4"/>dict1.insert(make_pair("1", "word3")); </text:p>
      <text:p text:style-name="P51"><text:s text:c="4"/>dict1.insert(make_pair("2", "word4")); </text:p>
      <text:p text:style-name="P51"><text:s text:c="4"/>dict1.insert(make_pair("3", "word5")); </text:p>
      <text:p text:style-name="P51"><text:s text:c="4"/>dict1.insert(make_pair("4", "word6")); </text:p>
      <text:p text:style-name="P51"><text:s text:c="4"/>dict1.insert(make_pair("5", "word7")); </text:p>
      <text:p text:style-name="P51"><text:s text:c="4"/>dict1.insert(make_pair("5", "word8")); </text:p>
      <text:p text:style-name="P51"><text:soft-page-break/></text:p>
      <text:p text:style-name="P51"><text:s text:c="4"/>printMap(dict1, "dict1");</text:p>
      <text:p text:style-name="P51"><text:s text:c="2"/></text:p>
      <text:p text:style-name="P51"><text:s text:c="4"/>// assigning the elements from gquiz1 to gquiz2 </text:p>
      <text:p text:style-name="P51"><text:s text:c="4"/>multimap&lt;string, string&gt; dict2(dict1.begin(), dict1.end()); </text:p>
      <text:p text:style-name="P51"/>
      <text:p text:style-name="P51"><text:s text:c="4"/>printMap(dict2, "dict2");</text:p>
      <text:p text:style-name="P51"><text:s text:c="2"/></text:p>
      <text:p text:style-name="P51"><text:s text:c="4"/>// remove all elements up to </text:p>
      <text:p text:style-name="P51"><text:s text:c="4"/>// element with key=3 in dict2 </text:p>
      <text:p text:style-name="P51"><text:s text:c="4"/>cout &lt;&lt; "dict2 after removal of"</text:p>
      <text:p text:style-name="P51"><text:s text:c="12"/>" elements less than key=1 : \n"; </text:p>
      <text:p text:style-name="P51"><text:s text:c="4"/>dict2.erase(dict2.begin(), dict2.find("2")); </text:p>
      <text:p text:style-name="P51"><text:s text:c="4"/>printMap(dict2, "dict2 erased: ");</text:p>
      <text:p text:style-name="P51"><text:s text:c="6"/></text:p>
      <text:p text:style-name="P51"><text:s text:c="4"/>// remove all elements with key = 5 </text:p>
      <text:p text:style-name="P51"><text:s text:c="4"/>int num; </text:p>
      <text:p text:style-name="P51"><text:s text:c="4"/>num = dict2.erase("4"); </text:p>
      <text:p text:style-name="P51"><text:s text:c="4"/>cout &lt;&lt; "dict2.erase(4) : " &lt;&lt; num &lt;&lt; " removed \n"; </text:p>
      <text:p text:style-name="P51"><text:s/></text:p>
      <text:p text:style-name="P51"><text:s text:c="4"/>printMap(dict2, "dict2 erased 4"); <text:s/></text:p>
      <text:p text:style-name="P51"><text:s text:c="4"/>// lower bound and upper bound for map gquiz1 key = 5 </text:p>
      <text:p text:style-name="P51"><text:s text:c="4"/>cout &lt;&lt; "dict1.lower_bound(5) : " <text:s/>&lt;&lt; "KEY = "; </text:p>
      <text:p text:style-name="P51"><text:s text:c="4"/>cout &lt;&lt; dict1.lower_bound("5")-&gt;first &lt;&lt; " "; </text:p>
      <text:p text:style-name="P51"><text:s text:c="4"/>cout &lt;&lt; "<text:tab/>ELEMENT = "&lt;&lt; dict1.lower_bound("5")-&gt;second &lt;&lt; endl; </text:p>
      <text:p text:style-name="P51"/>
      <text:p text:style-name="P51"><text:s text:c="4"/>dict1.insert(make_pair("5", "word9"));</text:p>
      <text:p text:style-name="P51"><text:s text:c="4"/>dict1.insert(make_pair("6", "word10"));</text:p>
      <text:p text:style-name="P51"><text:s text:c="4"/>cout&lt;&lt;"all values with key=5:\n";</text:p>
      <text:p text:style-name="P51"><text:s text:c="4"/>pair &lt;multimap&lt;string,string&gt;::iterator, multimap&lt;string,string&gt;::iterator&gt; eq_range;</text:p>
      <text:p text:style-name="P51"><text:s text:c="4"/>eq_range = dict1.equal_range("5");</text:p>
      <text:p text:style-name="P51"><text:s text:c="4"/>for (multimap&lt;string,string&gt;::iterator it=eq_range.first; it!=eq_range.second; ++it)</text:p>
      <text:p text:style-name="P51"><text:s text:c="6"/>cout &lt;&lt; " " &lt;&lt; it-&gt;second;</text:p>
      <text:p text:style-name="P51"><text:soft-page-break/></text:p>
      <text:p text:style-name="P51">} </text:p>
      <text:p text:style-name="P51">Результат:</text:p>
      <text:p text:style-name="P51">The map dict1 is : </text:p>
      <text:p text:style-name="P51"><text:s/>1 word1 <text:s/>1 word3 <text:s/>2 word2 <text:s/>2 word4 <text:s/>3 word5 <text:s/>4 word6 <text:s/>5 word7 <text:s/>5 word8 </text:p>
      <text:p text:style-name="P51">The map dict2 is : </text:p>
      <text:p text:style-name="P51"><text:s/>1 word1 <text:s/>1 word3 <text:s/>2 word2 <text:s/>2 word4 <text:s/>3 word5 <text:s/>4 word6 <text:s/>5 word7 <text:s/>5 word8 </text:p>
      <text:p text:style-name="P51">dict2 after removal of elements less than key=1 : </text:p>
      <text:p text:style-name="P51">The map dict2 erased: <text:s/>is : </text:p>
      <text:p text:style-name="P51"><text:s/>2 word2 <text:s/>2 word4 <text:s/>3 word5 <text:s/>4 word6 <text:s/>5 word7 <text:s/>5 word8 </text:p>
      <text:p text:style-name="P51">dict2.erase(4) : 1 removed </text:p>
      <text:p text:style-name="P51">The map dict2 erased 4 is : </text:p>
      <text:p text:style-name="P51"><text:s/>2 word2 <text:s/>2 word4 <text:s/>3 word5 <text:s/>5 word7 <text:s/>5 word8 </text:p>
      <text:p text:style-name="P51">dict1.lower_bound(5) : KEY = 5 <text:tab/>ELEMENT = word7</text:p>
      <text:p text:style-name="P51">all values with key=5:</text:p>
      <text:p text:style-name="P51"><text:s/>word7 word8 word</text:p>
      <text:p text:style-name="P54"/>
      <text:p text:style-name="P54"/>
      <text:p text:style-name="P52">Контейнери та методи, що були додан<text:span text:style-name="T111">і</text:span> в Сі++11</text:p>
      <text:p text:style-name="P52"/>
      <text:p text:style-name="P53">Деякі корисні нововведення Сі++11</text:p>
      <text:p text:style-name="P54"/>
      <text:p text:style-name="P26"><text:span text:style-name="T68">У відповідності зі стандартом </text:span><text:span text:style-name="T59">C</text:span><text:span text:style-name="T68">++11 ключове слово </text:span><text:span text:style-name="T78">auto </text:span><text:span text:style-name="T68">дозволяє вказати точний тип ітератора (за умови, що ітератор був ініціалізованим під час оголошення, так що його тип можна вивести з його початкового значення). </text:span><text:span text:style-name="T59">Таким чином, безпосередня ініціалізація ітератора за допомогою функції </text:span><text:span text:style-name="T78">begin() </text:span><text:span text:style-name="T59">дозволяє використовувати ключовеслово </text:span><text:span text:style-name="T78">auto </text:span><text:span text:style-name="T59">для</text:span><text:span text:style-name="T68"> о</text:span><text:span text:style-name="T59">голошення його типу:</text:span></text:p>
      <text:p text:style-name="P62">for (auto pos = coll.begin(); pos != coll.end(); ++pos) {</text:p>
      <text:p text:style-name="P26"><text:span text:style-name="T77">cout</text:span><text:span text:style-name="T78"> &lt;&lt; *</text:span><text:span text:style-name="T77">pos</text:span><text:span text:style-name="T78"> &lt;&lt; ’ ’;</text:span></text:p>
      <text:p text:style-name="P30">}</text:p>
      <text:p text:style-name="P26"><text:span text:style-name="T59">Легко бачити, що використання ключового слова </text:span><text:span text:style-name="T78">auto </text:span><text:span text:style-name="T59">робить код більш компактним. </text:span></text:p>
      <text:p text:style-name="P26"><text:span text:style-name="T59">Без ключового слова </text:span><text:span text:style-name="T78">auto </text:span><text:span text:style-name="T59">оголошення ітератора в циклі виглядало б у такий спосіб:</text:span></text:p>
      <text:p text:style-name="P62"><text:soft-page-break/>for (list&lt;char&gt;::const_iterator pos = coll.begin();</text:p>
      <text:p text:style-name="P62">pos != coll.end(); ++pos) {</text:p>
      <text:p text:style-name="P62">cout &lt;&lt; *pos &lt;&lt; ’ ’;</text:p>
      <text:p text:style-name="P62">}</text:p>
      <text:p text:style-name="P26"><text:span text:style-name="T59">Інша перевага застосування </text:span><text:span text:style-name="T77">auto </text:span><text:span text:style-name="T59">полягає в тім</text:span><text:span text:style-name="T75">, </text:span><text:span text:style-name="T59">що цикл є стійким до змін коду</text:span><text:span text:style-name="T75">, </text:span><text:span text:style-name="T59">таким як</text:span><text:span text:style-name="T68"> м</text:span><text:span text:style-name="T59">одифікація типу контейнера</text:span><text:span text:style-name="T75">. </text:span></text:p>
      <text:p text:style-name="P26"><text:span text:style-name="T59">Однак у такої конструкції є недолік </text:span><text:span text:style-name="T75">— </text:span><text:span text:style-name="T59">ітератор </text:span><text:span text:style-name="T67">в</text:span><text:span text:style-name="T59">трачає свою константність</text:span><text:span text:style-name="T75">, </text:span><text:span text:style-name="T59">тобто з</text:span><text:span text:style-name="T75">'</text:span><text:span text:style-name="T59">являється ризик ненавмисного присвоювання</text:span><text:span text:style-name="T75">. </text:span><text:span text:style-name="T59">Вираз </text:span><text:span text:style-name="T77">auto pos = coll.begin() </text:span><text:span text:style-name="T59">робить ітератор </text:span><text:span text:style-name="T77">pos </text:span><text:span text:style-name="T59">неконстантним</text:span><text:span text:style-name="T75">, </text:span><text:span text:style-name="T59">тому що функція </text:span><text:span text:style-name="T77">begin() </text:span><text:span text:style-name="T59">повертає об</text:span><text:span text:style-name="T75">'</text:span><text:span text:style-name="T59">єкт типу контейнер</text:span><text:span text:style-name="T77">::iterator</text:span><text:span text:style-name="T75">.</text:span></text:p>
      <text:p text:style-name="P26"><text:span text:style-name="T59">Для того щоб зберегти константність ітератор</text:span><text:span text:style-name="T67">у</text:span><text:span text:style-name="T59">, у стандарті С++1</text:span><text:span text:style-name="T68">1 </text:span><text:span text:style-name="T59">передбачені функції </text:span></text:p>
      <text:p text:style-name="P26"><text:span text:style-name="T78">cbegin() </text:span><text:span text:style-name="T59">і </text:span><text:span text:style-name="T78">cend()</text:span><text:span text:style-name="T59">. </text:span></text:p>
      <text:p text:style-name="P26"><text:span text:style-name="T59">Вони повертають об'єкт типу контейнер</text:span><text:span text:style-name="T78">::</text:span><text:span text:style-name="T77">const</text:span><text:span text:style-name="T78">_</text:span><text:span text:style-name="T77">iterator</text:span><text:span text:style-name="T59">.</text:span></text:p>
      <text:p text:style-name="P26"><text:span text:style-name="T67">Таким чином, в </text:span><text:span text:style-name="T59">стандарті C++11 цикл</text:span><text:span text:style-name="T68">, </text:span><text:span text:style-name="T59">що дозволяє обходити всі елементи контейнер</text:span><text:span text:style-name="T67">у </text:span><text:span text:style-name="T59">без використання діапазонного циклу </text:span><text:span text:style-name="T78">for</text:span><text:span text:style-name="T59">, може мати наступний ви</text:span><text:span text:style-name="T67">гля</text:span><text:span text:style-name="T59">д:</text:span></text:p>
      <text:p text:style-name="P26"><text:span text:style-name="T77">for (auto pos = coll.cbegin(); pos != coll.cend(); </text:span><text:span text:style-name="T78">++</text:span><text:span text:style-name="T77">pos</text:span><text:span text:style-name="T78">) {</text:span></text:p>
      <text:p text:style-name="P30">...</text:p>
      <text:p text:style-name="P30">}</text:p>
      <text:p text:style-name="P29">Крім того, в Сі++11 зявився цикл foreach типу, який дозволяє ітеруватись по контейнеру проходячи всі елементи колекції. Тотбто, конструкція</text:p>
      <text:p text:style-name="P26"><text:span text:style-name="T77">for</text:span><text:span text:style-name="T78"> (</text:span><text:span text:style-name="T77">type elem : coll) {</text:span></text:p>
      <text:p text:style-name="P62">...</text:p>
      <text:p text:style-name="P62">}</text:p>
      <text:p text:style-name="P28">Інтерпретується як</text:p>
      <text:p text:style-name="P62">for (auto pos=coll.begin(), end=coll.end(); pos!=end; ++pos) {</text:p>
      <text:p text:style-name="P62">type elem = *pos;</text:p>
      <text:p text:style-name="P62">...</text:p>
      <text:p text:style-name="P62">}</text:p>
      <text:p text:style-name="P62"/>
      <text:p text:style-name="P61">Приклади:</text:p>
      <text:p text:style-name="P61">1) Виведення вектору можна записати настпним чином:</text:p>
      <text:p text:style-name="P61">vector&lt;string&gt; v = {“aaa”,”bbb”, “cccc”};</text:p>
      <text:p text:style-name="P61"><text:soft-page-break/>for(string s: v){</text:p>
      <text:p text:style-name="P61"><text:s text:c="2"/>cout&lt;&lt;s;</text:p>
      <text:p text:style-name="P61">}</text:p>
      <text:p text:style-name="P61">Або більш універсально:</text:p>
      <text:p text:style-name="P61">for(const auto &amp; s: v){</text:p>
      <text:p text:style-name="P61"><text:s text:c="2"/>cout&lt;&lt;s;</text:p>
      <text:p text:style-name="P61">}</text:p>
      <text:p text:style-name="P64"/>
      <text:p text:style-name="P63">Вставка контейнеру у контейнер</text:p>
      <text:p text:style-name="P54"/>
      <text:p text:style-name="P26"><text:span text:style-name="T59">Всі асоціативні контейнери передбачають</text:span><text:span text:style-name="T68"> метод </text:span><text:span text:style-name="T78">insert()</text:span><text:span text:style-name="T59">для вставки нового елемент</text:span><text:span text:style-name="T68">у</text:span><text:span text:style-name="T59">.</text:span></text:p>
      <text:p text:style-name="P26"><text:span text:style-name="T77">coll</text:span><text:span text:style-name="T78">.</text:span><text:span text:style-name="T77">insert</text:span><text:span text:style-name="T78">(3);</text:span></text:p>
      <text:p text:style-name="P26"><text:span text:style-name="T77">coll</text:span><text:span text:style-name="T78">.</text:span><text:span text:style-name="T77">insert</text:span><text:span text:style-name="T78">(1);</text:span></text:p>
      <text:p text:style-name="P30">...</text:p>
      <text:p text:style-name="P26"><text:span text:style-name="T68">В С++11 можна просто</text:span><text:span text:style-name="T59">:</text:span></text:p>
      <text:p text:style-name="P30">coll.insert ( { 3, 1, 5, 4, 1, 6, 2 } );</text:p>
      <text:p text:style-name="P54"/>
      <text:p text:style-name="P26"><text:span text:style-name="T59">Кожен вставлений елемент автоматично займає правильну позицію відповідно до критерію</text:span><text:span text:style-name="T68"> с</text:span><text:span text:style-name="T59">ортування. </text:span></text:p>
      <text:p text:style-name="P54"/>
      <text:p text:style-name="P54"/>
      <text:p text:style-name="P63">Ініціалізація контейнеру</text:p>
      <text:p text:style-name="P63"/>
      <text:p text:style-name="P63">В Сі++11 додали більш зручну можливість ініціалізації контейнеру за допомогою фігурних дужок</text:p>
      <text:p text:style-name="P63"/>
      <text:p text:style-name="P63">vector&lt;int&gt; v{1,2,3,4,5};</text:p>
      <text:p text:style-name="P63"/>
      <text:p text:style-name="P63">Аналогічно, оскільки в нас є копіконструктор стола можлива і наступна ініціалізація</text:p>
      <text:p text:style-name="P63"/>
      <text:p text:style-name="P63">vector&lt;int&gt; v = {1,2,3,4,5};</text:p>
      <text:p text:style-name="P63"/>
      <text:p text:style-name="P57"/>
      <text:p text:style-name="P15"><text:span text:style-name="Source_20_Text"><text:span text:style-name="T43"/></text:span></text:p>
      <text:p text:style-name="P16"><text:soft-page-break/><text:span text:style-name="Source_20_Text"><text:span text:style-name="T24">Клас </text:span></text:span><text:span text:style-name="Source_20_Text"><text:span text:style-name="T40">array</text:span></text:span></text:p>
      <text:p text:style-name="P15"><text:span text:style-name="Source_20_Text"><text:span text:style-name="T7"/></text:span></text:p>
      <text:p text:style-name="P16"><text:span text:style-name="tlid-translation"><text:span text:style-name="T7">Введення класу масиву з C ++ 11 запропонувало кращу альтернативу для масивів C-стилю. Переваги класу масиву над масивом C-стилю: </text:span></text:span><text:span text:style-name="T24"><text:line-break/></text:span><text:span text:style-name="tlid-translation"><text:span text:style-name="T7">•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span><text:span text:style-name="T24"><text:line-break/></text:span><text:span text:style-name="tlid-translation"><text:span text:style-name="T7">• З масивом стилів С більший ризик розпаду масиву в вказівник. Класи масивів не розпадаються на вказівники</text:span></text:span><text:span text:style-name="T24"><text:line-break/></text:span><text:span text:style-name="tlid-translation"><text:span text:style-name="T7">• Класи масивів, як правило, є більш ефективними, легкими та надійними, ніж масиви C-стилю.</text:span></text:span></text:p>
      <text:p text:style-name="P17"><text:span text:style-name="Strong_20_Emphasis"><text:span text:style-name="T45">Методи</text:span></text:span><text:span text:style-name="Strong_20_Emphasis"><text:span text:style-name="T44"> array</text:span></text:span><text:span text:style-name="T40"> :<text:line-break/></text:span><text:span text:style-name="Strong_20_Emphasis"><text:span text:style-name="T44">1. at()</text:span></text:span><text:span text:style-name="T40"> - </text:span><text:span text:style-name="T46">доступ до елементу за його номером;</text:span><text:span text:style-name="T40"><text:line-break/></text:span><text:span text:style-name="Strong_20_Emphasis"><text:span text:style-name="T44">2. get()</text:span></text:span><text:span text:style-name="T40"> - </text:span><text:span text:style-name="T46">ця функція також дозволяє отримати доступ до елементу масиву, але це не метод контейнеру, а дружня функція класу </text:span><text:span text:style-name="T40">tuple.<text:line-break/></text:span><text:span text:style-name="Strong_20_Emphasis"><text:span text:style-name="T44">3. operator[]</text:span></text:span><text:span text:style-name="T40"> - </text:span><text:span text:style-name="T46">доступ до елементу</text:span><text:span text:style-name="T40">.</text:span></text:p>
      <text:p text:style-name="P25"><text:bookmark text:name="copy-code-button6"/><text:span text:style-name="Source_20_Text"><text:span text:style-name="T40">// C++ code to demonstrate working of array, </text:span></text:span></text:p>
      <text:p text:style-name="P25"><text:span text:style-name="Source_20_Text"><text:span text:style-name="T40">// to() and get() </text:span></text:span></text:p>
      <text:p text:style-name="P25"><text:span text:style-name="Source_20_Text"><text:span text:style-name="T40">#include&lt;iostream&gt; </text:span></text:span></text:p>
      <text:p text:style-name="P25"><text:span text:style-name="Source_20_Text"><text:span text:style-name="T40">#include&lt;array&gt; // for array, at() </text:span></text:span></text:p>
      <text:p text:style-name="P25"><text:span text:style-name="Source_20_Text"><text:span text:style-name="T40">#include&lt;tuple&gt; // for get() </text:span></text:span></text:p>
      <text:p text:style-name="P25"><text:span text:style-name="Source_20_Text"><text:span text:style-name="T40">using namespace std; </text:span></text:span></text:p>
      <text:p text:style-name="P25"><text:span text:style-name="Source_20_Text"><text:span text:style-name="T40">int main() { </text:span></text:span></text:p>
      <text:p text:style-name="P25"><text:span text:style-name="Source_20_Text"><text:span text:style-name="T40">// Initializing the array elements </text:span></text:span></text:p>
      <text:p text:style-name="P25"><text:span text:style-name="Source_20_Text"><text:span text:style-name="T40">array&lt;int,6&gt; ar = {1, 2, 3, 4, 5, 6}; </text:span></text:span></text:p>
      <text:p text:style-name="P24"/>
      <text:p text:style-name="P25"><text:span text:style-name="Source_20_Text"><text:span text:style-name="T40">// Printing array elements using at() </text:span></text:span></text:p>
      <text:p text:style-name="P25"><text:span text:style-name="Source_20_Text"><text:span text:style-name="T40">cout &lt;&lt; "The array elemets are (using at()) : "; </text:span></text:span></text:p>
      <text:p text:style-name="P25"><text:span text:style-name="Source_20_Text"><text:span text:style-name="T40">for( inti=0; i&lt;6; i++) </text:span></text:span></text:p>
      <text:p text:style-name="P25"><text:span text:style-name="Source_20_Text"><text:span text:style-name="T40">cout &lt;&lt; ar.at(i) &lt;&lt; " "; </text:span></text:span></text:p>
      <text:p text:style-name="P25"><text:soft-page-break/><text:span text:style-name="Source_20_Text"><text:span text:style-name="T40">cout &lt;&lt; endl; </text:span></text:span></text:p>
      <text:p text:style-name="P24"/>
      <text:p text:style-name="P25"><text:span text:style-name="Source_20_Text"><text:span text:style-name="T40">// Printing array elements using get() </text:span></text:span></text:p>
      <text:p text:style-name="P25"><text:span text:style-name="Source_20_Text"><text:span text:style-name="T40">cout &lt;&lt; "The array elemets are (using get()) : "; </text:span></text:span></text:p>
      <text:p text:style-name="P25"><text:span text:style-name="Source_20_Text"><text:span text:style-name="T40">cout &lt;&lt; get&lt;0&gt;(ar) &lt;&lt; " "&lt;&lt; get&lt;1&gt;(ar) &lt;&lt; " "; </text:span></text:span></text:p>
      <text:p text:style-name="P25"><text:span text:style-name="Source_20_Text"><text:span text:style-name="T40">cout &lt;&lt; get&lt;2&gt;(ar) &lt;&lt; " "&lt;&lt; get&lt;3&gt;(ar) &lt;&lt; " "; </text:span></text:span></text:p>
      <text:p text:style-name="P25"><text:span text:style-name="Source_20_Text"><text:span text:style-name="T40">cout &lt;&lt; get&lt;4&gt;(ar) &lt;&lt; " "&lt;&lt; get&lt;5&gt;(ar) &lt;&lt; " "; </text:span></text:span></text:p>
      <text:p text:style-name="P25"><text:span text:style-name="Source_20_Text"><text:span text:style-name="T40">cout &lt;&lt; endl; </text:span></text:span></text:p>
      <text:p text:style-name="P24"/>
      <text:p text:style-name="P25"><text:span text:style-name="Source_20_Text"><text:span text:style-name="T40">// Printing array elements using operator[] </text:span></text:span></text:p>
      <text:p text:style-name="P25"><text:span text:style-name="Source_20_Text"><text:span text:style-name="T40">cout &lt;&lt; "The array elements are (using operator[]) : "; </text:span></text:span></text:p>
      <text:p text:style-name="P25"><text:span text:style-name="Source_20_Text"><text:span text:style-name="T40">for( inti=0; i&lt;6; i++) </text:span></text:span></text:p>
      <text:p text:style-name="P25"><text:span text:style-name="Source_20_Text"><text:span text:style-name="T40">cout &lt;&lt; ar[i] &lt;&lt; " "; </text:span></text:span></text:p>
      <text:p text:style-name="P25"><text:span text:style-name="Source_20_Text"><text:span text:style-name="T40">cout &lt;&lt; endl; </text:span></text:span></text:p>
      <text:p text:style-name="P24"/>
      <text:p text:style-name="P25"><text:span text:style-name="Source_20_Text"><text:span text:style-name="T40">return0; </text:span></text:span></text:p>
      <text:p text:style-name="P24"/>
      <text:p text:style-name="P17"><text:span text:style-name="Strong_20_Emphasis"><text:span text:style-name="T44">4. front()</text:span></text:span><text:span text:style-name="T40"> - </text:span><text:span text:style-name="T46">повертає перший елемент масиву</text:span><text:span text:style-name="T40"><text:line-break/></text:span><text:span text:style-name="Strong_20_Emphasis"><text:span text:style-name="T44">5. back()</text:span></text:span><text:span text:style-name="T40"> - <text:s/></text:span><text:span text:style-name="T46">повертає останній елемент масиву</text:span></text:p>
      <text:p text:style-name="P25"><text:span text:style-name="Source_20_Text"><text:span text:style-name="T40">// C++ code to demonstrate working of </text:span></text:span></text:p>
      <text:p text:style-name="P25"><text:span text:style-name="Source_20_Text"><text:span text:style-name="T40">// front() and back() </text:span></text:span></text:p>
      <text:p text:style-name="P25"><text:span text:style-name="Source_20_Text"><text:span text:style-name="T40">#include&lt;iostream&gt; </text:span></text:span></text:p>
      <text:p text:style-name="P25"><text:span text:style-name="Source_20_Text"><text:span text:style-name="T40">#include&lt;array&gt; // for front() and back() </text:span></text:span></text:p>
      <text:p text:style-name="P25"><text:span text:style-name="Source_20_Text"><text:span text:style-name="T40">using namespace std; </text:span></text:span></text:p>
      <text:p text:style-name="P25"><text:span text:style-name="Source_20_Text"><text:span text:style-name="T40">int main(){ </text:span></text:span></text:p>
      <text:p text:style-name="P25"><text:span text:style-name="Source_20_Text"><text:span text:style-name="T40">// Initializing the array elements </text:span></text:span></text:p>
      <text:p text:style-name="P25"><text:span text:style-name="Source_20_Text"><text:span text:style-name="T40">array&lt;int,6&gt; ar = {1, 2, 3, 4, 5, 6}; </text:span></text:span></text:p>
      <text:p text:style-name="P24"/>
      <text:p text:style-name="P25"><text:span text:style-name="Source_20_Text"><text:span text:style-name="T40">// Printing first element of array </text:span></text:span></text:p>
      <text:p text:style-name="P25"><text:span text:style-name="Source_20_Text"><text:span text:style-name="T40">cout &lt;&lt; "First element of array is : "; </text:span></text:span></text:p>
      <text:p text:style-name="P25"><text:span text:style-name="Source_20_Text"><text:span text:style-name="T40">cout &lt;&lt; ar.front() &lt;&lt; endl; </text:span></text:span></text:p>
      <text:p text:style-name="P24"/>
      <text:p text:style-name="P25"><text:span text:style-name="Source_20_Text"><text:span text:style-name="T40">// Printing last element of array </text:span></text:span></text:p>
      <text:p text:style-name="P25"><text:span text:style-name="Source_20_Text"><text:span text:style-name="T40">cout&lt;&lt; "Last element of array is : "; </text:span></text:span></text:p>
      <text:p text:style-name="P25"><text:span text:style-name="Source_20_Text"><text:span text:style-name="T40">cout &lt;&lt; ar.back() &lt;&lt; endl; </text:span></text:span></text:p>
      <text:p text:style-name="P24"><text:soft-page-break/></text:p>
      <text:p text:style-name="P25"><text:span text:style-name="Source_20_Text"><text:span text:style-name="T40">return0; </text:span></text:span></text:p>
      <text:p text:style-name="P21">}</text:p>
      <text:p text:style-name="P17"><text:span text:style-name="Strong_20_Emphasis"><text:span text:style-name="T44">6. size()</text:span></text:span><text:span text:style-name="T40"> - </text:span><text:span text:style-name="T46">розмір масиву (цього методу не має в Сі-масивах)</text:span><text:span text:style-name="T40">.<text:line-break/></text:span><text:span text:style-name="Strong_20_Emphasis"><text:span text:style-name="T44">7. max_size()</text:span></text:span><text:span text:style-name="T40"> - </text:span><text:span text:style-name="T46">максимально можливий розмір масиву</text:span><text:span text:style-name="T40">.</text:span></text:p>
      <text:p text:style-name="P25"><text:span text:style-name="Source_20_Text"><text:span text:style-name="T40">// C++ code to demonstrate working of </text:span></text:span></text:p>
      <text:p text:style-name="P25"><text:span text:style-name="Source_20_Text"><text:span text:style-name="T40">// size() and max_size() </text:span></text:span></text:p>
      <text:p text:style-name="P25"><text:span text:style-name="Source_20_Text"><text:span text:style-name="T40">#include&lt;iostream&gt; </text:span></text:span></text:p>
      <text:p text:style-name="P25"><text:span text:style-name="Source_20_Text"><text:span text:style-name="T40">#include&lt;array&gt; // for size() and max_size() </text:span></text:span></text:p>
      <text:p text:style-name="P25"><text:span text:style-name="Source_20_Text"><text:span text:style-name="T40">usingnamespacestd; </text:span></text:span></text:p>
      <text:p text:style-name="P25"><text:span text:style-name="Source_20_Text"><text:span text:style-name="T40">intmain() </text:span></text:span></text:p>
      <text:p text:style-name="P25"><text:span text:style-name="Source_20_Text"><text:span text:style-name="T40">{ </text:span></text:span></text:p>
      <text:p text:style-name="P25"><text:span text:style-name="Source_20_Text"><text:span text:style-name="T40">// Initializing the array elements </text:span></text:span></text:p>
      <text:p text:style-name="P25"><text:span text:style-name="Source_20_Text"><text:span text:style-name="T40">array&lt;int,6&gt; ar = {1, 2, 3, 4, 5, 6}; </text:span></text:span></text:p>
      <text:p text:style-name="P24"/>
      <text:p text:style-name="P25"><text:span text:style-name="Source_20_Text"><text:span text:style-name="T40">// Printing number of array elements </text:span></text:span></text:p>
      <text:p text:style-name="P25"><text:span text:style-name="Source_20_Text"><text:span text:style-name="T40">cout &lt;&lt; "The number of array elements is : "; </text:span></text:span></text:p>
      <text:p text:style-name="P25"><text:span text:style-name="Source_20_Text"><text:span text:style-name="T40">cout &lt;&lt; ar.size() &lt;&lt; endl; </text:span></text:span></text:p>
      <text:p text:style-name="P24"/>
      <text:p text:style-name="P25"><text:span text:style-name="Source_20_Text"><text:span text:style-name="T40">// Printing maximum elements array can hold </text:span></text:span></text:p>
      <text:p text:style-name="P25"><text:span text:style-name="Source_20_Text"><text:span text:style-name="T40">cout &lt;&lt; "Maximum elements array can hold is : "; </text:span></text:span></text:p>
      <text:p text:style-name="P25"><text:span text:style-name="Source_20_Text"><text:span text:style-name="T40">cout &lt;&lt; ar.max_size() &lt;&lt; endl; </text:span></text:span></text:p>
      <text:p text:style-name="P24"/>
      <text:p text:style-name="P25"><text:span text:style-name="Source_20_Text"><text:span text:style-name="T40">return0; </text:span></text:span></text:p>
      <text:p text:style-name="P24"/>
      <text:p text:style-name="P23"><text:span text:style-name="Source_20_Text"><text:span text:style-name="T40">}</text:span></text:span></text:p>
      <text:p text:style-name="P17"><text:span text:style-name="Strong_20_Emphasis"><text:span text:style-name="T44">9. empty()</text:span></text:span><text:span text:style-name="T40"> - </text:span><text:span text:style-name="T46">чи порожній масив;</text:span><text:span text:style-name="T40"><text:line-break/></text:span><text:span text:style-name="Strong_20_Emphasis"><text:span text:style-name="T44">10. fill()</text:span></text:span><text:span text:style-name="T40"> - </text:span><text:span text:style-name="T46">метод дозволяє заповнити масив певним значенням;</text:span></text:p>
      <text:p text:style-name="P25"><text:span text:style-name="Source_20_Text"><text:span text:style-name="T40">#include&lt;iostream&gt; </text:span></text:span></text:p>
      <text:p text:style-name="P25"><text:span text:style-name="Source_20_Text"><text:span text:style-name="T40">#include&lt;array&gt; // for fill() and empty() </text:span></text:span></text:p>
      <text:p text:style-name="P25"><text:span text:style-name="Source_20_Text"><text:span text:style-name="T40">usingnamespacestd; </text:span></text:span></text:p>
      <text:p text:style-name="P25"><text:span text:style-name="Source_20_Text"><text:span text:style-name="T40">intmain() </text:span></text:span></text:p>
      <text:p text:style-name="P25"><text:span text:style-name="Source_20_Text"><text:span text:style-name="T40">{ </text:span></text:span></text:p>
      <text:p text:style-name="P24"/>
      <text:p text:style-name="P25"><text:soft-page-break/><text:span text:style-name="Source_20_Text"><text:span text:style-name="T40">// Declaring 1st array </text:span></text:span></text:p>
      <text:p text:style-name="P25"><text:span text:style-name="Source_20_Text"><text:span text:style-name="T40">array&lt;int,6&gt; ar; </text:span></text:span></text:p>
      <text:p text:style-name="P24"/>
      <text:p text:style-name="P25"><text:span text:style-name="Source_20_Text"><text:span text:style-name="T40">// Declaring 2nd array </text:span></text:span></text:p>
      <text:p text:style-name="P25"><text:span text:style-name="Source_20_Text"><text:span text:style-name="T40">array&lt;int,0&gt; ar1; </text:span></text:span></text:p>
      <text:p text:style-name="P24"/>
      <text:p text:style-name="P25"><text:span text:style-name="Source_20_Text"><text:span text:style-name="T40">// Checking size of array if it is empty </text:span></text:span></text:p>
      <text:p text:style-name="P25"><text:span text:style-name="Source_20_Text"><text:span text:style-name="T40">ar1.empty()? cout &lt;&lt; "Array empty": </text:span></text:span></text:p>
      <text:p text:style-name="P25"><text:span text:style-name="Source_20_Text"><text:span text:style-name="T40">cout &lt;&lt; "Array not empty"; </text:span></text:span></text:p>
      <text:p text:style-name="P25"><text:span text:style-name="Source_20_Text"><text:span text:style-name="T40">cout &lt;&lt; endl; </text:span></text:span></text:p>
      <text:p text:style-name="P24"/>
      <text:p text:style-name="P25"><text:span text:style-name="Source_20_Text"><text:span text:style-name="T40">// Filling array with 0 </text:span></text:span></text:p>
      <text:p text:style-name="P25"><text:span text:style-name="Source_20_Text"><text:span text:style-name="T40">ar.fill(0); </text:span></text:span></text:p>
      <text:p text:style-name="P24"/>
      <text:p text:style-name="P25"><text:span text:style-name="Source_20_Text"><text:span text:style-name="T40">// Displaying array after filling </text:span></text:span></text:p>
      <text:p text:style-name="P25"><text:span text:style-name="Source_20_Text"><text:span text:style-name="T40">cout &lt;&lt; "Array after filling operation is : "; </text:span></text:span></text:p>
      <text:p text:style-name="P25"><text:span text:style-name="Source_20_Text"><text:span text:style-name="T40">for( inti=0; i&lt;6; i++) </text:span></text:span></text:p>
      <text:p text:style-name="P25"><text:span text:style-name="Source_20_Text"><text:span text:style-name="T40">cout &lt;&lt; ar[i] &lt;&lt; " "; </text:span></text:span></text:p>
      <text:p text:style-name="P24"/>
      <text:p text:style-name="P25"><text:span text:style-name="Source_20_Text"><text:span text:style-name="T40">return 0; </text:span></text:span></text:p>
      <text:p text:style-name="P24"/>
      <text:p text:style-name="P23"><text:span text:style-name="Source_20_Text"><text:span text:style-name="T40">}</text:span></text:span></text:p>
      <text:p text:style-name="P22"/>
      <text:p text:style-name="P22"/>
      <text:p text:style-name="P14"><text:span text:style-name="Source_20_Text"><text:span text:style-name="T58">Клас </text:span></text:span><text:span text:style-name="Source_20_Text"><text:span text:style-name="T2">forward_list</text:span></text:span></text:p>
      <text:p text:style-name="P14"><text:span text:style-name="Source_20_Text"><text:span text:style-name="T2"/></text:span></text:p>
      <text:p text:style-name="P14"><text:span text:style-name="Source_20_Text"><text:span text:style-name="T3">Однозвязний список – в деяких ситуаціях працює швидше ніж двозвязний список</text:span></text:span><text:span text:style-name="Source_20_Text"><text:span text:style-name="T4">, але методи доступу та роботи з ітератором тут відрізняються, оскільки на відміну від інших контенерів ітератор тут може рухатись лише в одному напрямку</text:span></text:span><text:span text:style-name="Source_20_Text"><text:span text:style-name="T3">. </text:span></text:span></text:p>
      <text:p text:style-name="P14"><text:span text:style-name="Source_20_Text"><text:span text:style-name="T3"/></text:span></text:p>
      <text:p text:style-name="P14"><text:span text:style-name="Source_20_Text"><text:span text:style-name="T4">Методи цього контейнеру</text:span></text:span></text:p>
      <text:p text:style-name="P14"><text:soft-page-break/><text:span text:style-name="Source_20_Text"><text:span text:style-name="T4">Модифікатори:</text:span></text:span></text:p>
      <text:p text:style-name="P14"><text:span text:style-name="Source_20_Text"><text:span text:style-name="T4">operator= <text:tab/> - оператор присвоєння</text:span></text:span></text:p>
      <text:p text:style-name="P14"><text:span text:style-name="Source_20_Text"><text:span text:style-name="T4">assign(n,val) – присвоює значення контейнеру <text:s/><text:tab/></text:span></text:span></text:p>
      <text:p text:style-name="P14"><text:span text:style-name="Source_20_Text"><text:span text:style-name="T4">Доступ до елементів: <text:tab/></text:span></text:span></text:p>
      <text:p text:style-name="P14"><text:span text:style-name="Source_20_Text"><text:span text:style-name="T4">front <text:tab/>доступ до першого елементу</text:span></text:span></text:p>
      <text:p text:style-name="P14"><text:span text:style-name="Source_20_Text"><text:span text:style-name="T4">Робота з ітераторами: <text:tab/></text:span></text:span></text:p>
      <text:p text:style-name="P14"><text:span text:style-name="Source_20_Text"><text:span text:style-name="T4">before_begin() -<text:tab/>повертає ітератор перед початком списку;</text:span></text:span></text:p>
      <text:p text:style-name="P14"><text:span text:style-name="Source_20_Text"><text:span text:style-name="T4">cbefore_begin -<text:tab/>повертає константний ітератор перед початком списку;</text:span></text:span></text:p>
      <text:p text:style-name="P14"><text:span text:style-name="Source_20_Text"><text:span text:style-name="T4">begin() - повертає початковий ітератор; <text:s/><text:tab/></text:span></text:span></text:p>
      <text:p text:style-name="P14"><text:span text:style-name="Source_20_Text"><text:span text:style-name="T4">cbegin() - повертає константний початковий ітератор; </text:span></text:span></text:p>
      <text:p text:style-name="P14"><text:span text:style-name="Source_20_Text"><text:span text:style-name="T4">end() - повертає ітератор на кінець списку;</text:span></text:span></text:p>
      <text:p text:style-name="P14"><text:span text:style-name="Source_20_Text"><text:span text:style-name="T4">cend() - повертає контстантний ітератор на кінець списку;</text:span></text:span></text:p>
      <text:p text:style-name="P14"><text:span text:style-name="Source_20_Text"><text:span text:style-name="T4">Ідентифікатори обсягу</text:span></text:span><text:span text:style-name="Source_20_Text"><text:span text:style-name="T5">:</text:span></text:span></text:p>
      <text:p text:style-name="P14"><text:span text:style-name="Source_20_Text"><text:span text:style-name="T4">empty() - чи порожній контейнер;</text:span></text:span></text:p>
      <text:p text:style-name="P14"><text:span text:style-name="Source_20_Text"><text:span text:style-name="T4">max_size <text:tab/>- максиальна кількість елементів контейнеру;</text:span></text:span></text:p>
      <text:p text:style-name="P14"><text:span text:style-name="Source_20_Text"><text:span text:style-name="T4">Модификатори: <text:tab/></text:span></text:span></text:p>
      <text:p text:style-name="P14"><text:span text:style-name="Source_20_Text"><text:span text:style-name="T4">clear() - очищення вмісту контейнеру;</text:span></text:span></text:p>
      <text:p text:style-name="P14"><text:span text:style-name="Source_20_Text"><text:span text:style-name="T4">insert_after() -<text:tab/>вставка елементів після даного ітертору;</text:span></text:span></text:p>
      <text:p text:style-name="P14"><text:span text:style-name="Source_20_Text"><text:span text:style-name="T4">emplace_after() -<text:tab/>створення елементів після даного ітератору;</text:span></text:span></text:p>
      <text:p text:style-name="P14"><text:span text:style-name="Source_20_Text"><text:span text:style-name="T4">erase_after() - <text:tab/>видаляє елемент після ітератору;</text:span></text:span></text:p>
      <text:p text:style-name="P14"><text:span text:style-name="Source_20_Text"><text:span text:style-name="T4">push_front() -<text:tab/>вставляє елемент в початок;</text:span></text:span></text:p>
      <text:p text:style-name="P14"><text:span text:style-name="Source_20_Text"><text:span text:style-name="T4">emplace_front() -<text:tab/>створює елемент на початку;</text:span></text:span></text:p>
      <text:p text:style-name="P14"><text:span text:style-name="Source_20_Text"><text:span text:style-name="T4">pop_front() - видаляє перший елемент;</text:span></text:span></text:p>
      <text:p text:style-name="P14"><text:span text:style-name="Source_20_Text"><text:span text:style-name="T4">resize() -<text:tab/>змінює кількість виділенних елементів масиву;</text:span></text:span></text:p>
      <text:p text:style-name="P14"><text:span text:style-name="Source_20_Text"><text:span text:style-name="T4">swap() - <text:s/>обмін змісту двох списків; <text:tab/></text:span></text:span></text:p>
      <text:p text:style-name="P14"><text:span text:style-name="Source_20_Text"><text:span text:style-name="T4">merge() -<text:tab/>обєднує два відсортованих списки;</text:span></text:span></text:p>
      <text:p text:style-name="P14"><text:span text:style-name="Source_20_Text"><text:span text:style-name="T4">splice_after () -<text:tab/>перемещує елементи з іншого forward_list;</text:span></text:span></text:p>
      <text:p text:style-name="P14"><text:span text:style-name="Source_20_Text"><text:span text:style-name="T4">remove(g) - видаляє даний елемент або список елементів;</text:span></text:span></text:p>
      <text:p text:style-name="P14"><text:span text:style-name="Source_20_Text"><text:span text:style-name="T4">remove_if( func) -<text:tab/>видаляє елементи по вказаному критерію (func - функція або функціональний обєкт)</text:span></text:span></text:p>
      <text:p text:style-name="P14"><text:soft-page-break/><text:span text:style-name="Source_20_Text"><text:span text:style-name="T4">reverse() <text:s/>- інвертує список;</text:span></text:span></text:p>
      <text:p text:style-name="P14"><text:span text:style-name="Source_20_Text"><text:span text:style-name="T4">unique() - видаляє послідовні однакові елементи;</text:span></text:span></text:p>
      <text:p text:style-name="P14"><text:span text:style-name="Source_20_Text"><text:span text:style-name="T4">sort() - сортує список</text:span></text:span></text:p>
      <text:p text:style-name="P14"><text:span text:style-name="Source_20_Text"><text:span text:style-name="T3"/></text:span></text:p>
      <text:p text:style-name="P14"><text:span text:style-name="Source_20_Text"><text:span text:style-name="T3"/></text:span></text:p>
      <text:p text:style-name="P14"><text:span text:style-name="Source_20_Text"><text:span text:style-name="T6">#include &lt;forward_list&gt;</text:span></text:span></text:p>
      <text:p text:style-name="P14"><text:span text:style-name="Source_20_Text"><text:span text:style-name="T6">#include &lt;string&gt;</text:span></text:span></text:p>
      <text:p text:style-name="P14"><text:span text:style-name="Source_20_Text"><text:span text:style-name="T6">#include &lt;iostream&gt;</text:span></text:span></text:p>
      <text:p text:style-name="P14"><text:span text:style-name="Source_20_Text"><text:span text:style-name="T6"/></text:span></text:p>
      <text:p text:style-name="P14"><text:span text:style-name="Source_20_Text"><text:span text:style-name="T6">template&lt;typename T&gt;</text:span></text:span></text:p>
      <text:p text:style-name="P14"><text:span text:style-name="Source_20_Text"><text:span text:style-name="T6">std::ostream&amp; operator&lt;&lt;(std::ostream&amp; s, const std::forward_list&lt;T&gt;&amp; v) {</text:span></text:span></text:p>
      <text:p text:style-name="P14"><text:span text:style-name="Source_20_Text"><text:span text:style-name="T6"><text:s text:c="4"/>s.put('[');</text:span></text:span></text:p>
      <text:p text:style-name="P14"><text:span text:style-name="Source_20_Text"><text:span text:style-name="T6"><text:s text:c="4"/>char comma[3] = {'\0', ' ', '\0'};</text:span></text:span></text:p>
      <text:p text:style-name="P14"><text:span text:style-name="Source_20_Text"><text:span text:style-name="T6"><text:s text:c="4"/>for (const auto&amp; e : v) {</text:span></text:span></text:p>
      <text:p text:style-name="P14"><text:span text:style-name="Source_20_Text"><text:span text:style-name="T6"><text:s text:c="8"/>s &lt;&lt; comma &lt;&lt; e;</text:span></text:span></text:p>
      <text:p text:style-name="P14"><text:span text:style-name="Source_20_Text"><text:span text:style-name="T6"><text:s text:c="8"/>comma[0] = ',';</text:span></text:span></text:p>
      <text:p text:style-name="P14"><text:span text:style-name="Source_20_Text"><text:span text:style-name="T6"><text:s text:c="4"/>}</text:span></text:span></text:p>
      <text:p text:style-name="P14"><text:span text:style-name="Source_20_Text"><text:span text:style-name="T6"><text:s text:c="4"/>return s &lt;&lt; ']';</text:span></text:span></text:p>
      <text:p text:style-name="P14"><text:span text:style-name="Source_20_Text"><text:span text:style-name="T6">}</text:span></text:span></text:p>
      <text:p text:style-name="P14"><text:span text:style-name="Source_20_Text"><text:span text:style-name="T6"/></text:span></text:p>
      <text:p text:style-name="P14"><text:span text:style-name="Source_20_Text"><text:span text:style-name="T6">int main() </text:span></text:span></text:p>
      <text:p text:style-name="P14"><text:span text:style-name="Source_20_Text"><text:span text:style-name="T6">{</text:span></text:span></text:p>
      <text:p text:style-name="P14"><text:span text:style-name="Source_20_Text"><text:span text:style-name="T6"><text:s text:c="4"/>// c++11 initializer list syntax:</text:span></text:span></text:p>
      <text:p text:style-name="P14"><text:span text:style-name="Source_20_Text"><text:span text:style-name="T6"><text:s text:c="4"/>std::forward_list&lt;std::string&gt; words1 {"the", "frogurt", "is", "also", "cursed"};</text:span></text:span></text:p>
      <text:p text:style-name="P14"><text:span text:style-name="Source_20_Text"><text:span text:style-name="T6"><text:s text:c="4"/>std::cout &lt;&lt; "words1: " &lt;&lt; words1 &lt;&lt; '\n';</text:span></text:span></text:p>
      <text:p text:style-name="P14"><text:span text:style-name="Source_20_Text"><text:span text:style-name="T6"><text:s/></text:span></text:span></text:p>
      <text:p text:style-name="P14"><text:span text:style-name="Source_20_Text"><text:span text:style-name="T6"><text:s text:c="4"/>// words2 == words1</text:span></text:span></text:p>
      <text:p text:style-name="P14"><text:span text:style-name="Source_20_Text"><text:span text:style-name="T6"><text:s text:c="4"/>std::forward_list&lt;std::string&gt; words2(words1.begin(), words1.end());</text:span></text:span></text:p>
      <text:p text:style-name="P14"><text:span text:style-name="Source_20_Text"><text:span text:style-name="T6"><text:s text:c="4"/>std::cout &lt;&lt; "words2: " &lt;&lt; words2 &lt;&lt; '\n';</text:span></text:span></text:p>
      <text:p text:style-name="P14"><text:soft-page-break/><text:span text:style-name="Source_20_Text"><text:span text:style-name="T6"><text:s/></text:span></text:span></text:p>
      <text:p text:style-name="P14"><text:span text:style-name="Source_20_Text"><text:span text:style-name="T6"><text:s text:c="4"/>// words3 == words1</text:span></text:span></text:p>
      <text:p text:style-name="P14"><text:span text:style-name="Source_20_Text"><text:span text:style-name="T6"><text:s text:c="4"/>std::forward_list&lt;std::string&gt; words3(words1);</text:span></text:span></text:p>
      <text:p text:style-name="P14"><text:span text:style-name="Source_20_Text"><text:span text:style-name="T6"><text:s text:c="4"/>std::cout &lt;&lt; "words3: " &lt;&lt; words3 &lt;&lt; '\n';</text:span></text:span></text:p>
      <text:p text:style-name="P14"><text:span text:style-name="Source_20_Text"><text:span text:style-name="T6"><text:s/></text:span></text:span></text:p>
      <text:p text:style-name="P14"><text:span text:style-name="Source_20_Text"><text:span text:style-name="T6"><text:s text:c="4"/>// words4 is {"Mo", "Mo", "Mo", "Mo", "Mo"}</text:span></text:span></text:p>
      <text:p text:style-name="P14"><text:span text:style-name="Source_20_Text"><text:span text:style-name="T6"><text:s text:c="4"/>std::forward_list&lt;std::string&gt; words4(5, "Mo");</text:span></text:span></text:p>
      <text:p text:style-name="P14"><text:span text:style-name="Source_20_Text"><text:span text:style-name="T6"><text:s text:c="4"/>std::cout &lt;&lt; "words4: " &lt;&lt; words4 &lt;&lt; '\n';</text:span></text:span></text:p>
      <text:p text:style-name="P14"><text:span text:style-name="Source_20_Text"><text:span text:style-name="T6">}</text:span></text:span></text:p>
      <text:p text:style-name="P14"><text:span text:style-name="Source_20_Text"><text:span text:style-name="T6"/></text:span></text:p>
      <text:p text:style-name="P14"><text:span text:style-name="Source_20_Text"><text:span text:style-name="T1">Результат</text:span></text:span></text:p>
      <text:p text:style-name="P14"><text:span text:style-name="Source_20_Text"><text:span text:style-name="T1">words1: [the, frogurt, is, also, cursed]</text:span></text:span></text:p>
      <text:p text:style-name="P14"><text:span text:style-name="Source_20_Text"><text:span text:style-name="T1">words2: [the, frogurt, is, also, cursed]</text:span></text:span></text:p>
      <text:p text:style-name="P14"><text:span text:style-name="Source_20_Text"><text:span text:style-name="T1">words3: [the, frogurt, is, also, cursed]</text:span></text:span></text:p>
      <text:p text:style-name="P14"><text:span text:style-name="Source_20_Text"><text:span text:style-name="T1">words4: [Mo, Mo, Mo, Mo, Mo]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alibri1" svg:font-family="Calibri"/>
    <style:font-face style:name="Times New Roman" svg:font-family="'Times New Roman'"/>
    <style:font-face style:name="FreeSans2" svg:font-family="FreeSans" style:font-family-generic="swiss"/>
    <style:font-face style:name="Liberation Mono1" svg:font-family="'Liberation Mono'" style:font-family-generic="modern" style:font-pitch="fixed"/>
    <style:font-face style:name="Calibri2" svg:font-family="Calibri" style:font-pitch="variable"/>
    <style:font-face style:name="FreeSans1" svg:font-family="FreeSans" style:font-pitch="variable"/>
    <style:font-face style:name="Latin Modern Roman" svg:font-family="'Latin Modern Roman'" style:font-pitch="variable"/>
    <style:font-face style:name="Liberation Serif1" svg:font-family="'Liberation Serif'" style:font-pitch="variable"/>
    <style:font-face style:name="Times New Roman1" svg:font-family="'Times New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 style:display-name="Text Body" style:family="paragraph" style:parent-style-name="Standard" style:default-outline-level="">
      <style:paragraph-properties fo:margin-top="0cm" fo:margin-bottom="0.247cm" loext:contextual-spacing="false" fo:line-height="115%" fo:orphans="0" fo:widows="0"/>
      <style:text-properties style:font-name="Liberation Serif" fo:font-family="'Liberation Serif'"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reformatted_20_Text" style:display-name="Preformatted Text" style:family="paragraph" style:parent-style-name="Standard" style:default-outline-level="" style:class="html">
      <style:paragraph-properties fo:orphans="0" fo:widows="0"/>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List_20_Heading" style:display-name="List Heading" style:family="paragraph" style:parent-style-name="Standard" style:class="html"/>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roman" style:font-pitch="variable" style:font-name-asian="Times New Roman2" style:font-family-asian="'Times New Roman'" style:font-family-generic-asian="system" style:font-pitch-asian="variable" style:font-name-complex="Liberation Mono2" style:font-family-complex="'Liberation Mono'" style:font-family-generic-complex="system" style:font-pitch-complex="variable"/>
    </style:style>
    <style:style style:name="Default_20_Paragraph_20_Font" style:display-name="Default Paragraph Font" style:family="text"/>
    <style:style style:name="tlid-translation" style:family="text" style:parent-style-name="Default_20_Paragraph_20_Font"/>
    <style:style style:name="Strong"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2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3:33:46.710925477</meta:creation-date>
    <dc:date>2021-01-11T11:31:41.967232217</dc:date>
    <meta:editing-duration>PT2M19S</meta:editing-duration>
    <meta:editing-cycles>2</meta:editing-cycles>
    <meta:generator>LibreOffice/5.1.2.2$Linux_X86_64 LibreOffice_project/10m0$Build-2</meta:generator>
    <meta:document-statistic meta:table-count="2" meta:image-count="0" meta:object-count="0" meta:page-count="44" meta:paragraph-count="1033" meta:word-count="6482" meta:character-count="47282" meta:non-whitespace-character-count="39567"/>
  </office:meta>
</office:document-meta>
</file>